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13.3327in" svg:height="5.8563in" svg:x="7.072in" svg:y="0.6276in">
            <draw:object draw:notify-on-update-of-ranges="euler.A2:euler.A127 euler.B1:euler.B1 euler.B2:euler.B127 euler.A2:euler.A127 euler.C1:euler.C1 euler.C2:euler.C127 euler.A2:euler.A127 euler.D1:euler.D1 euler.D2:euler.D127 euler.A2:euler.A127 euler.E1:euler.E1 euler.E2:euler.E127 euler.A2:euler.A127 euler.F1:euler.F1 euler.F2:euler.F127 euler.A2:euler.A127 euler.G1:euler.G1 euler.G2:euler.G127 euler.A2:euler.A127 euler.H1:euler.H1 euler.H2:euler.H127 euler.A2:euler.A127 euler.I1:euler.I1 euler.I2:euler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Slow proven Euler</text:p>
          </table:table-cell>
          <table:table-cell office:value-type="string" calcext:value-type="string">
            <text:p>Generic C Euler </text:p>
          </table:table-cell>
          <table:table-cell office:value-type="string" calcext:value-type="string">
            <text:p>Textbook Euler (Montgomery)</text:p>
          </table:table-cell>
          <table:table-cell office:value-type="string" calcext:value-type="string">
            <text:p>Optimized Euler (montgomery)</text:p>
          </table:table-cell>
          <table:table-cell office:value-type="string" calcext:value-type="string">
            <text:p>first target</text:p>
          </table:table-cell>
          <table:table-cell office:value-type="string" calcext:value-type="string">
            <text:p>Textbook SPRP (Montgomery)</text:p>
          </table:table-cell>
          <table:table-cell office:value-type="string" calcext:value-type="string">
            <text:p>Optimized SPRP (Montgomery)</text:p>
          </table:table-cell>
          <table:table-cell office:value-type="string" calcext:value-type="string">
            <text:p>Textbook Euler (Barret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62.9" calcext:value-type="float">
            <text:p>2662.9</text:p>
          </table:table-cell>
          <table:table-cell office:value-type="float" office:value="1615.8" calcext:value-type="float">
            <text:p>1615.8</text:p>
          </table:table-cell>
          <table:table-cell office:value-type="float" office:value="289.3" calcext:value-type="float">
            <text:p>289.3</text:p>
          </table:table-cell>
          <table:table-cell office:value-type="float" office:value="166.8" calcext:value-type="float">
            <text:p>166.8</text:p>
          </table:table-cell>
          <table:table-cell/>
          <table:table-cell office:value-type="float" office:value="232.7" calcext:value-type="float">
            <text:p>232.7</text:p>
          </table:table-cell>
          <table:table-cell office:value-type="float" office:value="165.7" calcext:value-type="float">
            <text:p>165.7</text:p>
          </table:table-cell>
          <table:table-cell office:value-type="float" office:value="662.3" calcext:value-type="float">
            <text:p>66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76.8" calcext:value-type="float">
            <text:p>3976.8</text:p>
          </table:table-cell>
          <table:table-cell office:value-type="float" office:value="1695.6" calcext:value-type="float">
            <text:p>1695.6</text:p>
          </table:table-cell>
          <table:table-cell office:value-type="float" office:value="278.2" calcext:value-type="float">
            <text:p>278.2</text:p>
          </table:table-cell>
          <table:table-cell office:value-type="float" office:value="166.2" calcext:value-type="float">
            <text:p>166.2</text:p>
          </table:table-cell>
          <table:table-cell/>
          <table:table-cell office:value-type="float" office:value="263.8" calcext:value-type="float">
            <text:p>263.8</text:p>
          </table:table-cell>
          <table:table-cell office:value-type="float" office:value="165.9" calcext:value-type="float">
            <text:p>165.9</text:p>
          </table:table-cell>
          <table:table-cell office:value-type="float" office:value="679.1" calcext:value-type="float">
            <text:p>67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84.6" calcext:value-type="float">
            <text:p>5384.6</text:p>
          </table:table-cell>
          <table:table-cell office:value-type="float" office:value="1816.3" calcext:value-type="float">
            <text:p>1816.3</text:p>
          </table:table-cell>
          <table:table-cell office:value-type="float" office:value="313.2" calcext:value-type="float">
            <text:p>313.2</text:p>
          </table:table-cell>
          <table:table-cell office:value-type="float" office:value="167.1" calcext:value-type="float">
            <text:p>167.1</text:p>
          </table:table-cell>
          <table:table-cell/>
          <table:table-cell office:value-type="float" office:value="281.2" calcext:value-type="float">
            <text:p>281.2</text:p>
          </table:table-cell>
          <table:table-cell office:value-type="float" office:value="166.6" calcext:value-type="float">
            <text:p>166.6</text:p>
          </table:table-cell>
          <table:table-cell office:value-type="float" office:value="722.4" calcext:value-type="float">
            <text:p>72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21.8" calcext:value-type="float">
            <text:p>6821.8</text:p>
          </table:table-cell>
          <table:table-cell office:value-type="float" office:value="1939.5" calcext:value-type="float">
            <text:p>1939.5</text:p>
          </table:table-cell>
          <table:table-cell office:value-type="float" office:value="307.5" calcext:value-type="float">
            <text:p>307.5</text:p>
          </table:table-cell>
          <table:table-cell office:value-type="float" office:value="168.3" calcext:value-type="float">
            <text:p>168.3</text:p>
          </table:table-cell>
          <table:table-cell/>
          <table:table-cell office:value-type="float" office:value="281.8" calcext:value-type="float">
            <text:p>281.8</text:p>
          </table:table-cell>
          <table:table-cell office:value-type="float" office:value="166.9" calcext:value-type="float">
            <text:p>166.9</text:p>
          </table:table-cell>
          <table:table-cell office:value-type="float" office:value="744.3" calcext:value-type="float">
            <text:p>74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49.9" calcext:value-type="float">
            <text:p>8249.9</text:p>
          </table:table-cell>
          <table:table-cell office:value-type="float" office:value="2037.3" calcext:value-type="float">
            <text:p>2037.3</text:p>
          </table:table-cell>
          <table:table-cell office:value-type="float" office:value="337.4" calcext:value-type="float">
            <text:p>337.4</text:p>
          </table:table-cell>
          <table:table-cell office:value-type="float" office:value="168.6" calcext:value-type="float">
            <text:p>168.6</text:p>
          </table:table-cell>
          <table:table-cell/>
          <table:table-cell office:value-type="float" office:value="306.7" calcext:value-type="float">
            <text:p>306.7</text:p>
          </table:table-cell>
          <table:table-cell office:value-type="float" office:value="166.8" calcext:value-type="float">
            <text:p>166.8</text:p>
          </table:table-cell>
          <table:table-cell office:value-type="float" office:value="785.5" calcext:value-type="float">
            <text:p>78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60.5" calcext:value-type="float">
            <text:p>9960.5</text:p>
          </table:table-cell>
          <table:table-cell office:value-type="float" office:value="2149.8" calcext:value-type="float">
            <text:p>2149.8</text:p>
          </table:table-cell>
          <table:table-cell office:value-type="float" office:value="338.9" calcext:value-type="float">
            <text:p>338.9</text:p>
          </table:table-cell>
          <table:table-cell office:value-type="float" office:value="287.2" calcext:value-type="float">
            <text:p>287.2</text:p>
          </table:table-cell>
          <table:table-cell/>
          <table:table-cell office:value-type="float" office:value="322.4" calcext:value-type="float">
            <text:p>322.4</text:p>
          </table:table-cell>
          <table:table-cell office:value-type="float" office:value="287.3" calcext:value-type="float">
            <text:p>287.3</text:p>
          </table:table-cell>
          <table:table-cell office:value-type="float" office:value="809.7" calcext:value-type="float">
            <text:p>809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80.8" calcext:value-type="float">
            <text:p>11580.8</text:p>
          </table:table-cell>
          <table:table-cell office:value-type="float" office:value="2274.2" calcext:value-type="float">
            <text:p>2274.2</text:p>
          </table:table-cell>
          <table:table-cell office:value-type="float" office:value="371.8" calcext:value-type="float">
            <text:p>371.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34.7" calcext:value-type="float">
            <text:p>334.7</text:p>
          </table:table-cell>
          <table:table-cell office:value-type="float" office:value="267.8" calcext:value-type="float">
            <text:p>267.8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6.9" calcext:value-type="float">
            <text:p>13416.9</text:p>
          </table:table-cell>
          <table:table-cell office:value-type="float" office:value="2349.6" calcext:value-type="float">
            <text:p>2349.6</text:p>
          </table:table-cell>
          <table:table-cell office:value-type="float" office:value="369.7" calcext:value-type="float">
            <text:p>369.7</text:p>
          </table:table-cell>
          <table:table-cell office:value-type="float" office:value="236.1" calcext:value-type="float">
            <text:p>236.1</text:p>
          </table:table-cell>
          <table:table-cell/>
          <table:table-cell office:value-type="float" office:value="354.7" calcext:value-type="float">
            <text:p>354.7</text:p>
          </table:table-cell>
          <table:table-cell office:value-type="float" office:value="249.5" calcext:value-type="float">
            <text:p>249.5</text:p>
          </table:table-cell>
          <table:table-cell office:value-type="float" office:value="871.5" calcext:value-type="float">
            <text:p>87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243.3" calcext:value-type="float">
            <text:p>15243.3</text:p>
          </table:table-cell>
          <table:table-cell office:value-type="float" office:value="2455.6" calcext:value-type="float">
            <text:p>2455.6</text:p>
          </table:table-cell>
          <table:table-cell office:value-type="float" office:value="402.5" calcext:value-type="float">
            <text:p>402.5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368.7" calcext:value-type="float">
            <text:p>368.7</text:p>
          </table:table-cell>
          <table:table-cell office:value-type="float" office:value="297.4" calcext:value-type="float">
            <text:p>297.4</text:p>
          </table:table-cell>
          <table:table-cell office:value-type="float" office:value="903.1" calcext:value-type="float">
            <text:p>90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42.2" calcext:value-type="float">
            <text:p>17242.2</text:p>
          </table:table-cell>
          <table:table-cell office:value-type="float" office:value="2570.9" calcext:value-type="float">
            <text:p>2570.9</text:p>
          </table:table-cell>
          <table:table-cell office:value-type="float" office:value="394.9" calcext:value-type="float">
            <text:p>394.9</text:p>
          </table:table-cell>
          <table:table-cell office:value-type="float" office:value="249.6" calcext:value-type="float">
            <text:p>249.6</text:p>
          </table:table-cell>
          <table:table-cell/>
          <table:table-cell office:value-type="float" office:value="380.6" calcext:value-type="float">
            <text:p>380.6</text:p>
          </table:table-cell>
          <table:table-cell office:value-type="float" office:value="279.7" calcext:value-type="float">
            <text:p>279.7</text:p>
          </table:table-cell>
          <table:table-cell office:value-type="float" office:value="936.8" calcext:value-type="float">
            <text:p>93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065.8" calcext:value-type="float">
            <text:p>19065.8</text:p>
          </table:table-cell>
          <table:table-cell office:value-type="float" office:value="2648.6" calcext:value-type="float">
            <text:p>2648.6</text:p>
          </table:table-cell>
          <table:table-cell office:value-type="float" office:value="426.2" calcext:value-type="float">
            <text:p>426.2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94.4" calcext:value-type="float">
            <text:p>394.4</text:p>
          </table:table-cell>
          <table:table-cell office:value-type="float" office:value="275.5" calcext:value-type="float">
            <text:p>275.5</text:p>
          </table:table-cell>
          <table:table-cell office:value-type="float" office:value="964.6" calcext:value-type="float">
            <text:p>964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291.6" calcext:value-type="float">
            <text:p>21291.6</text:p>
          </table:table-cell>
          <table:table-cell office:value-type="float" office:value="2761.5" calcext:value-type="float">
            <text:p>2761.5</text:p>
          </table:table-cell>
          <table:table-cell office:value-type="float" office:value="419.2" calcext:value-type="float">
            <text:p>419.2</text:p>
          </table:table-cell>
          <table:table-cell office:value-type="float" office:value="264.9" calcext:value-type="float">
            <text:p>264.9</text:p>
          </table:table-cell>
          <table:table-cell/>
          <table:table-cell office:value-type="float" office:value="406.4" calcext:value-type="float">
            <text:p>406.4</text:p>
          </table:table-cell>
          <table:table-cell office:value-type="float" office:value="329.3" calcext:value-type="float">
            <text:p>329.3</text:p>
          </table:table-cell>
          <table:table-cell office:value-type="float" office:value="998.2" calcext:value-type="float">
            <text:p>998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3.6" calcext:value-type="float">
            <text:p>23233.6</text:p>
          </table:table-cell>
          <table:table-cell office:value-type="float" office:value="2844.6" calcext:value-type="float">
            <text:p>2844.6</text:p>
          </table:table-cell>
          <table:table-cell office:value-type="float" office:value="450.9" calcext:value-type="float">
            <text:p>450.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18.4" calcext:value-type="float">
            <text:p>418.4</text:p>
          </table:table-cell>
          <table:table-cell office:value-type="float" office:value="307.8" calcext:value-type="float">
            <text:p>307.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429" calcext:value-type="float">
            <text:p>25429</text:p>
          </table:table-cell>
          <table:table-cell office:value-type="float" office:value="2996.2" calcext:value-type="float">
            <text:p>2996.2</text:p>
          </table:table-cell>
          <table:table-cell office:value-type="float" office:value="449.4" calcext:value-type="float">
            <text:p>449.4</text:p>
          </table:table-cell>
          <table:table-cell office:value-type="float" office:value="283.1" calcext:value-type="float">
            <text:p>283.1</text:p>
          </table:table-cell>
          <table:table-cell/>
          <table:table-cell office:value-type="float" office:value="430.2" calcext:value-type="float">
            <text:p>430.2</text:p>
          </table:table-cell>
          <table:table-cell office:value-type="float" office:value="296.8" calcext:value-type="float">
            <text:p>296.8</text:p>
          </table:table-cell>
          <table:table-cell office:value-type="float" office:value="1049.7" calcext:value-type="float">
            <text:p>1049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82" calcext:value-type="float">
            <text:p>27882</text:p>
          </table:table-cell>
          <table:table-cell office:value-type="float" office:value="3107.1" calcext:value-type="float">
            <text:p>3107.1</text:p>
          </table:table-cell>
          <table:table-cell office:value-type="float" office:value="478.9" calcext:value-type="float">
            <text:p>478.9</text:p>
          </table:table-cell>
          <table:table-cell office:value-type="float" office:value="286.7" calcext:value-type="float">
            <text:p>286.7</text:p>
          </table:table-cell>
          <table:table-cell/>
          <table:table-cell office:value-type="float" office:value="438.9" calcext:value-type="float">
            <text:p>438.9</text:p>
          </table:table-cell>
          <table:table-cell office:value-type="float" office:value="347.1" calcext:value-type="float">
            <text:p>347.1</text:p>
          </table:table-cell>
          <table:table-cell office:value-type="float" office:value="1083.8" calcext:value-type="float">
            <text:p>1083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31.8" calcext:value-type="float">
            <text:p>30131.8</text:p>
          </table:table-cell>
          <table:table-cell office:value-type="float" office:value="3145.5" calcext:value-type="float">
            <text:p>3145.5</text:p>
          </table:table-cell>
          <table:table-cell office:value-type="float" office:value="470" calcext:value-type="float">
            <text:p>470</text:p>
          </table:table-cell>
          <table:table-cell office:value-type="float" office:value="295.4" calcext:value-type="float">
            <text:p>295.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29.2" calcext:value-type="float">
            <text:p>329.2</text:p>
          </table:table-cell>
          <table:table-cell office:value-type="float" office:value="1109.8" calcext:value-type="float">
            <text:p>1109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978.5" calcext:value-type="float">
            <text:p>32978.5</text:p>
          </table:table-cell>
          <table:table-cell office:value-type="float" office:value="3260.2" calcext:value-type="float">
            <text:p>3260.2</text:p>
          </table:table-cell>
          <table:table-cell office:value-type="float" office:value="501.4" calcext:value-type="float">
            <text:p>501.4</text:p>
          </table:table-cell>
          <table:table-cell office:value-type="float" office:value="302.8" calcext:value-type="float">
            <text:p>302.8</text:p>
          </table:table-cell>
          <table:table-cell/>
          <table:table-cell office:value-type="float" office:value="464.3" calcext:value-type="float">
            <text:p>464.3</text:p>
          </table:table-cell>
          <table:table-cell office:value-type="float" office:value="320" calcext:value-type="float">
            <text:p>320</text:p>
          </table:table-cell>
          <table:table-cell office:value-type="float" office:value="1151.5" calcext:value-type="float">
            <text:p>115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77.5" calcext:value-type="float">
            <text:p>35577.5</text:p>
          </table:table-cell>
          <table:table-cell office:value-type="float" office:value="3349" calcext:value-type="float">
            <text:p>3349</text:p>
          </table:table-cell>
          <table:table-cell office:value-type="float" office:value="491.4" calcext:value-type="float">
            <text:p>491.4</text:p>
          </table:table-cell>
          <table:table-cell office:value-type="float" office:value="309.7" calcext:value-type="float">
            <text:p>309.7</text:p>
          </table:table-cell>
          <table:table-cell/>
          <table:table-cell office:value-type="float" office:value="479.1" calcext:value-type="float">
            <text:p>479.1</text:p>
          </table:table-cell>
          <table:table-cell office:value-type="float" office:value="367.3" calcext:value-type="float">
            <text:p>367.3</text:p>
          </table:table-cell>
          <table:table-cell office:value-type="float" office:value="1188.4" calcext:value-type="float">
            <text:p>1188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030.1" calcext:value-type="float">
            <text:p>38030.1</text:p>
          </table:table-cell>
          <table:table-cell office:value-type="float" office:value="3470.7" calcext:value-type="float">
            <text:p>3470.7</text:p>
          </table:table-cell>
          <table:table-cell office:value-type="float" office:value="523.6" calcext:value-type="float">
            <text:p>523.6</text:p>
          </table:table-cell>
          <table:table-cell office:value-type="float" office:value="315.3" calcext:value-type="float">
            <text:p>315.3</text:p>
          </table:table-cell>
          <table:table-cell/>
          <table:table-cell office:value-type="float" office:value="487.7" calcext:value-type="float">
            <text:p>487.7</text:p>
          </table:table-cell>
          <table:table-cell office:value-type="float" office:value="348.7" calcext:value-type="float">
            <text:p>348.7</text:p>
          </table:table-cell>
          <table:table-cell office:value-type="float" office:value="1210.6" calcext:value-type="float">
            <text:p>121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056.4" calcext:value-type="float">
            <text:p>41056.4</text:p>
          </table:table-cell>
          <table:table-cell office:value-type="float" office:value="3560.5" calcext:value-type="float">
            <text:p>3560.5</text:p>
          </table:table-cell>
          <table:table-cell office:value-type="float" office:value="513.1" calcext:value-type="float">
            <text:p>513.1</text:p>
          </table:table-cell>
          <table:table-cell office:value-type="float" office:value="323.2" calcext:value-type="float">
            <text:p>323.2</text:p>
          </table:table-cell>
          <table:table-cell/>
          <table:table-cell office:value-type="float" office:value="502.1" calcext:value-type="float">
            <text:p>502.1</text:p>
          </table:table-cell>
          <table:table-cell office:value-type="float" office:value="340.3" calcext:value-type="float">
            <text:p>340.3</text:p>
          </table:table-cell>
          <table:table-cell office:value-type="float" office:value="1255.5" calcext:value-type="float">
            <text:p>1255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219" calcext:value-type="float">
            <text:p>43219</text:p>
          </table:table-cell>
          <table:table-cell office:value-type="float" office:value="3658.7" calcext:value-type="float">
            <text:p>3658.7</text:p>
          </table:table-cell>
          <table:table-cell office:value-type="float" office:value="545" calcext:value-type="float">
            <text:p>545</text:p>
          </table:table-cell>
          <table:table-cell office:value-type="float" office:value="329.7" calcext:value-type="float">
            <text:p>329.7</text:p>
          </table:table-cell>
          <table:table-cell/>
          <table:table-cell office:value-type="float" office:value="512.3" calcext:value-type="float">
            <text:p>512.3</text:p>
          </table:table-cell>
          <table:table-cell office:value-type="float" office:value="389.3" calcext:value-type="float">
            <text:p>389.3</text:p>
          </table:table-cell>
          <table:table-cell office:value-type="float" office:value="1267.1" calcext:value-type="float">
            <text:p>1267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757.7" calcext:value-type="float">
            <text:p>46757.7</text:p>
          </table:table-cell>
          <table:table-cell office:value-type="float" office:value="3753.4" calcext:value-type="float">
            <text:p>3753.4</text:p>
          </table:table-cell>
          <table:table-cell office:value-type="float" office:value="539.3" calcext:value-type="float">
            <text:p>539.3</text:p>
          </table:table-cell>
          <table:table-cell office:value-type="float" office:value="341.2" calcext:value-type="float">
            <text:p>341.2</text:p>
          </table:table-cell>
          <table:table-cell/>
          <table:table-cell office:value-type="float" office:value="520.6" calcext:value-type="float">
            <text:p>520.6</text:p>
          </table:table-cell>
          <table:table-cell office:value-type="float" office:value="369" calcext:value-type="float">
            <text:p>369</text:p>
          </table:table-cell>
          <table:table-cell office:value-type="float" office:value="1301.1" calcext:value-type="float">
            <text:p>1301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645.1" calcext:value-type="float">
            <text:p>48645.1</text:p>
          </table:table-cell>
          <table:table-cell office:value-type="float" office:value="3897.8" calcext:value-type="float">
            <text:p>3897.8</text:p>
          </table:table-cell>
          <table:table-cell office:value-type="float" office:value="572.9" calcext:value-type="float">
            <text:p>572.9</text:p>
          </table:table-cell>
          <table:table-cell office:value-type="float" office:value="347.8" calcext:value-type="float">
            <text:p>347.8</text:p>
          </table:table-cell>
          <table:table-cell/>
          <table:table-cell office:value-type="float" office:value="531.3" calcext:value-type="float">
            <text:p>531.3</text:p>
          </table:table-cell>
          <table:table-cell office:value-type="float" office:value="361.4" calcext:value-type="float">
            <text:p>361.4</text:p>
          </table:table-cell>
          <table:table-cell office:value-type="float" office:value="1310.1" calcext:value-type="float">
            <text:p>1310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345.6" calcext:value-type="float">
            <text:p>51345.6</text:p>
          </table:table-cell>
          <table:table-cell office:value-type="float" office:value="3915.4" calcext:value-type="float">
            <text:p>3915.4</text:p>
          </table:table-cell>
          <table:table-cell office:value-type="float" office:value="559.2" calcext:value-type="float">
            <text:p>559.2</text:p>
          </table:table-cell>
          <table:table-cell office:value-type="float" office:value="351.7" calcext:value-type="float">
            <text:p>351.7</text:p>
          </table:table-cell>
          <table:table-cell/>
          <table:table-cell office:value-type="float" office:value="543.4" calcext:value-type="float">
            <text:p>543.4</text:p>
          </table:table-cell>
          <table:table-cell office:value-type="float" office:value="413.7" calcext:value-type="float">
            <text:p>413.7</text:p>
          </table:table-cell>
          <table:table-cell office:value-type="float" office:value="1340.9" calcext:value-type="float">
            <text:p>1340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391.8" calcext:value-type="float">
            <text:p>54391.8</text:p>
          </table:table-cell>
          <table:table-cell office:value-type="float" office:value="3994.8" calcext:value-type="float">
            <text:p>3994.8</text:p>
          </table:table-cell>
          <table:table-cell office:value-type="float" office:value="585.6" calcext:value-type="float">
            <text:p>585.6</text:p>
          </table:table-cell>
          <table:table-cell office:value-type="float" office:value="357.9" calcext:value-type="float">
            <text:p>357.9</text:p>
          </table:table-cell>
          <table:table-cell/>
          <table:table-cell office:value-type="float" office:value="550.5" calcext:value-type="float">
            <text:p>550.5</text:p>
          </table:table-cell>
          <table:table-cell office:value-type="float" office:value="390.9" calcext:value-type="float">
            <text:p>390.9</text:p>
          </table:table-cell>
          <table:table-cell office:value-type="float" office:value="1391.1" calcext:value-type="float">
            <text:p>1391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275.8" calcext:value-type="float">
            <text:p>58275.8</text:p>
          </table:table-cell>
          <table:table-cell office:value-type="float" office:value="4122.9" calcext:value-type="float">
            <text:p>4122.9</text:p>
          </table:table-cell>
          <table:table-cell office:value-type="float" office:value="581.8" calcext:value-type="float">
            <text:p>581.8</text:p>
          </table:table-cell>
          <table:table-cell office:value-type="float" office:value="368.2" calcext:value-type="float">
            <text:p>368.2</text:p>
          </table:table-cell>
          <table:table-cell/>
          <table:table-cell office:value-type="float" office:value="567.1" calcext:value-type="float">
            <text:p>567.1</text:p>
          </table:table-cell>
          <table:table-cell office:value-type="float" office:value="383.2" calcext:value-type="float">
            <text:p>383.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718.5" calcext:value-type="float">
            <text:p>60718.5</text:p>
          </table:table-cell>
          <table:table-cell office:value-type="float" office:value="4236.6" calcext:value-type="float">
            <text:p>4236.6</text:p>
          </table:table-cell>
          <table:table-cell office:value-type="float" office:value="612.7" calcext:value-type="float">
            <text:p>612.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574.9" calcext:value-type="float">
            <text:p>574.9</text:p>
          </table:table-cell>
          <table:table-cell office:value-type="float" office:value="432.4" calcext:value-type="float">
            <text:p>432.4</text:p>
          </table:table-cell>
          <table:table-cell office:value-type="float" office:value="1406.4" calcext:value-type="float">
            <text:p>1406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918.4" calcext:value-type="float">
            <text:p>64918.4</text:p>
          </table:table-cell>
          <table:table-cell office:value-type="float" office:value="4270.4" calcext:value-type="float">
            <text:p>4270.4</text:p>
          </table:table-cell>
          <table:table-cell office:value-type="float" office:value="597.3" calcext:value-type="float">
            <text:p>597.3</text:p>
          </table:table-cell>
          <table:table-cell office:value-type="float" office:value="378.7" calcext:value-type="float">
            <text:p>378.7</text:p>
          </table:table-cell>
          <table:table-cell/>
          <table:table-cell office:value-type="float" office:value="584.5" calcext:value-type="float">
            <text:p>584.5</text:p>
          </table:table-cell>
          <table:table-cell office:value-type="float" office:value="410.9" calcext:value-type="float">
            <text:p>410.9</text:p>
          </table:table-cell>
          <table:table-cell office:value-type="float" office:value="1448.6" calcext:value-type="float">
            <text:p>1448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742.5" calcext:value-type="float">
            <text:p>68742.5</text:p>
          </table:table-cell>
          <table:table-cell office:value-type="float" office:value="4346.8" calcext:value-type="float">
            <text:p>4346.8</text:p>
          </table:table-cell>
          <table:table-cell office:value-type="float" office:value="628.7" calcext:value-type="float">
            <text:p>628.7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594.5" calcext:value-type="float">
            <text:p>594.5</text:p>
          </table:table-cell>
          <table:table-cell office:value-type="float" office:value="404.9" calcext:value-type="float">
            <text:p>404.9</text:p>
          </table:table-cell>
          <table:table-cell office:value-type="float" office:value="1505.1" calcext:value-type="float">
            <text:p>1505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878.1" calcext:value-type="float">
            <text:p>71878.1</text:p>
          </table:table-cell>
          <table:table-cell office:value-type="float" office:value="4529.1" calcext:value-type="float">
            <text:p>4529.1</text:p>
          </table:table-cell>
          <table:table-cell office:value-type="float" office:value="623.3" calcext:value-type="float">
            <text:p>623.3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610.7" calcext:value-type="float">
            <text:p>610.7</text:p>
          </table:table-cell>
          <table:table-cell office:value-type="float" office:value="454.5" calcext:value-type="float">
            <text:p>454.5</text:p>
          </table:table-cell>
          <table:table-cell office:value-type="float" office:value="1582.3" calcext:value-type="float">
            <text:p>1582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711.3" calcext:value-type="float">
            <text:p>74711.3</text:p>
          </table:table-cell>
          <table:table-cell office:value-type="float" office:value="4889.3" calcext:value-type="float">
            <text:p>4889.3</text:p>
          </table:table-cell>
          <table:table-cell office:value-type="float" office:value="679" calcext:value-type="float">
            <text:p>679</text:p>
          </table:table-cell>
          <table:table-cell office:value-type="float" office:value="403.4" calcext:value-type="float">
            <text:p>403.4</text:p>
          </table:table-cell>
          <table:table-cell/>
          <table:table-cell office:value-type="float" office:value="637.8" calcext:value-type="float">
            <text:p>637.8</text:p>
          </table:table-cell>
          <table:table-cell office:value-type="float" office:value="433.5" calcext:value-type="float">
            <text:p>433.5</text:p>
          </table:table-cell>
          <table:table-cell office:value-type="float" office:value="1662.7" calcext:value-type="float">
            <text:p>1662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755" calcext:value-type="float">
            <text:p>78755</text:p>
          </table:table-cell>
          <table:table-cell office:value-type="float" office:value="4908.6" calcext:value-type="float">
            <text:p>4908.6</text:p>
          </table:table-cell>
          <table:table-cell office:value-type="float" office:value="658.9" calcext:value-type="float">
            <text:p>658.9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425.2" calcext:value-type="float">
            <text:p>425.2</text:p>
          </table:table-cell>
          <table:table-cell office:value-type="float" office:value="1834.3" calcext:value-type="float">
            <text:p>183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144.6" calcext:value-type="float">
            <text:p>83144.6</text:p>
          </table:table-cell>
          <table:table-cell office:value-type="float" office:value="5081.3" calcext:value-type="float">
            <text:p>5081.3</text:p>
          </table:table-cell>
          <table:table-cell office:value-type="float" office:value="684.7" calcext:value-type="float">
            <text:p>684.7</text:p>
          </table:table-cell>
          <table:table-cell office:value-type="float" office:value="416.8" calcext:value-type="float">
            <text:p>416.8</text:p>
          </table:table-cell>
          <table:table-cell/>
          <table:table-cell office:value-type="float" office:value="649.8" calcext:value-type="float">
            <text:p>649.8</text:p>
          </table:table-cell>
          <table:table-cell office:value-type="float" office:value="474.7" calcext:value-type="float">
            <text:p>474.7</text:p>
          </table:table-cell>
          <table:table-cell office:value-type="float" office:value="1937.8" calcext:value-type="float">
            <text:p>1937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507.8" calcext:value-type="float">
            <text:p>86507.8</text:p>
          </table:table-cell>
          <table:table-cell office:value-type="float" office:value="5139.4" calcext:value-type="float">
            <text:p>5139.4</text:p>
          </table:table-cell>
          <table:table-cell office:value-type="float" office:value="671.5" calcext:value-type="float">
            <text:p>671.5</text:p>
          </table:table-cell>
          <table:table-cell office:value-type="float" office:value="420.9" calcext:value-type="float">
            <text:p>420.9</text:p>
          </table:table-cell>
          <table:table-cell/>
          <table:table-cell office:value-type="float" office:value="656.3" calcext:value-type="float">
            <text:p>656.3</text:p>
          </table:table-cell>
          <table:table-cell office:value-type="float" office:value="454" calcext:value-type="float">
            <text:p>454</text:p>
          </table:table-cell>
          <table:table-cell office:value-type="float" office:value="1931.1" calcext:value-type="float">
            <text:p>1931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454.9" calcext:value-type="float">
            <text:p>90454.9</text:p>
          </table:table-cell>
          <table:table-cell office:value-type="float" office:value="5406.4" calcext:value-type="float">
            <text:p>5406.4</text:p>
          </table:table-cell>
          <table:table-cell office:value-type="float" office:value="709.8" calcext:value-type="float">
            <text:p>709.8</text:p>
          </table:table-cell>
          <table:table-cell office:value-type="float" office:value="430.9" calcext:value-type="float">
            <text:p>430.9</text:p>
          </table:table-cell>
          <table:table-cell/>
          <table:table-cell office:value-type="float" office:value="668.7" calcext:value-type="float">
            <text:p>668.7</text:p>
          </table:table-cell>
          <table:table-cell office:value-type="float" office:value="446.1" calcext:value-type="float">
            <text:p>446.1</text:p>
          </table:table-cell>
          <table:table-cell office:value-type="float" office:value="1988.2" calcext:value-type="float">
            <text:p>1988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208" calcext:value-type="float">
            <text:p>95208</text:p>
          </table:table-cell>
          <table:table-cell office:value-type="float" office:value="5383" calcext:value-type="float">
            <text:p>5383</text:p>
          </table:table-cell>
          <table:table-cell office:value-type="float" office:value="702.9" calcext:value-type="float">
            <text:p>702.9</text:p>
          </table:table-cell>
          <table:table-cell office:value-type="float" office:value="439.6" calcext:value-type="float">
            <text:p>439.6</text:p>
          </table:table-cell>
          <table:table-cell/>
          <table:table-cell office:value-type="float" office:value="686.5" calcext:value-type="float">
            <text:p>686.5</text:p>
          </table:table-cell>
          <table:table-cell office:value-type="float" office:value="497.5" calcext:value-type="float">
            <text:p>497.5</text:p>
          </table:table-cell>
          <table:table-cell office:value-type="float" office:value="1981.1" calcext:value-type="float">
            <text:p>1981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739.9" calcext:value-type="float">
            <text:p>97739.9</text:p>
          </table:table-cell>
          <table:table-cell office:value-type="float" office:value="5508.4" calcext:value-type="float">
            <text:p>5508.4</text:p>
          </table:table-cell>
          <table:table-cell office:value-type="float" office:value="724.5" calcext:value-type="float">
            <text:p>724.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687.7" calcext:value-type="float">
            <text:p>687.7</text:p>
          </table:table-cell>
          <table:table-cell office:value-type="float" office:value="477.2" calcext:value-type="float">
            <text:p>477.2</text:p>
          </table:table-cell>
          <table:table-cell office:value-type="float" office:value="2011.9" calcext:value-type="float">
            <text:p>2011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028.3" calcext:value-type="float">
            <text:p>104028.3</text:p>
          </table:table-cell>
          <table:table-cell office:value-type="float" office:value="5672.6" calcext:value-type="float">
            <text:p>5672.6</text:p>
          </table:table-cell>
          <table:table-cell office:value-type="float" office:value="719" calcext:value-type="float">
            <text:p>719</text:p>
          </table:table-cell>
          <table:table-cell office:value-type="float" office:value="452.5" calcext:value-type="float">
            <text:p>452.5</text:p>
          </table:table-cell>
          <table:table-cell/>
          <table:table-cell office:value-type="float" office:value="702.6" calcext:value-type="float">
            <text:p>702.6</text:p>
          </table:table-cell>
          <table:table-cell office:value-type="float" office:value="468.6" calcext:value-type="float">
            <text:p>468.6</text:p>
          </table:table-cell>
          <table:table-cell office:value-type="float" office:value="2111.6" calcext:value-type="float">
            <text:p>2111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260.4" calcext:value-type="float">
            <text:p>106260.4</text:p>
          </table:table-cell>
          <table:table-cell office:value-type="float" office:value="5704.8" calcext:value-type="float">
            <text:p>5704.8</text:p>
          </table:table-cell>
          <table:table-cell office:value-type="float" office:value="756.1" calcext:value-type="float">
            <text:p>756.1</text:p>
          </table:table-cell>
          <table:table-cell office:value-type="float" office:value="459.7" calcext:value-type="float">
            <text:p>459.7</text:p>
          </table:table-cell>
          <table:table-cell/>
          <table:table-cell office:value-type="float" office:value="720.3" calcext:value-type="float">
            <text:p>720.3</text:p>
          </table:table-cell>
          <table:table-cell office:value-type="float" office:value="513.1" calcext:value-type="float">
            <text:p>513.1</text:p>
          </table:table-cell>
          <table:table-cell office:value-type="float" office:value="2105.2" calcext:value-type="float">
            <text:p>2105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885.3" calcext:value-type="float">
            <text:p>111885.3</text:p>
          </table:table-cell>
          <table:table-cell office:value-type="float" office:value="5895.8" calcext:value-type="float">
            <text:p>5895.8</text:p>
          </table:table-cell>
          <table:table-cell office:value-type="float" office:value="741.7" calcext:value-type="float">
            <text:p>741.7</text:p>
          </table:table-cell>
          <table:table-cell office:value-type="float" office:value="464.4" calcext:value-type="float">
            <text:p>464.4</text:p>
          </table:table-cell>
          <table:table-cell/>
          <table:table-cell office:value-type="float" office:value="728.6" calcext:value-type="float">
            <text:p>728.6</text:p>
          </table:table-cell>
          <table:table-cell office:value-type="float" office:value="497.1" calcext:value-type="float">
            <text:p>497.1</text:p>
          </table:table-cell>
          <table:table-cell office:value-type="float" office:value="2146.3" calcext:value-type="float">
            <text:p>2146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296.9" calcext:value-type="float">
            <text:p>117296.9</text:p>
          </table:table-cell>
          <table:table-cell office:value-type="float" office:value="5999.4" calcext:value-type="float">
            <text:p>5999.4</text:p>
          </table:table-cell>
          <table:table-cell office:value-type="float" office:value="770.3" calcext:value-type="float">
            <text:p>770.3</text:p>
          </table:table-cell>
          <table:table-cell office:value-type="float" office:value="473.1" calcext:value-type="float">
            <text:p>473.1</text:p>
          </table:table-cell>
          <table:table-cell/>
          <table:table-cell office:value-type="float" office:value="733.9" calcext:value-type="float">
            <text:p>733.9</text:p>
          </table:table-cell>
          <table:table-cell office:value-type="float" office:value="490" calcext:value-type="float">
            <text:p>490</text:p>
          </table:table-cell>
          <table:table-cell office:value-type="float" office:value="2235.6" calcext:value-type="float">
            <text:p>2235.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721.2" calcext:value-type="float">
            <text:p>121721.2</text:p>
          </table:table-cell>
          <table:table-cell office:value-type="float" office:value="6038.2" calcext:value-type="float">
            <text:p>6038.2</text:p>
          </table:table-cell>
          <table:table-cell office:value-type="float" office:value="762.7" calcext:value-type="float">
            <text:p>762.7</text:p>
          </table:table-cell>
          <table:table-cell office:value-type="float" office:value="480.3" calcext:value-type="float">
            <text:p>480.3</text:p>
          </table:table-cell>
          <table:table-cell/>
          <table:table-cell office:value-type="float" office:value="747.1" calcext:value-type="float">
            <text:p>747.1</text:p>
          </table:table-cell>
          <table:table-cell office:value-type="float" office:value="541.1" calcext:value-type="float">
            <text:p>541.1</text:p>
          </table:table-cell>
          <table:table-cell office:value-type="float" office:value="2190.5" calcext:value-type="float">
            <text:p>2190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672.4" calcext:value-type="float">
            <text:p>125672.4</text:p>
          </table:table-cell>
          <table:table-cell office:value-type="float" office:value="6219.3" calcext:value-type="float">
            <text:p>6219.3</text:p>
          </table:table-cell>
          <table:table-cell office:value-type="float" office:value="798.1" calcext:value-type="float">
            <text:p>798.1</text:p>
          </table:table-cell>
          <table:table-cell office:value-type="float" office:value="487.4" calcext:value-type="float">
            <text:p>487.4</text:p>
          </table:table-cell>
          <table:table-cell/>
          <table:table-cell office:value-type="float" office:value="756.2" calcext:value-type="float">
            <text:p>756.2</text:p>
          </table:table-cell>
          <table:table-cell office:value-type="float" office:value="518.9" calcext:value-type="float">
            <text:p>518.9</text:p>
          </table:table-cell>
          <table:table-cell office:value-type="float" office:value="2304.4" calcext:value-type="float">
            <text:p>2304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583.4" calcext:value-type="float">
            <text:p>130583.4</text:p>
          </table:table-cell>
          <table:table-cell office:value-type="float" office:value="6259.9" calcext:value-type="float">
            <text:p>6259.9</text:p>
          </table:table-cell>
          <table:table-cell office:value-type="float" office:value="784.9" calcext:value-type="float">
            <text:p>784.9</text:p>
          </table:table-cell>
          <table:table-cell office:value-type="float" office:value="495.4" calcext:value-type="float">
            <text:p>495.4</text:p>
          </table:table-cell>
          <table:table-cell/>
          <table:table-cell office:value-type="float" office:value="763.1" calcext:value-type="float">
            <text:p>763.1</text:p>
          </table:table-cell>
          <table:table-cell office:value-type="float" office:value="510" calcext:value-type="float">
            <text:p>510</text:p>
          </table:table-cell>
          <table:table-cell office:value-type="float" office:value="2337.8" calcext:value-type="float">
            <text:p>2337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242.3" calcext:value-type="float">
            <text:p>133242.3</text:p>
          </table:table-cell>
          <table:table-cell office:value-type="float" office:value="6331.3" calcext:value-type="float">
            <text:p>6331.3</text:p>
          </table:table-cell>
          <table:table-cell office:value-type="float" office:value="808.7" calcext:value-type="float">
            <text:p>808.7</text:p>
          </table:table-cell>
          <table:table-cell office:value-type="float" office:value="504.1" calcext:value-type="float">
            <text:p>504.1</text:p>
          </table:table-cell>
          <table:table-cell/>
          <table:table-cell office:value-type="float" office:value="786.1" calcext:value-type="float">
            <text:p>786.1</text:p>
          </table:table-cell>
          <table:table-cell office:value-type="float" office:value="568.2" calcext:value-type="float">
            <text:p>568.2</text:p>
          </table:table-cell>
          <table:table-cell office:value-type="float" office:value="2290.9" calcext:value-type="float">
            <text:p>2290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533.9" calcext:value-type="float">
            <text:p>140533.9</text:p>
          </table:table-cell>
          <table:table-cell office:value-type="float" office:value="6531.5" calcext:value-type="float">
            <text:p>6531.5</text:p>
          </table:table-cell>
          <table:table-cell office:value-type="float" office:value="818" calcext:value-type="float">
            <text:p>818</text:p>
          </table:table-cell>
          <table:table-cell office:value-type="float" office:value="508.5" calcext:value-type="float">
            <text:p>508.5</text:p>
          </table:table-cell>
          <table:table-cell/>
          <table:table-cell office:value-type="float" office:value="798.9" calcext:value-type="float">
            <text:p>798.9</text:p>
          </table:table-cell>
          <table:table-cell office:value-type="float" office:value="543.2" calcext:value-type="float">
            <text:p>543.2</text:p>
          </table:table-cell>
          <table:table-cell office:value-type="float" office:value="2386.6" calcext:value-type="float">
            <text:p>2386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097.7" calcext:value-type="float">
            <text:p>145097.7</text:p>
          </table:table-cell>
          <table:table-cell office:value-type="float" office:value="6550.3" calcext:value-type="float">
            <text:p>6550.3</text:p>
          </table:table-cell>
          <table:table-cell office:value-type="float" office:value="827.1" calcext:value-type="float">
            <text:p>827.1</text:p>
          </table:table-cell>
          <table:table-cell office:value-type="float" office:value="519.5" calcext:value-type="float">
            <text:p>519.5</text:p>
          </table:table-cell>
          <table:table-cell/>
          <table:table-cell office:value-type="float" office:value="795.7" calcext:value-type="float">
            <text:p>795.7</text:p>
          </table:table-cell>
          <table:table-cell office:value-type="float" office:value="532.3" calcext:value-type="float">
            <text:p>532.3</text:p>
          </table:table-cell>
          <table:table-cell office:value-type="float" office:value="2402.7" calcext:value-type="float">
            <text:p>2402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306.2" calcext:value-type="float">
            <text:p>150306.2</text:p>
          </table:table-cell>
          <table:table-cell office:value-type="float" office:value="6675.4" calcext:value-type="float">
            <text:p>6675.4</text:p>
          </table:table-cell>
          <table:table-cell office:value-type="float" office:value="822.9" calcext:value-type="float">
            <text:p>822.9</text:p>
          </table:table-cell>
          <table:table-cell office:value-type="float" office:value="522.9" calcext:value-type="float">
            <text:p>522.9</text:p>
          </table:table-cell>
          <table:table-cell/>
          <table:table-cell office:value-type="float" office:value="809.1" calcext:value-type="float">
            <text:p>809.1</text:p>
          </table:table-cell>
          <table:table-cell office:value-type="float" office:value="585" calcext:value-type="float">
            <text:p>585</text:p>
          </table:table-cell>
          <table:table-cell office:value-type="float" office:value="2432.4" calcext:value-type="float">
            <text:p>2432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4982.4" calcext:value-type="float">
            <text:p>154982.4</text:p>
          </table:table-cell>
          <table:table-cell office:value-type="float" office:value="6923.3" calcext:value-type="float">
            <text:p>6923.3</text:p>
          </table:table-cell>
          <table:table-cell office:value-type="float" office:value="874.9" calcext:value-type="float">
            <text:p>874.9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831.3" calcext:value-type="float">
            <text:p>831.3</text:p>
          </table:table-cell>
          <table:table-cell office:value-type="float" office:value="566.5" calcext:value-type="float">
            <text:p>566.5</text:p>
          </table:table-cell>
          <table:table-cell office:value-type="float" office:value="2431.3" calcext:value-type="float">
            <text:p>2431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046.1" calcext:value-type="float">
            <text:p>159046.1</text:p>
          </table:table-cell>
          <table:table-cell office:value-type="float" office:value="6909.9" calcext:value-type="float">
            <text:p>6909.9</text:p>
          </table:table-cell>
          <table:table-cell office:value-type="float" office:value="846.2" calcext:value-type="float">
            <text:p>846.2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832.3" calcext:value-type="float">
            <text:p>832.3</text:p>
          </table:table-cell>
          <table:table-cell office:value-type="float" office:value="557.4" calcext:value-type="float">
            <text:p>557.4</text:p>
          </table:table-cell>
          <table:table-cell office:value-type="float" office:value="2580.4" calcext:value-type="float">
            <text:p>2580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4137.5" calcext:value-type="float">
            <text:p>164137.5</text:p>
          </table:table-cell>
          <table:table-cell office:value-type="float" office:value="6846.7" calcext:value-type="float">
            <text:p>6846.7</text:p>
          </table:table-cell>
          <table:table-cell office:value-type="float" office:value="873.7" calcext:value-type="float">
            <text:p>873.7</text:p>
          </table:table-cell>
          <table:table-cell office:value-type="float" office:value="545.4" calcext:value-type="float">
            <text:p>545.4</text:p>
          </table:table-cell>
          <table:table-cell/>
          <table:table-cell office:value-type="float" office:value="844.3" calcext:value-type="float">
            <text:p>844.3</text:p>
          </table:table-cell>
          <table:table-cell office:value-type="float" office:value="610" calcext:value-type="float">
            <text:p>610</text:p>
          </table:table-cell>
          <table:table-cell office:value-type="float" office:value="2528.7" calcext:value-type="float">
            <text:p>2528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427.8" calcext:value-type="float">
            <text:p>171427.8</text:p>
          </table:table-cell>
          <table:table-cell office:value-type="float" office:value="7016.2" calcext:value-type="float">
            <text:p>7016.2</text:p>
          </table:table-cell>
          <table:table-cell office:value-type="float" office:value="899.4" calcext:value-type="float">
            <text:p>899.4</text:p>
          </table:table-cell>
          <table:table-cell office:value-type="float" office:value="552.8" calcext:value-type="float">
            <text:p>552.8</text:p>
          </table:table-cell>
          <table:table-cell/>
          <table:table-cell office:value-type="float" office:value="889.8" calcext:value-type="float">
            <text:p>889.8</text:p>
          </table:table-cell>
          <table:table-cell office:value-type="float" office:value="598.1" calcext:value-type="float">
            <text:p>598.1</text:p>
          </table:table-cell>
          <table:table-cell office:value-type="float" office:value="2638.7" calcext:value-type="float">
            <text:p>2638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801.6" calcext:value-type="float">
            <text:p>175801.6</text:p>
          </table:table-cell>
          <table:table-cell office:value-type="float" office:value="7386" calcext:value-type="float">
            <text:p>7386</text:p>
          </table:table-cell>
          <table:table-cell office:value-type="float" office:value="900.8" calcext:value-type="float">
            <text:p>900.8</text:p>
          </table:table-cell>
          <table:table-cell office:value-type="float" office:value="558.1" calcext:value-type="float">
            <text:p>558.1</text:p>
          </table:table-cell>
          <table:table-cell/>
          <table:table-cell office:value-type="float" office:value="877.9" calcext:value-type="float">
            <text:p>877.9</text:p>
          </table:table-cell>
          <table:table-cell office:value-type="float" office:value="587.6" calcext:value-type="float">
            <text:p>587.6</text:p>
          </table:table-cell>
          <table:table-cell office:value-type="float" office:value="2622.1" calcext:value-type="float">
            <text:p>2622.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0888.7" calcext:value-type="float">
            <text:p>180888.7</text:p>
          </table:table-cell>
          <table:table-cell office:value-type="float" office:value="7028.1" calcext:value-type="float">
            <text:p>7028.1</text:p>
          </table:table-cell>
          <table:table-cell office:value-type="float" office:value="909.7" calcext:value-type="float">
            <text:p>909.7</text:p>
          </table:table-cell>
          <table:table-cell office:value-type="float" office:value="1364.2" calcext:value-type="float">
            <text:p>1364.2</text:p>
          </table:table-cell>
          <table:table-cell/>
          <table:table-cell office:value-type="float" office:value="895.5" calcext:value-type="float">
            <text:p>895.5</text:p>
          </table:table-cell>
          <table:table-cell office:value-type="float" office:value="1451.9" calcext:value-type="float">
            <text:p>1451.9</text:p>
          </table:table-cell>
          <table:table-cell office:value-type="float" office:value="2703.4" calcext:value-type="float">
            <text:p>2703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7070.6" calcext:value-type="float">
            <text:p>187070.6</text:p>
          </table:table-cell>
          <table:table-cell office:value-type="float" office:value="7343.3" calcext:value-type="float">
            <text:p>7343.3</text:p>
          </table:table-cell>
          <table:table-cell office:value-type="float" office:value="957.2" calcext:value-type="float">
            <text:p>957.2</text:p>
          </table:table-cell>
          <table:table-cell office:value-type="float" office:value="1358.1" calcext:value-type="float">
            <text:p>1358.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442.3" calcext:value-type="float">
            <text:p>1442.3</text:p>
          </table:table-cell>
          <table:table-cell office:value-type="float" office:value="2737.1" calcext:value-type="float">
            <text:p>2737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1195" calcext:value-type="float">
            <text:p>191195</text:p>
          </table:table-cell>
          <table:table-cell office:value-type="float" office:value="7615.4" calcext:value-type="float">
            <text:p>7615.4</text:p>
          </table:table-cell>
          <table:table-cell office:value-type="float" office:value="914.2" calcext:value-type="float">
            <text:p>914.2</text:p>
          </table:table-cell>
          <table:table-cell office:value-type="float" office:value="1388.6" calcext:value-type="float">
            <text:p>1388.6</text:p>
          </table:table-cell>
          <table:table-cell/>
          <table:table-cell office:value-type="float" office:value="910.2" calcext:value-type="float">
            <text:p>910.2</text:p>
          </table:table-cell>
          <table:table-cell office:value-type="float" office:value="1444" calcext:value-type="float">
            <text:p>1444</text:p>
          </table:table-cell>
          <table:table-cell office:value-type="float" office:value="2763.8" calcext:value-type="float">
            <text:p>2763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063.4" calcext:value-type="float">
            <text:p>200063.4</text:p>
          </table:table-cell>
          <table:table-cell office:value-type="float" office:value="8029.8" calcext:value-type="float">
            <text:p>8029.8</text:p>
          </table:table-cell>
          <table:table-cell office:value-type="float" office:value="974.1" calcext:value-type="float">
            <text:p>974.1</text:p>
          </table:table-cell>
          <table:table-cell office:value-type="float" office:value="1430.5" calcext:value-type="float">
            <text:p>1430.5</text:p>
          </table:table-cell>
          <table:table-cell/>
          <table:table-cell office:value-type="float" office:value="947.1" calcext:value-type="float">
            <text:p>947.1</text:p>
          </table:table-cell>
          <table:table-cell office:value-type="float" office:value="1526.5" calcext:value-type="float">
            <text:p>1526.5</text:p>
          </table:table-cell>
          <table:table-cell office:value-type="float" office:value="2779.2" calcext:value-type="float">
            <text:p>2779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3837.6" calcext:value-type="float">
            <text:p>203837.6</text:p>
          </table:table-cell>
          <table:table-cell office:value-type="float" office:value="7353.4" calcext:value-type="float">
            <text:p>7353.4</text:p>
          </table:table-cell>
          <table:table-cell office:value-type="float" office:value="955.8" calcext:value-type="float">
            <text:p>955.8</text:p>
          </table:table-cell>
          <table:table-cell office:value-type="float" office:value="1409.9" calcext:value-type="float">
            <text:p>1409.9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488" calcext:value-type="float">
            <text:p>1488</text:p>
          </table:table-cell>
          <table:table-cell office:value-type="float" office:value="2747.6" calcext:value-type="float">
            <text:p>2747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0224.8" calcext:value-type="float">
            <text:p>210224.8</text:p>
          </table:table-cell>
          <table:table-cell office:value-type="float" office:value="7651.2" calcext:value-type="float">
            <text:p>7651.2</text:p>
          </table:table-cell>
          <table:table-cell office:value-type="float" office:value="1047.8" calcext:value-type="float">
            <text:p>1047.8</text:p>
          </table:table-cell>
          <table:table-cell office:value-type="float" office:value="1454.7" calcext:value-type="float">
            <text:p>1454.7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492.1" calcext:value-type="float">
            <text:p>1492.1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785.7" calcext:value-type="float">
            <text:p>216785.7</text:p>
          </table:table-cell>
          <table:table-cell office:value-type="float" office:value="8546.8" calcext:value-type="float">
            <text:p>8546.8</text:p>
          </table:table-cell>
          <table:table-cell office:value-type="float" office:value="2185.5" calcext:value-type="float">
            <text:p>2185.5</text:p>
          </table:table-cell>
          <table:table-cell office:value-type="float" office:value="1487.9" calcext:value-type="float">
            <text:p>1487.9</text:p>
          </table:table-cell>
          <table:table-cell/>
          <table:table-cell office:value-type="float" office:value="2142.1" calcext:value-type="float">
            <text:p>2142.1</text:p>
          </table:table-cell>
          <table:table-cell office:value-type="float" office:value="1594.8" calcext:value-type="float">
            <text:p>1594.8</text:p>
          </table:table-cell>
          <table:table-cell office:value-type="float" office:value="2976.4" calcext:value-type="float">
            <text:p>2976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9856.4" calcext:value-type="float">
            <text:p>219856.4</text:p>
          </table:table-cell>
          <table:table-cell office:value-type="float" office:value="8369.7" calcext:value-type="float">
            <text:p>8369.7</text:p>
          </table:table-cell>
          <table:table-cell office:value-type="float" office:value="2101.8" calcext:value-type="float">
            <text:p>2101.8</text:p>
          </table:table-cell>
          <table:table-cell office:value-type="float" office:value="1461.5" calcext:value-type="float">
            <text:p>1461.5</text:p>
          </table:table-cell>
          <table:table-cell/>
          <table:table-cell office:value-type="float" office:value="2005.9" calcext:value-type="float">
            <text:p>2005.9</text:p>
          </table:table-cell>
          <table:table-cell office:value-type="float" office:value="1546.9" calcext:value-type="float">
            <text:p>1546.9</text:p>
          </table:table-cell>
          <table:table-cell office:value-type="float" office:value="2833.3" calcext:value-type="float">
            <text:p>2833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710.6" calcext:value-type="float">
            <text:p>225710.6</text:p>
          </table:table-cell>
          <table:table-cell office:value-type="float" office:value="8002.9" calcext:value-type="float">
            <text:p>8002.9</text:p>
          </table:table-cell>
          <table:table-cell office:value-type="float" office:value="2234.2" calcext:value-type="float">
            <text:p>2234.2</text:p>
          </table:table-cell>
          <table:table-cell office:value-type="float" office:value="1467.8" calcext:value-type="float">
            <text:p>1467.8</text:p>
          </table:table-cell>
          <table:table-cell/>
          <table:table-cell office:value-type="float" office:value="2157.5" calcext:value-type="float">
            <text:p>2157.5</text:p>
          </table:table-cell>
          <table:table-cell office:value-type="float" office:value="1526" calcext:value-type="float">
            <text:p>1526</text:p>
          </table:table-cell>
          <table:table-cell office:value-type="float" office:value="3324.3" calcext:value-type="float">
            <text:p>3324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599.9" calcext:value-type="float">
            <text:p>213599.9</text:p>
          </table:table-cell>
          <table:table-cell office:value-type="float" office:value="17177" calcext:value-type="float">
            <text:p>17177</text:p>
          </table:table-cell>
          <table:table-cell office:value-type="float" office:value="4922" calcext:value-type="float">
            <text:p>4922</text:p>
          </table:table-cell>
          <table:table-cell office:value-type="float" office:value="1478.1" calcext:value-type="float">
            <text:p>1478.1</text:p>
          </table:table-cell>
          <table:table-cell/>
          <table:table-cell office:value-type="float" office:value="4908.1" calcext:value-type="float">
            <text:p>4908.1</text:p>
          </table:table-cell>
          <table:table-cell office:value-type="float" office:value="1569.9" calcext:value-type="float">
            <text:p>1569.9</text:p>
          </table:table-cell>
          <table:table-cell office:value-type="float" office:value="11596.8" calcext:value-type="float">
            <text:p>11596.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8015.5" calcext:value-type="float">
            <text:p>218015.5</text:p>
          </table:table-cell>
          <table:table-cell office:value-type="float" office:value="17764.7" calcext:value-type="float">
            <text:p>17764.7</text:p>
          </table:table-cell>
          <table:table-cell office:value-type="float" office:value="5062.3" calcext:value-type="float">
            <text:p>5062.3</text:p>
          </table:table-cell>
          <table:table-cell office:value-type="float" office:value="1621.5" calcext:value-type="float">
            <text:p>1621.5</text:p>
          </table:table-cell>
          <table:table-cell/>
          <table:table-cell office:value-type="float" office:value="5018.8" calcext:value-type="float">
            <text:p>5018.8</text:p>
          </table:table-cell>
          <table:table-cell office:value-type="float" office:value="1711.8" calcext:value-type="float">
            <text:p>1711.8</text:p>
          </table:table-cell>
          <table:table-cell office:value-type="float" office:value="11599.8" calcext:value-type="float">
            <text:p>11599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7855.9" calcext:value-type="float">
            <text:p>217855.9</text:p>
          </table:table-cell>
          <table:table-cell office:value-type="float" office:value="20002.6" calcext:value-type="float">
            <text:p>20002.6</text:p>
          </table:table-cell>
          <table:table-cell office:value-type="float" office:value="5174.2" calcext:value-type="float">
            <text:p>5174.2</text:p>
          </table:table-cell>
          <table:table-cell office:value-type="float" office:value="1764.9" calcext:value-type="float">
            <text:p>1764.9</text:p>
          </table:table-cell>
          <table:table-cell/>
          <table:table-cell office:value-type="float" office:value="5052.2" calcext:value-type="float">
            <text:p>5052.2</text:p>
          </table:table-cell>
          <table:table-cell office:value-type="float" office:value="1794.4" calcext:value-type="float">
            <text:p>1794.4</text:p>
          </table:table-cell>
          <table:table-cell office:value-type="float" office:value="11454.6" calcext:value-type="float">
            <text:p>11454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8310.2" calcext:value-type="float">
            <text:p>218310.2</text:p>
          </table:table-cell>
          <table:table-cell office:value-type="float" office:value="20058.6" calcext:value-type="float">
            <text:p>20058.6</text:p>
          </table:table-cell>
          <table:table-cell office:value-type="float" office:value="5181.4" calcext:value-type="float">
            <text:p>5181.4</text:p>
          </table:table-cell>
          <table:table-cell office:value-type="float" office:value="1791.9" calcext:value-type="float">
            <text:p>1791.9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02.8" calcext:value-type="float">
            <text:p>1802.8</text:p>
          </table:table-cell>
          <table:table-cell office:value-type="float" office:value="11728.9" calcext:value-type="float">
            <text:p>11728.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1063.5" calcext:value-type="float">
            <text:p>221063.5</text:p>
          </table:table-cell>
          <table:table-cell office:value-type="float" office:value="19995.4" calcext:value-type="float">
            <text:p>19995.4</text:p>
          </table:table-cell>
          <table:table-cell office:value-type="float" office:value="5298.9" calcext:value-type="float">
            <text:p>5298.9</text:p>
          </table:table-cell>
          <table:table-cell office:value-type="float" office:value="1811.1" calcext:value-type="float">
            <text:p>1811.1</text:p>
          </table:table-cell>
          <table:table-cell/>
          <table:table-cell office:value-type="float" office:value="5197.5" calcext:value-type="float">
            <text:p>5197.5</text:p>
          </table:table-cell>
          <table:table-cell office:value-type="float" office:value="1815.2" calcext:value-type="float">
            <text:p>1815.2</text:p>
          </table:table-cell>
          <table:table-cell office:value-type="float" office:value="11694.2" calcext:value-type="float">
            <text:p>11694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4829.8" calcext:value-type="float">
            <text:p>224829.8</text:p>
          </table:table-cell>
          <table:table-cell office:value-type="float" office:value="20775.8" calcext:value-type="float">
            <text:p>20775.8</text:p>
          </table:table-cell>
          <table:table-cell office:value-type="float" office:value="5378.4" calcext:value-type="float">
            <text:p>5378.4</text:p>
          </table:table-cell>
          <table:table-cell office:value-type="float" office:value="1901.3" calcext:value-type="float">
            <text:p>1901.3</text:p>
          </table:table-cell>
          <table:table-cell/>
          <table:table-cell office:value-type="float" office:value="5305.5" calcext:value-type="float">
            <text:p>5305.5</text:p>
          </table:table-cell>
          <table:table-cell office:value-type="float" office:value="1841.6" calcext:value-type="float">
            <text:p>1841.6</text:p>
          </table:table-cell>
          <table:table-cell office:value-type="float" office:value="11932.1" calcext:value-type="float">
            <text:p>11932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0105.6" calcext:value-type="float">
            <text:p>230105.6</text:p>
          </table:table-cell>
          <table:table-cell office:value-type="float" office:value="21166.3" calcext:value-type="float">
            <text:p>21166.3</text:p>
          </table:table-cell>
          <table:table-cell office:value-type="float" office:value="5396.7" calcext:value-type="float">
            <text:p>5396.7</text:p>
          </table:table-cell>
          <table:table-cell office:value-type="float" office:value="1856.2" calcext:value-type="float">
            <text:p>1856.2</text:p>
          </table:table-cell>
          <table:table-cell/>
          <table:table-cell office:value-type="float" office:value="5309" calcext:value-type="float">
            <text:p>5309</text:p>
          </table:table-cell>
          <table:table-cell office:value-type="float" office:value="1844.2" calcext:value-type="float">
            <text:p>1844.2</text:p>
          </table:table-cell>
          <table:table-cell office:value-type="float" office:value="11993" calcext:value-type="float">
            <text:p>119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4456.7" calcext:value-type="float">
            <text:p>234456.7</text:p>
          </table:table-cell>
          <table:table-cell office:value-type="float" office:value="21107.6" calcext:value-type="float">
            <text:p>21107.6</text:p>
          </table:table-cell>
          <table:table-cell office:value-type="float" office:value="5545.9" calcext:value-type="float">
            <text:p>5545.9</text:p>
          </table:table-cell>
          <table:table-cell office:value-type="float" office:value="1909.6" calcext:value-type="float">
            <text:p>1909.6</text:p>
          </table:table-cell>
          <table:table-cell/>
          <table:table-cell office:value-type="float" office:value="5420.9" calcext:value-type="float">
            <text:p>5420.9</text:p>
          </table:table-cell>
          <table:table-cell office:value-type="float" office:value="1872.1" calcext:value-type="float">
            <text:p>1872.1</text:p>
          </table:table-cell>
          <table:table-cell office:value-type="float" office:value="11973.2" calcext:value-type="float">
            <text:p>11973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2289.7" calcext:value-type="float">
            <text:p>242289.7</text:p>
          </table:table-cell>
          <table:table-cell office:value-type="float" office:value="21435.6" calcext:value-type="float">
            <text:p>21435.6</text:p>
          </table:table-cell>
          <table:table-cell office:value-type="float" office:value="5608.9" calcext:value-type="float">
            <text:p>5608.9</text:p>
          </table:table-cell>
          <table:table-cell office:value-type="float" office:value="1959.5" calcext:value-type="float">
            <text:p>1959.5</text:p>
          </table:table-cell>
          <table:table-cell/>
          <table:table-cell office:value-type="float" office:value="5529.5" calcext:value-type="float">
            <text:p>5529.5</text:p>
          </table:table-cell>
          <table:table-cell office:value-type="float" office:value="1900.5" calcext:value-type="float">
            <text:p>1900.5</text:p>
          </table:table-cell>
          <table:table-cell office:value-type="float" office:value="12290.2" calcext:value-type="float">
            <text:p>12290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5162.2" calcext:value-type="float">
            <text:p>245162.2</text:p>
          </table:table-cell>
          <table:table-cell office:value-type="float" office:value="21605" calcext:value-type="float">
            <text:p>21605</text:p>
          </table:table-cell>
          <table:table-cell office:value-type="float" office:value="5710" calcext:value-type="float">
            <text:p>5710</text:p>
          </table:table-cell>
          <table:table-cell office:value-type="float" office:value="1910.5" calcext:value-type="float">
            <text:p>1910.5</text:p>
          </table:table-cell>
          <table:table-cell/>
          <table:table-cell office:value-type="float" office:value="5643.1" calcext:value-type="float">
            <text:p>5643.1</text:p>
          </table:table-cell>
          <table:table-cell office:value-type="float" office:value="1912" calcext:value-type="float">
            <text:p>1912</text:p>
          </table:table-cell>
          <table:table-cell office:value-type="float" office:value="12314.8" calcext:value-type="float">
            <text:p>12314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1156.4" calcext:value-type="float">
            <text:p>281156.4</text:p>
          </table:table-cell>
          <table:table-cell office:value-type="float" office:value="21803.6" calcext:value-type="float">
            <text:p>21803.6</text:p>
          </table:table-cell>
          <table:table-cell office:value-type="float" office:value="5754.4" calcext:value-type="float">
            <text:p>5754.4</text:p>
          </table:table-cell>
          <table:table-cell office:value-type="float" office:value="1980.4" calcext:value-type="float">
            <text:p>1980.4</text:p>
          </table:table-cell>
          <table:table-cell/>
          <table:table-cell office:value-type="float" office:value="5648.2" calcext:value-type="float">
            <text:p>5648.2</text:p>
          </table:table-cell>
          <table:table-cell office:value-type="float" office:value="1932.9" calcext:value-type="float">
            <text:p>1932.9</text:p>
          </table:table-cell>
          <table:table-cell office:value-type="float" office:value="15014.4" calcext:value-type="float">
            <text:p>15014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1487.8" calcext:value-type="float">
            <text:p>271487.8</text:p>
          </table:table-cell>
          <table:table-cell office:value-type="float" office:value="23246.6" calcext:value-type="float">
            <text:p>23246.6</text:p>
          </table:table-cell>
          <table:table-cell office:value-type="float" office:value="5818.4" calcext:value-type="float">
            <text:p>5818.4</text:p>
          </table:table-cell>
          <table:table-cell office:value-type="float" office:value="2004.8" calcext:value-type="float">
            <text:p>2004.8</text:p>
          </table:table-cell>
          <table:table-cell/>
          <table:table-cell office:value-type="float" office:value="5705.1" calcext:value-type="float">
            <text:p>5705.1</text:p>
          </table:table-cell>
          <table:table-cell office:value-type="float" office:value="1967.6" calcext:value-type="float">
            <text:p>1967.6</text:p>
          </table:table-cell>
          <table:table-cell office:value-type="float" office:value="13555.2" calcext:value-type="float">
            <text:p>13555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1181.6" calcext:value-type="float">
            <text:p>281181.6</text:p>
          </table:table-cell>
          <table:table-cell office:value-type="float" office:value="23468.8" calcext:value-type="float">
            <text:p>23468.8</text:p>
          </table:table-cell>
          <table:table-cell office:value-type="float" office:value="5832.2" calcext:value-type="float">
            <text:p>5832.2</text:p>
          </table:table-cell>
          <table:table-cell office:value-type="float" office:value="1990.9" calcext:value-type="float">
            <text:p>1990.9</text:p>
          </table:table-cell>
          <table:table-cell/>
          <table:table-cell office:value-type="float" office:value="5767.3" calcext:value-type="float">
            <text:p>5767.3</text:p>
          </table:table-cell>
          <table:table-cell office:value-type="float" office:value="1988.1" calcext:value-type="float">
            <text:p>1988.1</text:p>
          </table:table-cell>
          <table:table-cell office:value-type="float" office:value="14173.7" calcext:value-type="float">
            <text:p>14173.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6492.6" calcext:value-type="float">
            <text:p>286492.6</text:p>
          </table:table-cell>
          <table:table-cell office:value-type="float" office:value="22637.3" calcext:value-type="float">
            <text:p>22637.3</text:p>
          </table:table-cell>
          <table:table-cell office:value-type="float" office:value="5943.9" calcext:value-type="float">
            <text:p>5943.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5887" calcext:value-type="float">
            <text:p>5887</text:p>
          </table:table-cell>
          <table:table-cell office:value-type="float" office:value="2000.2" calcext:value-type="float">
            <text:p>2000.2</text:p>
          </table:table-cell>
          <table:table-cell office:value-type="float" office:value="14229.8" calcext:value-type="float">
            <text:p>14229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0769.3" calcext:value-type="float">
            <text:p>280769.3</text:p>
          </table:table-cell>
          <table:table-cell office:value-type="float" office:value="24026.3" calcext:value-type="float">
            <text:p>24026.3</text:p>
          </table:table-cell>
          <table:table-cell office:value-type="float" office:value="6022.2" calcext:value-type="float">
            <text:p>6022.2</text:p>
          </table:table-cell>
          <table:table-cell office:value-type="float" office:value="2117.7" calcext:value-type="float">
            <text:p>2117.7</text:p>
          </table:table-cell>
          <table:table-cell/>
          <table:table-cell office:value-type="float" office:value="5923.1" calcext:value-type="float">
            <text:p>5923.1</text:p>
          </table:table-cell>
          <table:table-cell office:value-type="float" office:value="2029.4" calcext:value-type="float">
            <text:p>2029.4</text:p>
          </table:table-cell>
          <table:table-cell office:value-type="float" office:value="13289.5" calcext:value-type="float">
            <text:p>1328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4700.5" calcext:value-type="float">
            <text:p>284700.5</text:p>
          </table:table-cell>
          <table:table-cell office:value-type="float" office:value="24780" calcext:value-type="float">
            <text:p>24780</text:p>
          </table:table-cell>
          <table:table-cell office:value-type="float" office:value="6098.3" calcext:value-type="float">
            <text:p>6098.3</text:p>
          </table:table-cell>
          <table:table-cell office:value-type="float" office:value="2054.1" calcext:value-type="float">
            <text:p>2054.1</text:p>
          </table:table-cell>
          <table:table-cell/>
          <table:table-cell office:value-type="float" office:value="5998.5" calcext:value-type="float">
            <text:p>5998.5</text:p>
          </table:table-cell>
          <table:table-cell office:value-type="float" office:value="2059.5" calcext:value-type="float">
            <text:p>2059.5</text:p>
          </table:table-cell>
          <table:table-cell office:value-type="float" office:value="13615.5" calcext:value-type="float">
            <text:p>13615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086.5" calcext:value-type="float">
            <text:p>306086.5</text:p>
          </table:table-cell>
          <table:table-cell office:value-type="float" office:value="26909" calcext:value-type="float">
            <text:p>26909</text:p>
          </table:table-cell>
          <table:table-cell office:value-type="float" office:value="6167.4" calcext:value-type="float">
            <text:p>6167.4</text:p>
          </table:table-cell>
          <table:table-cell office:value-type="float" office:value="2086.4" calcext:value-type="float">
            <text:p>2086.4</text:p>
          </table:table-cell>
          <table:table-cell/>
          <table:table-cell office:value-type="float" office:value="6068.9" calcext:value-type="float">
            <text:p>6068.9</text:p>
          </table:table-cell>
          <table:table-cell office:value-type="float" office:value="2073.7" calcext:value-type="float">
            <text:p>2073.7</text:p>
          </table:table-cell>
          <table:table-cell office:value-type="float" office:value="14595.7" calcext:value-type="float">
            <text:p>14595.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8205" calcext:value-type="float">
            <text:p>308205</text:p>
          </table:table-cell>
          <table:table-cell office:value-type="float" office:value="26922.3" calcext:value-type="float">
            <text:p>26922.3</text:p>
          </table:table-cell>
          <table:table-cell office:value-type="float" office:value="6266.5" calcext:value-type="float">
            <text:p>6266.5</text:p>
          </table:table-cell>
          <table:table-cell office:value-type="float" office:value="2132.4" calcext:value-type="float">
            <text:p>2132.4</text:p>
          </table:table-cell>
          <table:table-cell/>
          <table:table-cell office:value-type="float" office:value="6127" calcext:value-type="float">
            <text:p>6127</text:p>
          </table:table-cell>
          <table:table-cell office:value-type="float" office:value="2100.2" calcext:value-type="float">
            <text:p>2100.2</text:p>
          </table:table-cell>
          <table:table-cell office:value-type="float" office:value="14924.9" calcext:value-type="float">
            <text:p>14924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9488.3" calcext:value-type="float">
            <text:p>309488.3</text:p>
          </table:table-cell>
          <table:table-cell office:value-type="float" office:value="28517.4" calcext:value-type="float">
            <text:p>28517.4</text:p>
          </table:table-cell>
          <table:table-cell office:value-type="float" office:value="6316.3" calcext:value-type="float">
            <text:p>6316.3</text:p>
          </table:table-cell>
          <table:table-cell office:value-type="float" office:value="2141.7" calcext:value-type="float">
            <text:p>2141.7</text:p>
          </table:table-cell>
          <table:table-cell/>
          <table:table-cell office:value-type="float" office:value="6221.8" calcext:value-type="float">
            <text:p>6221.8</text:p>
          </table:table-cell>
          <table:table-cell office:value-type="float" office:value="2123.7" calcext:value-type="float">
            <text:p>2123.7</text:p>
          </table:table-cell>
          <table:table-cell office:value-type="float" office:value="14555.4" calcext:value-type="float">
            <text:p>14555.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7639.8" calcext:value-type="float">
            <text:p>307639.8</text:p>
          </table:table-cell>
          <table:table-cell office:value-type="float" office:value="29153.7" calcext:value-type="float">
            <text:p>29153.7</text:p>
          </table:table-cell>
          <table:table-cell office:value-type="float" office:value="6449.9" calcext:value-type="float">
            <text:p>6449.9</text:p>
          </table:table-cell>
          <table:table-cell office:value-type="float" office:value="2189.2" calcext:value-type="float">
            <text:p>2189.2</text:p>
          </table:table-cell>
          <table:table-cell/>
          <table:table-cell office:value-type="float" office:value="6338.7" calcext:value-type="float">
            <text:p>6338.7</text:p>
          </table:table-cell>
          <table:table-cell office:value-type="float" office:value="2138.9" calcext:value-type="float">
            <text:p>2138.9</text:p>
          </table:table-cell>
          <table:table-cell office:value-type="float" office:value="14177.3" calcext:value-type="float">
            <text:p>14177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4520.3" calcext:value-type="float">
            <text:p>314520.3</text:p>
          </table:table-cell>
          <table:table-cell office:value-type="float" office:value="30218.5" calcext:value-type="float">
            <text:p>30218.5</text:p>
          </table:table-cell>
          <table:table-cell office:value-type="float" office:value="6572.1" calcext:value-type="float">
            <text:p>6572.1</text:p>
          </table:table-cell>
          <table:table-cell office:value-type="float" office:value="2224.3" calcext:value-type="float">
            <text:p>2224.3</text:p>
          </table:table-cell>
          <table:table-cell/>
          <table:table-cell office:value-type="float" office:value="6378.8" calcext:value-type="float">
            <text:p>6378.8</text:p>
          </table:table-cell>
          <table:table-cell office:value-type="float" office:value="2172" calcext:value-type="float">
            <text:p>2172</text:p>
          </table:table-cell>
          <table:table-cell office:value-type="float" office:value="14014.3" calcext:value-type="float">
            <text:p>14014.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1275.7" calcext:value-type="float">
            <text:p>321275.7</text:p>
          </table:table-cell>
          <table:table-cell office:value-type="float" office:value="30518" calcext:value-type="float">
            <text:p>30518</text:p>
          </table:table-cell>
          <table:table-cell office:value-type="float" office:value="6548.6" calcext:value-type="float">
            <text:p>6548.6</text:p>
          </table:table-cell>
          <table:table-cell office:value-type="float" office:value="2195.8" calcext:value-type="float">
            <text:p>2195.8</text:p>
          </table:table-cell>
          <table:table-cell/>
          <table:table-cell office:value-type="float" office:value="6459.9" calcext:value-type="float">
            <text:p>6459.9</text:p>
          </table:table-cell>
          <table:table-cell office:value-type="float" office:value="2195.5" calcext:value-type="float">
            <text:p>2195.5</text:p>
          </table:table-cell>
          <table:table-cell office:value-type="float" office:value="14213.1" calcext:value-type="float">
            <text:p>14213.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6649.9" calcext:value-type="float">
            <text:p>326649.9</text:p>
          </table:table-cell>
          <table:table-cell office:value-type="float" office:value="29795.5" calcext:value-type="float">
            <text:p>29795.5</text:p>
          </table:table-cell>
          <table:table-cell office:value-type="float" office:value="6574.9" calcext:value-type="float">
            <text:p>6574.9</text:p>
          </table:table-cell>
          <table:table-cell office:value-type="float" office:value="2215.9" calcext:value-type="float">
            <text:p>2215.9</text:p>
          </table:table-cell>
          <table:table-cell/>
          <table:table-cell office:value-type="float" office:value="6500.2" calcext:value-type="float">
            <text:p>6500.2</text:p>
          </table:table-cell>
          <table:table-cell office:value-type="float" office:value="2212.2" calcext:value-type="float">
            <text:p>2212.2</text:p>
          </table:table-cell>
          <table:table-cell office:value-type="float" office:value="14196.2" calcext:value-type="float">
            <text:p>14196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0416.2" calcext:value-type="float">
            <text:p>330416.2</text:p>
          </table:table-cell>
          <table:table-cell office:value-type="float" office:value="42885.2" calcext:value-type="float">
            <text:p>42885.2</text:p>
          </table:table-cell>
          <table:table-cell office:value-type="float" office:value="6755.2" calcext:value-type="float">
            <text:p>6755.2</text:p>
          </table:table-cell>
          <table:table-cell office:value-type="float" office:value="2301.4" calcext:value-type="float">
            <text:p>2301.4</text:p>
          </table:table-cell>
          <table:table-cell/>
          <table:table-cell office:value-type="float" office:value="6591.1" calcext:value-type="float">
            <text:p>6591.1</text:p>
          </table:table-cell>
          <table:table-cell office:value-type="float" office:value="2228.3" calcext:value-type="float">
            <text:p>2228.3</text:p>
          </table:table-cell>
          <table:table-cell office:value-type="float" office:value="14346.3" calcext:value-type="float">
            <text:p>14346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993.2" calcext:value-type="float">
            <text:p>338993.2</text:p>
          </table:table-cell>
          <table:table-cell office:value-type="float" office:value="43102.5" calcext:value-type="float">
            <text:p>43102.5</text:p>
          </table:table-cell>
          <table:table-cell office:value-type="float" office:value="6826" calcext:value-type="float">
            <text:p>6826</text:p>
          </table:table-cell>
          <table:table-cell office:value-type="float" office:value="2270.5" calcext:value-type="float">
            <text:p>2270.5</text:p>
          </table:table-cell>
          <table:table-cell/>
          <table:table-cell office:value-type="float" office:value="6657.5" calcext:value-type="float">
            <text:p>6657.5</text:p>
          </table:table-cell>
          <table:table-cell office:value-type="float" office:value="2267" calcext:value-type="float">
            <text:p>2267</text:p>
          </table:table-cell>
          <table:table-cell office:value-type="float" office:value="14776.4" calcext:value-type="float">
            <text:p>1477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5301.4" calcext:value-type="float">
            <text:p>345301.4</text:p>
          </table:table-cell>
          <table:table-cell office:value-type="float" office:value="43808.5" calcext:value-type="float">
            <text:p>43808.5</text:p>
          </table:table-cell>
          <table:table-cell office:value-type="float" office:value="6880.9" calcext:value-type="float">
            <text:p>6880.9</text:p>
          </table:table-cell>
          <table:table-cell office:value-type="float" office:value="2303.4" calcext:value-type="float">
            <text:p>2303.4</text:p>
          </table:table-cell>
          <table:table-cell/>
          <table:table-cell office:value-type="float" office:value="6744.3" calcext:value-type="float">
            <text:p>6744.3</text:p>
          </table:table-cell>
          <table:table-cell office:value-type="float" office:value="2281.2" calcext:value-type="float">
            <text:p>2281.2</text:p>
          </table:table-cell>
          <table:table-cell office:value-type="float" office:value="14731" calcext:value-type="float">
            <text:p>147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8543.4" calcext:value-type="float">
            <text:p>348543.4</text:p>
          </table:table-cell>
          <table:table-cell office:value-type="float" office:value="44121.9" calcext:value-type="float">
            <text:p>44121.9</text:p>
          </table:table-cell>
          <table:table-cell office:value-type="float" office:value="6938.4" calcext:value-type="float">
            <text:p>6938.4</text:p>
          </table:table-cell>
          <table:table-cell office:value-type="float" office:value="2343.4" calcext:value-type="float">
            <text:p>2343.4</text:p>
          </table:table-cell>
          <table:table-cell/>
          <table:table-cell office:value-type="float" office:value="6795.5" calcext:value-type="float">
            <text:p>6795.5</text:p>
          </table:table-cell>
          <table:table-cell office:value-type="float" office:value="2301.6" calcext:value-type="float">
            <text:p>2301.6</text:p>
          </table:table-cell>
          <table:table-cell office:value-type="float" office:value="14871.2" calcext:value-type="float">
            <text:p>14871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7955.9" calcext:value-type="float">
            <text:p>357955.9</text:p>
          </table:table-cell>
          <table:table-cell office:value-type="float" office:value="44562" calcext:value-type="float">
            <text:p>44562</text:p>
          </table:table-cell>
          <table:table-cell office:value-type="float" office:value="7028.8" calcext:value-type="float">
            <text:p>7028.8</text:p>
          </table:table-cell>
          <table:table-cell office:value-type="float" office:value="2328.5" calcext:value-type="float">
            <text:p>2328.5</text:p>
          </table:table-cell>
          <table:table-cell/>
          <table:table-cell office:value-type="float" office:value="6897.4" calcext:value-type="float">
            <text:p>6897.4</text:p>
          </table:table-cell>
          <table:table-cell office:value-type="float" office:value="2319.2" calcext:value-type="float">
            <text:p>2319.2</text:p>
          </table:table-cell>
          <table:table-cell office:value-type="float" office:value="15434.5" calcext:value-type="float">
            <text:p>1543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7319.2" calcext:value-type="float">
            <text:p>367319.2</text:p>
          </table:table-cell>
          <table:table-cell office:value-type="float" office:value="45180.9" calcext:value-type="float">
            <text:p>45180.9</text:p>
          </table:table-cell>
          <table:table-cell office:value-type="float" office:value="7030" calcext:value-type="float">
            <text:p>7030</text:p>
          </table:table-cell>
          <table:table-cell office:value-type="float" office:value="2364.3" calcext:value-type="float">
            <text:p>2364.3</text:p>
          </table:table-cell>
          <table:table-cell/>
          <table:table-cell office:value-type="float" office:value="6915.2" calcext:value-type="float">
            <text:p>6915.2</text:p>
          </table:table-cell>
          <table:table-cell office:value-type="float" office:value="2364.1" calcext:value-type="float">
            <text:p>2364.1</text:p>
          </table:table-cell>
          <table:table-cell office:value-type="float" office:value="15173.1" calcext:value-type="float">
            <text:p>15173.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3287" calcext:value-type="float">
            <text:p>373287</text:p>
          </table:table-cell>
          <table:table-cell office:value-type="float" office:value="45624" calcext:value-type="float">
            <text:p>45624</text:p>
          </table:table-cell>
          <table:table-cell office:value-type="float" office:value="7143.6" calcext:value-type="float">
            <text:p>7143.6</text:p>
          </table:table-cell>
          <table:table-cell office:value-type="float" office:value="2446.2" calcext:value-type="float">
            <text:p>2446.2</text:p>
          </table:table-cell>
          <table:table-cell/>
          <table:table-cell office:value-type="float" office:value="6990.2" calcext:value-type="float">
            <text:p>6990.2</text:p>
          </table:table-cell>
          <table:table-cell office:value-type="float" office:value="2370.6" calcext:value-type="float">
            <text:p>2370.6</text:p>
          </table:table-cell>
          <table:table-cell office:value-type="float" office:value="15454.4" calcext:value-type="float">
            <text:p>15454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7464.3" calcext:value-type="float">
            <text:p>377464.3</text:p>
          </table:table-cell>
          <table:table-cell office:value-type="float" office:value="46043.8" calcext:value-type="float">
            <text:p>46043.8</text:p>
          </table:table-cell>
          <table:table-cell office:value-type="float" office:value="7224.5" calcext:value-type="float">
            <text:p>7224.5</text:p>
          </table:table-cell>
          <table:table-cell office:value-type="float" office:value="2410.1" calcext:value-type="float">
            <text:p>2410.1</text:p>
          </table:table-cell>
          <table:table-cell/>
          <table:table-cell office:value-type="float" office:value="7091.9" calcext:value-type="float">
            <text:p>7091.9</text:p>
          </table:table-cell>
          <table:table-cell office:value-type="float" office:value="2396" calcext:value-type="float">
            <text:p>2396</text:p>
          </table:table-cell>
          <table:table-cell office:value-type="float" office:value="15895.1" calcext:value-type="float">
            <text:p>15895.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3486.3" calcext:value-type="float">
            <text:p>383486.3</text:p>
          </table:table-cell>
          <table:table-cell office:value-type="float" office:value="46368.7" calcext:value-type="float">
            <text:p>46368.7</text:p>
          </table:table-cell>
          <table:table-cell office:value-type="float" office:value="7282.5" calcext:value-type="float">
            <text:p>7282.5</text:p>
          </table:table-cell>
          <table:table-cell office:value-type="float" office:value="2431.3" calcext:value-type="float">
            <text:p>2431.3</text:p>
          </table:table-cell>
          <table:table-cell/>
          <table:table-cell office:value-type="float" office:value="7138.2" calcext:value-type="float">
            <text:p>7138.2</text:p>
          </table:table-cell>
          <table:table-cell office:value-type="float" office:value="2419.6" calcext:value-type="float">
            <text:p>2419.6</text:p>
          </table:table-cell>
          <table:table-cell office:value-type="float" office:value="15644.2" calcext:value-type="float">
            <text:p>15644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3409.6" calcext:value-type="float">
            <text:p>393409.6</text:p>
          </table:table-cell>
          <table:table-cell office:value-type="float" office:value="48208.4" calcext:value-type="float">
            <text:p>48208.4</text:p>
          </table:table-cell>
          <table:table-cell office:value-type="float" office:value="7424.5" calcext:value-type="float">
            <text:p>7424.5</text:p>
          </table:table-cell>
          <table:table-cell office:value-type="float" office:value="2456.5" calcext:value-type="float">
            <text:p>2456.5</text:p>
          </table:table-cell>
          <table:table-cell/>
          <table:table-cell office:value-type="float" office:value="7255.5" calcext:value-type="float">
            <text:p>7255.5</text:p>
          </table:table-cell>
          <table:table-cell office:value-type="float" office:value="2426.1" calcext:value-type="float">
            <text:p>2426.1</text:p>
          </table:table-cell>
          <table:table-cell office:value-type="float" office:value="15622.3" calcext:value-type="float">
            <text:p>15622.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1665.7" calcext:value-type="float">
            <text:p>401665.7</text:p>
          </table:table-cell>
          <table:table-cell office:value-type="float" office:value="49922.1" calcext:value-type="float">
            <text:p>49922.1</text:p>
          </table:table-cell>
          <table:table-cell office:value-type="float" office:value="7428.1" calcext:value-type="float">
            <text:p>7428.1</text:p>
          </table:table-cell>
          <table:table-cell office:value-type="float" office:value="2455.8" calcext:value-type="float">
            <text:p>2455.8</text:p>
          </table:table-cell>
          <table:table-cell/>
          <table:table-cell office:value-type="float" office:value="7269.6" calcext:value-type="float">
            <text:p>7269.6</text:p>
          </table:table-cell>
          <table:table-cell office:value-type="float" office:value="2448.3" calcext:value-type="float">
            <text:p>2448.3</text:p>
          </table:table-cell>
          <table:table-cell office:value-type="float" office:value="15745.4" calcext:value-type="float">
            <text:p>15745.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7297.7" calcext:value-type="float">
            <text:p>407297.7</text:p>
          </table:table-cell>
          <table:table-cell office:value-type="float" office:value="52797.5" calcext:value-type="float">
            <text:p>52797.5</text:p>
          </table:table-cell>
          <table:table-cell office:value-type="float" office:value="7457.8" calcext:value-type="float">
            <text:p>7457.8</text:p>
          </table:table-cell>
          <table:table-cell office:value-type="float" office:value="2505.5" calcext:value-type="float">
            <text:p>2505.5</text:p>
          </table:table-cell>
          <table:table-cell/>
          <table:table-cell office:value-type="float" office:value="7340.9" calcext:value-type="float">
            <text:p>7340.9</text:p>
          </table:table-cell>
          <table:table-cell office:value-type="float" office:value="2476.4" calcext:value-type="float">
            <text:p>2476.4</text:p>
          </table:table-cell>
          <table:table-cell office:value-type="float" office:value="16041.6" calcext:value-type="float">
            <text:p>16041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2020.5" calcext:value-type="float">
            <text:p>412020.5</text:p>
          </table:table-cell>
          <table:table-cell office:value-type="float" office:value="53113.2" calcext:value-type="float">
            <text:p>53113.2</text:p>
          </table:table-cell>
          <table:table-cell office:value-type="float" office:value="7550.6" calcext:value-type="float">
            <text:p>7550.6</text:p>
          </table:table-cell>
          <table:table-cell office:value-type="float" office:value="2526.3" calcext:value-type="float">
            <text:p>2526.3</text:p>
          </table:table-cell>
          <table:table-cell/>
          <table:table-cell office:value-type="float" office:value="7450.1" calcext:value-type="float">
            <text:p>7450.1</text:p>
          </table:table-cell>
          <table:table-cell office:value-type="float" office:value="2502.7" calcext:value-type="float">
            <text:p>2502.7</text:p>
          </table:table-cell>
          <table:table-cell office:value-type="float" office:value="16494.1" calcext:value-type="float">
            <text:p>16494.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2145.9" calcext:value-type="float">
            <text:p>422145.9</text:p>
          </table:table-cell>
          <table:table-cell office:value-type="float" office:value="54054.8" calcext:value-type="float">
            <text:p>54054.8</text:p>
          </table:table-cell>
          <table:table-cell office:value-type="float" office:value="7656.5" calcext:value-type="float">
            <text:p>7656.5</text:p>
          </table:table-cell>
          <table:table-cell office:value-type="float" office:value="2519.3" calcext:value-type="float">
            <text:p>2519.3</text:p>
          </table:table-cell>
          <table:table-cell/>
          <table:table-cell office:value-type="float" office:value="7484.5" calcext:value-type="float">
            <text:p>7484.5</text:p>
          </table:table-cell>
          <table:table-cell office:value-type="float" office:value="2515.3" calcext:value-type="float">
            <text:p>2515.3</text:p>
          </table:table-cell>
          <table:table-cell office:value-type="float" office:value="16302.4" calcext:value-type="float">
            <text:p>16302.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5401.7" calcext:value-type="float">
            <text:p>425401.7</text:p>
          </table:table-cell>
          <table:table-cell office:value-type="float" office:value="54727.8" calcext:value-type="float">
            <text:p>54727.8</text:p>
          </table:table-cell>
          <table:table-cell office:value-type="float" office:value="7670.3" calcext:value-type="float">
            <text:p>7670.3</text:p>
          </table:table-cell>
          <table:table-cell office:value-type="float" office:value="2550.5" calcext:value-type="float">
            <text:p>2550.5</text:p>
          </table:table-cell>
          <table:table-cell/>
          <table:table-cell office:value-type="float" office:value="7554.5" calcext:value-type="float">
            <text:p>7554.5</text:p>
          </table:table-cell>
          <table:table-cell office:value-type="float" office:value="2542.7" calcext:value-type="float">
            <text:p>2542.7</text:p>
          </table:table-cell>
          <table:table-cell office:value-type="float" office:value="16326.1" calcext:value-type="float">
            <text:p>16326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5264.6" calcext:value-type="float">
            <text:p>435264.6</text:p>
          </table:table-cell>
          <table:table-cell office:value-type="float" office:value="55738" calcext:value-type="float">
            <text:p>55738</text:p>
          </table:table-cell>
          <table:table-cell office:value-type="float" office:value="7751.9" calcext:value-type="float">
            <text:p>7751.9</text:p>
          </table:table-cell>
          <table:table-cell office:value-type="float" office:value="2573.1" calcext:value-type="float">
            <text:p>2573.1</text:p>
          </table:table-cell>
          <table:table-cell/>
          <table:table-cell office:value-type="float" office:value="7627" calcext:value-type="float">
            <text:p>7627</text:p>
          </table:table-cell>
          <table:table-cell office:value-type="float" office:value="2576.4" calcext:value-type="float">
            <text:p>2576.4</text:p>
          </table:table-cell>
          <table:table-cell office:value-type="float" office:value="16909.6" calcext:value-type="float">
            <text:p>16909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9764.8" calcext:value-type="float">
            <text:p>439764.8</text:p>
          </table:table-cell>
          <table:table-cell office:value-type="float" office:value="90886.5" calcext:value-type="float">
            <text:p>90886.5</text:p>
          </table:table-cell>
          <table:table-cell office:value-type="float" office:value="7886.3" calcext:value-type="float">
            <text:p>7886.3</text:p>
          </table:table-cell>
          <table:table-cell office:value-type="float" office:value="2635.5" calcext:value-type="float">
            <text:p>2635.5</text:p>
          </table:table-cell>
          <table:table-cell/>
          <table:table-cell office:value-type="float" office:value="7652.1" calcext:value-type="float">
            <text:p>7652.1</text:p>
          </table:table-cell>
          <table:table-cell office:value-type="float" office:value="2591.9" calcext:value-type="float">
            <text:p>2591.9</text:p>
          </table:table-cell>
          <table:table-cell office:value-type="float" office:value="16591.5" calcext:value-type="float">
            <text:p>16591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0796.5" calcext:value-type="float">
            <text:p>450796.5</text:p>
          </table:table-cell>
          <table:table-cell office:value-type="float" office:value="92976.8" calcext:value-type="float">
            <text:p>92976.8</text:p>
          </table:table-cell>
          <table:table-cell office:value-type="float" office:value="7932" calcext:value-type="float">
            <text:p>7932</text:p>
          </table:table-cell>
          <table:table-cell office:value-type="float" office:value="2676.4" calcext:value-type="float">
            <text:p>2676.4</text:p>
          </table:table-cell>
          <table:table-cell/>
          <table:table-cell office:value-type="float" office:value="7794.5" calcext:value-type="float">
            <text:p>7794.5</text:p>
          </table:table-cell>
          <table:table-cell office:value-type="float" office:value="2613.5" calcext:value-type="float">
            <text:p>2613.5</text:p>
          </table:table-cell>
          <table:table-cell office:value-type="float" office:value="16832.9" calcext:value-type="float">
            <text:p>16832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5621.3" calcext:value-type="float">
            <text:p>455621.3</text:p>
          </table:table-cell>
          <table:table-cell office:value-type="float" office:value="93853.6" calcext:value-type="float">
            <text:p>93853.6</text:p>
          </table:table-cell>
          <table:table-cell office:value-type="float" office:value="8048.9" calcext:value-type="float">
            <text:p>8048.9</text:p>
          </table:table-cell>
          <table:table-cell office:value-type="float" office:value="2678.5" calcext:value-type="float">
            <text:p>2678.5</text:p>
          </table:table-cell>
          <table:table-cell/>
          <table:table-cell office:value-type="float" office:value="7841.2" calcext:value-type="float">
            <text:p>7841.2</text:p>
          </table:table-cell>
          <table:table-cell office:value-type="float" office:value="2632.6" calcext:value-type="float">
            <text:p>2632.6</text:p>
          </table:table-cell>
          <table:table-cell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4339.6" calcext:value-type="float">
            <text:p>464339.6</text:p>
          </table:table-cell>
          <table:table-cell office:value-type="float" office:value="94072.6" calcext:value-type="float">
            <text:p>94072.6</text:p>
          </table:table-cell>
          <table:table-cell office:value-type="float" office:value="8150.7" calcext:value-type="float">
            <text:p>8150.7</text:p>
          </table:table-cell>
          <table:table-cell office:value-type="float" office:value="2687.2" calcext:value-type="float">
            <text:p>2687.2</text:p>
          </table:table-cell>
          <table:table-cell/>
          <table:table-cell office:value-type="float" office:value="8026.6" calcext:value-type="float">
            <text:p>8026.6</text:p>
          </table:table-cell>
          <table:table-cell office:value-type="float" office:value="2669.8" calcext:value-type="float">
            <text:p>2669.8</text:p>
          </table:table-cell>
          <table:table-cell office:value-type="float" office:value="17401.8" calcext:value-type="float">
            <text:p>17401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3749.1" calcext:value-type="float">
            <text:p>473749.1</text:p>
          </table:table-cell>
          <table:table-cell office:value-type="float" office:value="95175.8" calcext:value-type="float">
            <text:p>95175.8</text:p>
          </table:table-cell>
          <table:table-cell office:value-type="float" office:value="8184.3" calcext:value-type="float">
            <text:p>8184.3</text:p>
          </table:table-cell>
          <table:table-cell office:value-type="float" office:value="2713.7" calcext:value-type="float">
            <text:p>2713.7</text:p>
          </table:table-cell>
          <table:table-cell/>
          <table:table-cell office:value-type="float" office:value="8018.9" calcext:value-type="float">
            <text:p>8018.9</text:p>
          </table:table-cell>
          <table:table-cell office:value-type="float" office:value="2671.7" calcext:value-type="float">
            <text:p>2671.7</text:p>
          </table:table-cell>
          <table:table-cell office:value-type="float" office:value="17168.5" calcext:value-type="float">
            <text:p>17168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613" calcext:value-type="float">
            <text:p>483613</text:p>
          </table:table-cell>
          <table:table-cell office:value-type="float" office:value="96531.8" calcext:value-type="float">
            <text:p>96531.8</text:p>
          </table:table-cell>
          <table:table-cell office:value-type="float" office:value="8302.6" calcext:value-type="float">
            <text:p>8302.6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float" office:value="8057.4" calcext:value-type="float">
            <text:p>8057.4</text:p>
          </table:table-cell>
          <table:table-cell office:value-type="float" office:value="2702.2" calcext:value-type="float">
            <text:p>2702.2</text:p>
          </table:table-cell>
          <table:table-cell office:value-type="float" office:value="17390.8" calcext:value-type="float">
            <text:p>1739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92716.8" calcext:value-type="float">
            <text:p>492716.8</text:p>
          </table:table-cell>
          <table:table-cell office:value-type="float" office:value="96997.3" calcext:value-type="float">
            <text:p>96997.3</text:p>
          </table:table-cell>
          <table:table-cell office:value-type="float" office:value="8370.5" calcext:value-type="float">
            <text:p>8370.5</text:p>
          </table:table-cell>
          <table:table-cell office:value-type="float" office:value="2751.7" calcext:value-type="float">
            <text:p>2751.7</text:p>
          </table:table-cell>
          <table:table-cell/>
          <table:table-cell office:value-type="float" office:value="8150.6" calcext:value-type="float">
            <text:p>8150.6</text:p>
          </table:table-cell>
          <table:table-cell office:value-type="float" office:value="2722" calcext:value-type="float">
            <text:p>2722</text:p>
          </table:table-cell>
          <table:table-cell office:value-type="float" office:value="17613.8" calcext:value-type="float">
            <text:p>17613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5390.5" calcext:value-type="float">
            <text:p>495390.5</text:p>
          </table:table-cell>
          <table:table-cell office:value-type="float" office:value="98190.3" calcext:value-type="float">
            <text:p>98190.3</text:p>
          </table:table-cell>
          <table:table-cell office:value-type="float" office:value="8372.4" calcext:value-type="float">
            <text:p>8372.4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8185.7" calcext:value-type="float">
            <text:p>8185.7</text:p>
          </table:table-cell>
          <table:table-cell office:value-type="float" office:value="2741.5" calcext:value-type="float">
            <text:p>2741.5</text:p>
          </table:table-cell>
          <table:table-cell office:value-type="float" office:value="17923.8" calcext:value-type="float">
            <text:p>17923.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0703.8" calcext:value-type="float">
            <text:p>500703.8</text:p>
          </table:table-cell>
          <table:table-cell office:value-type="float" office:value="99153.3" calcext:value-type="float">
            <text:p>99153.3</text:p>
          </table:table-cell>
          <table:table-cell office:value-type="float" office:value="8507.6" calcext:value-type="float">
            <text:p>8507.6</text:p>
          </table:table-cell>
          <table:table-cell office:value-type="float" office:value="2802.6" calcext:value-type="float">
            <text:p>2802.6</text:p>
          </table:table-cell>
          <table:table-cell/>
          <table:table-cell office:value-type="float" office:value="8310.5" calcext:value-type="float">
            <text:p>8310.5</text:p>
          </table:table-cell>
          <table:table-cell office:value-type="float" office:value="2771.7" calcext:value-type="float">
            <text:p>2771.7</text:p>
          </table:table-cell>
          <table:table-cell office:value-type="float" office:value="17799.3" calcext:value-type="float">
            <text:p>17799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3545" calcext:value-type="float">
            <text:p>513545</text:p>
          </table:table-cell>
          <table:table-cell office:value-type="float" office:value="102105.6" calcext:value-type="float">
            <text:p>102105.6</text:p>
          </table:table-cell>
          <table:table-cell office:value-type="float" office:value="8591.8" calcext:value-type="float">
            <text:p>8591.8</text:p>
          </table:table-cell>
          <table:table-cell office:value-type="float" office:value="2827.9" calcext:value-type="float">
            <text:p>2827.9</text:p>
          </table:table-cell>
          <table:table-cell/>
          <table:table-cell office:value-type="float" office:value="8347.6" calcext:value-type="float">
            <text:p>8347.6</text:p>
          </table:table-cell>
          <table:table-cell office:value-type="float" office:value="2795.5" calcext:value-type="float">
            <text:p>2795.5</text:p>
          </table:table-cell>
          <table:table-cell office:value-type="float" office:value="18065.9" calcext:value-type="float">
            <text:p>18065.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18197.7" calcext:value-type="float">
            <text:p>518197.7</text:p>
          </table:table-cell>
          <table:table-cell office:value-type="float" office:value="223796.6" calcext:value-type="float">
            <text:p>223796.6</text:p>
          </table:table-cell>
          <table:table-cell office:value-type="float" office:value="8537.6" calcext:value-type="float">
            <text:p>8537.6</text:p>
          </table:table-cell>
          <table:table-cell office:value-type="float" office:value="2853" calcext:value-type="float">
            <text:p>2853</text:p>
          </table:table-cell>
          <table:table-cell/>
          <table:table-cell office:value-type="float" office:value="8383.1" calcext:value-type="float">
            <text:p>8383.1</text:p>
          </table:table-cell>
          <table:table-cell office:value-type="float" office:value="2816.5" calcext:value-type="float">
            <text:p>2816.5</text:p>
          </table:table-cell>
          <table:table-cell office:value-type="float" office:value="18458.5" calcext:value-type="float">
            <text:p>18458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6688.4" calcext:value-type="float">
            <text:p>526688.4</text:p>
          </table:table-cell>
          <table:table-cell office:value-type="float" office:value="224272.7" calcext:value-type="float">
            <text:p>224272.7</text:p>
          </table:table-cell>
          <table:table-cell office:value-type="float" office:value="8561.9" calcext:value-type="float">
            <text:p>8561.9</text:p>
          </table:table-cell>
          <table:table-cell office:value-type="float" office:value="2892.6" calcext:value-type="float">
            <text:p>2892.6</text:p>
          </table:table-cell>
          <table:table-cell/>
          <table:table-cell office:value-type="float" office:value="8474.4" calcext:value-type="float">
            <text:p>8474.4</text:p>
          </table:table-cell>
          <table:table-cell office:value-type="float" office:value="2833.5" calcext:value-type="float">
            <text:p>2833.5</text:p>
          </table:table-cell>
          <table:table-cell office:value-type="float" office:value="18455.8" calcext:value-type="float">
            <text:p>18455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6471.7" calcext:value-type="float">
            <text:p>536471.7</text:p>
          </table:table-cell>
          <table:table-cell office:value-type="float" office:value="221985.7" calcext:value-type="float">
            <text:p>221985.7</text:p>
          </table:table-cell>
          <table:table-cell office:value-type="float" office:value="8595.6" calcext:value-type="float">
            <text:p>8595.6</text:p>
          </table:table-cell>
          <table:table-cell office:value-type="float" office:value="2847.3" calcext:value-type="float">
            <text:p>2847.3</text:p>
          </table:table-cell>
          <table:table-cell/>
          <table:table-cell office:value-type="float" office:value="8530.6" calcext:value-type="float">
            <text:p>8530.6</text:p>
          </table:table-cell>
          <table:table-cell office:value-type="float" office:value="2875.9" calcext:value-type="float">
            <text:p>2875.9</text:p>
          </table:table-cell>
          <table:table-cell office:value-type="float" office:value="18278.7" calcext:value-type="float">
            <text:p>18278.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7096.8" calcext:value-type="float">
            <text:p>547096.8</text:p>
          </table:table-cell>
          <table:table-cell office:value-type="float" office:value="222616.9" calcext:value-type="float">
            <text:p>222616.9</text:p>
          </table:table-cell>
          <table:table-cell office:value-type="float" office:value="8701" calcext:value-type="float">
            <text:p>8701</text:p>
          </table:table-cell>
          <table:table-cell office:value-type="float" office:value="2896.5" calcext:value-type="float">
            <text:p>2896.5</text:p>
          </table:table-cell>
          <table:table-cell/>
          <table:table-cell office:value-type="float" office:value="8640.7" calcext:value-type="float">
            <text:p>8640.7</text:p>
          </table:table-cell>
          <table:table-cell office:value-type="float" office:value="2884.1" calcext:value-type="float">
            <text:p>2884.1</text:p>
          </table:table-cell>
          <table:table-cell office:value-type="float" office:value="18708" calcext:value-type="float">
            <text:p>187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0818.6" calcext:value-type="float">
            <text:p>550818.6</text:p>
          </table:table-cell>
          <table:table-cell office:value-type="float" office:value="221671.6" calcext:value-type="float">
            <text:p>221671.6</text:p>
          </table:table-cell>
          <table:table-cell office:value-type="float" office:value="8861" calcext:value-type="float">
            <text:p>8861</text:p>
          </table:table-cell>
          <table:table-cell office:value-type="float" office:value="2922.6" calcext:value-type="float">
            <text:p>2922.6</text:p>
          </table:table-cell>
          <table:table-cell/>
          <table:table-cell office:value-type="float" office:value="8715.4" calcext:value-type="float">
            <text:p>8715.4</text:p>
          </table:table-cell>
          <table:table-cell office:value-type="float" office:value="2921.8" calcext:value-type="float">
            <text:p>2921.8</text:p>
          </table:table-cell>
          <table:table-cell office:value-type="float" office:value="18636.6" calcext:value-type="float">
            <text:p>18636.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6129.8" calcext:value-type="float">
            <text:p>556129.8</text:p>
          </table:table-cell>
          <table:table-cell office:value-type="float" office:value="222161.9" calcext:value-type="float">
            <text:p>222161.9</text:p>
          </table:table-cell>
          <table:table-cell office:value-type="float" office:value="8817.1" calcext:value-type="float">
            <text:p>8817.1</text:p>
          </table:table-cell>
          <table:table-cell office:value-type="float" office:value="2939.2" calcext:value-type="float">
            <text:p>2939.2</text:p>
          </table:table-cell>
          <table:table-cell/>
          <table:table-cell office:value-type="float" office:value="8772.9" calcext:value-type="float">
            <text:p>8772.9</text:p>
          </table:table-cell>
          <table:table-cell office:value-type="float" office:value="2964.3" calcext:value-type="float">
            <text:p>2964.3</text:p>
          </table:table-cell>
          <table:table-cell office:value-type="float" office:value="19175.5" calcext:value-type="float">
            <text:p>19175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5434.6" calcext:value-type="float">
            <text:p>565434.6</text:p>
          </table:table-cell>
          <table:table-cell office:value-type="float" office:value="219390.3" calcext:value-type="float">
            <text:p>219390.3</text:p>
          </table:table-cell>
          <table:table-cell office:value-type="float" office:value="8877.3" calcext:value-type="float">
            <text:p>8877.3</text:p>
          </table:table-cell>
          <table:table-cell office:value-type="float" office:value="9099" calcext:value-type="float">
            <text:p>9099</text:p>
          </table:table-cell>
          <table:table-cell/>
          <table:table-cell office:value-type="float" office:value="8918.7" calcext:value-type="float">
            <text:p>8918.7</text:p>
          </table:table-cell>
          <table:table-cell office:value-type="float" office:value="8951.5" calcext:value-type="float">
            <text:p>8951.5</text:p>
          </table:table-cell>
          <table:table-cell office:value-type="float" office:value="18835.1" calcext:value-type="float">
            <text:p>18835.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8302.8" calcext:value-type="float">
            <text:p>578302.8</text:p>
          </table:table-cell>
          <table:table-cell office:value-type="float" office:value="217495" calcext:value-type="float">
            <text:p>217495</text:p>
          </table:table-cell>
          <table:table-cell office:value-type="float" office:value="8911.3" calcext:value-type="float">
            <text:p>8911.3</text:p>
          </table:table-cell>
          <table:table-cell office:value-type="float" office:value="9117.4" calcext:value-type="float">
            <text:p>9117.4</text:p>
          </table:table-cell>
          <table:table-cell/>
          <table:table-cell office:value-type="float" office:value="8931.4" calcext:value-type="float">
            <text:p>8931.4</text:p>
          </table:table-cell>
          <table:table-cell office:value-type="float" office:value="8976.9" calcext:value-type="float">
            <text:p>8976.9</text:p>
          </table:table-cell>
          <table:table-cell office:value-type="float" office:value="19439.9" calcext:value-type="float">
            <text:p>19439.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6696.9" calcext:value-type="float">
            <text:p>586696.9</text:p>
          </table:table-cell>
          <table:table-cell office:value-type="float" office:value="218201.6" calcext:value-type="float">
            <text:p>218201.6</text:p>
          </table:table-cell>
          <table:table-cell office:value-type="float" office:value="9068.8" calcext:value-type="float">
            <text:p>9068.8</text:p>
          </table:table-cell>
          <table:table-cell office:value-type="float" office:value="9242.5" calcext:value-type="float">
            <text:p>9242.5</text:p>
          </table:table-cell>
          <table:table-cell/>
          <table:table-cell office:value-type="float" office:value="9012.4" calcext:value-type="float">
            <text:p>9012.4</text:p>
          </table:table-cell>
          <table:table-cell office:value-type="float" office:value="9025.2" calcext:value-type="float">
            <text:p>9025.2</text:p>
          </table:table-cell>
          <table:table-cell office:value-type="float" office:value="19308.4" calcext:value-type="float">
            <text:p>19308.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5058.8" calcext:value-type="float">
            <text:p>595058.8</text:p>
          </table:table-cell>
          <table:table-cell office:value-type="float" office:value="217757.3" calcext:value-type="float">
            <text:p>217757.3</text:p>
          </table:table-cell>
          <table:table-cell office:value-type="float" office:value="9039.5" calcext:value-type="float">
            <text:p>9039.5</text:p>
          </table:table-cell>
          <table:table-cell office:value-type="float" office:value="9200.6" calcext:value-type="float">
            <text:p>9200.6</text:p>
          </table:table-cell>
          <table:table-cell/>
          <table:table-cell office:value-type="float" office:value="9076" calcext:value-type="float">
            <text:p>9076</text:p>
          </table:table-cell>
          <table:table-cell office:value-type="float" office:value="9080.4" calcext:value-type="float">
            <text:p>9080.4</text:p>
          </table:table-cell>
          <table:table-cell office:value-type="float" office:value="19826.6" calcext:value-type="float">
            <text:p>19826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8279.3" calcext:value-type="float">
            <text:p>598279.3</text:p>
          </table:table-cell>
          <table:table-cell office:value-type="float" office:value="215897.3" calcext:value-type="float">
            <text:p>215897.3</text:p>
          </table:table-cell>
          <table:table-cell office:value-type="float" office:value="9327.1" calcext:value-type="float">
            <text:p>9327.1</text:p>
          </table:table-cell>
          <table:table-cell office:value-type="float" office:value="9526.4" calcext:value-type="float">
            <text:p>9526.4</text:p>
          </table:table-cell>
          <table:table-cell/>
          <table:table-cell office:value-type="float" office:value="9267.5" calcext:value-type="float">
            <text:p>9267.5</text:p>
          </table:table-cell>
          <table:table-cell office:value-type="float" office:value="9292.1" calcext:value-type="float">
            <text:p>9292.1</text:p>
          </table:table-cell>
          <table:table-cell office:value-type="float" office:value="19546.7" calcext:value-type="float">
            <text:p>19546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2645" calcext:value-type="float">
            <text:p>612645</text:p>
          </table:table-cell>
          <table:table-cell office:value-type="float" office:value="212601.4" calcext:value-type="float">
            <text:p>212601.4</text:p>
          </table:table-cell>
          <table:table-cell office:value-type="float" office:value="11929.2" calcext:value-type="float">
            <text:p>11929.2</text:p>
          </table:table-cell>
          <table:table-cell office:value-type="float" office:value="12143.2" calcext:value-type="float">
            <text:p>12143.2</text:p>
          </table:table-cell>
          <table:table-cell/>
          <table:table-cell office:value-type="float" office:value="11843.1" calcext:value-type="float">
            <text:p>11843.1</text:p>
          </table:table-cell>
          <table:table-cell office:value-type="float" office:value="11835.3" calcext:value-type="float">
            <text:p>11835.3</text:p>
          </table:table-cell>
          <table:table-cell office:value-type="float" office:value="19840.5" calcext:value-type="float">
            <text:p>19840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2652.2" calcext:value-type="float">
            <text:p>622652.2</text:p>
          </table:table-cell>
          <table:table-cell office:value-type="float" office:value="216543.5" calcext:value-type="float">
            <text:p>216543.5</text:p>
          </table:table-cell>
          <table:table-cell office:value-type="float" office:value="13378.2" calcext:value-type="float">
            <text:p>13378.2</text:p>
          </table:table-cell>
          <table:table-cell office:value-type="float" office:value="13773" calcext:value-type="float">
            <text:p>13773</text:p>
          </table:table-cell>
          <table:table-cell/>
          <table:table-cell office:value-type="float" office:value="13039.9" calcext:value-type="float">
            <text:p>13039.9</text:p>
          </table:table-cell>
          <table:table-cell office:value-type="float" office:value="12792.4" calcext:value-type="float">
            <text:p>12792.4</text:p>
          </table:table-cell>
          <table:table-cell office:value-type="float" office:value="20447.4" calcext:value-type="float">
            <text:p>20447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7383.4" calcext:value-type="float">
            <text:p>627383.4</text:p>
          </table:table-cell>
          <table:table-cell office:value-type="float" office:value="209429.7" calcext:value-type="float">
            <text:p>209429.7</text:p>
          </table:table-cell>
          <table:table-cell office:value-type="float" office:value="12098.6" calcext:value-type="float">
            <text:p>12098.6</text:p>
          </table:table-cell>
          <table:table-cell office:value-type="float" office:value="12979.1" calcext:value-type="float">
            <text:p>12979.1</text:p>
          </table:table-cell>
          <table:table-cell/>
          <table:table-cell office:value-type="float" office:value="12680.7" calcext:value-type="float">
            <text:p>12680.7</text:p>
          </table:table-cell>
          <table:table-cell office:value-type="float" office:value="11945.3" calcext:value-type="float">
            <text:p>11945.3</text:p>
          </table:table-cell>
          <table:table-cell office:value-type="float" office:value="20893.6" calcext:value-type="float">
            <text:p>20893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7884" calcext:value-type="float">
            <text:p>627884</text:p>
          </table:table-cell>
          <table:table-cell office:value-type="float" office:value="216188.2" calcext:value-type="float">
            <text:p>216188.2</text:p>
          </table:table-cell>
          <table:table-cell office:value-type="float" office:value="11729.3" calcext:value-type="float">
            <text:p>11729.3</text:p>
          </table:table-cell>
          <table:table-cell office:value-type="float" office:value="12991.7" calcext:value-type="float">
            <text:p>12991.7</text:p>
          </table:table-cell>
          <table:table-cell/>
          <table:table-cell office:value-type="float" office:value="12575.9" calcext:value-type="float">
            <text:p>12575.9</text:p>
          </table:table-cell>
          <table:table-cell office:value-type="float" office:value="11624.8" calcext:value-type="float">
            <text:p>11624.8</text:p>
          </table:table-cell>
          <table:table-cell office:value-type="float" office:value="23850.7" calcext:value-type="float">
            <text:p>2385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3:59:14.437527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0T04:05:52.962946746</dc:date>
    <meta:editing-duration>PT59M51S</meta:editing-duration>
    <meta:editing-cycles>9</meta:editing-cycles>
    <meta:generator>LibreOffice/7.5.9.2$Linux_X86_64 LibreOffice_project/50$Build-2</meta:generator>
    <meta:document-statistic meta:table-count="1" meta:cell-count="10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866cm" svg:height="14.876cm" xlink:href=".." xlink:type="simple" chart:class="chart:scatter" chart:style-name="ch1">
        <chart:legend chart:legend-position="end" svg:x="28.269cm" svg:y="5.396cm" style:legend-expansion="high" chart:style-name="ch2"/>
        <chart:plot-area chart:style-name="ch3" table:cell-range-address="euler.A2:euler.I127 euler.B1:euler.I1" chart:data-source-has-labels="row" svg:x="1.688cm" svg:y="0.297cm" svg:width="25.904cm" svg:height="13.301cm">
          <chart:coordinate-region svg:x="3.235cm" svg:y="0.497cm" svg:width="24.077cm" svg:height="12.455cm"/>
          <chart:axis chart:dimension="x" chart:name="primary-x" chart:style-name="ch4">
            <chart:title svg:x="14.331cm" svg:y="13.895cm" chart:style-name="ch5">
              <text:p>bits</text:p>
            </chart:title>
          </chart:axis>
          <chart:axis chart:dimension="y" chart:name="primary-y" chart:style-name="ch6">
            <chart:title svg:x="0.451cm" svg:y="7.454cm" chart:style-name="ch7">
              <text:p>cycles</text:p>
            </chart:title>
            <chart:grid chart:style-name="ch8" chart:class="major"/>
          </chart:axis>
          <chart:series chart:style-name="ch9" chart:values-cell-range-address="euler.B2:euler.B127" chart:label-cell-address="euler.B1:euler.B1" chart:class="chart:scatter">
            <chart:domain table:cell-range-address="euler.A2:euler.A127"/>
            <chart:data-point chart:repeated="126"/>
          </chart:series>
          <chart:series chart:style-name="ch10" chart:values-cell-range-address="euler.C2:euler.C127" chart:label-cell-address="euler.C1:euler.C1" chart:class="chart:scatter">
            <chart:data-point chart:repeated="126"/>
          </chart:series>
          <chart:series chart:style-name="ch11" chart:values-cell-range-address="euler.D2:euler.D127" chart:label-cell-address="euler.D1:euler.D1" chart:class="chart:scatter">
            <chart:data-point chart:repeated="126"/>
          </chart:series>
          <chart:series chart:style-name="ch12" chart:values-cell-range-address="euler.E2:euler.E127" chart:label-cell-address="euler.E1:euler.E1" chart:class="chart:scatter">
            <chart:data-point chart:repeated="126"/>
          </chart:series>
          <chart:series chart:style-name="ch13" chart:values-cell-range-address="euler.F2:euler.F127" chart:label-cell-address="euler.F1:euler.F1" chart:class="chart:scatter">
            <chart:data-point chart:repeated="126"/>
          </chart:series>
          <chart:series chart:style-name="ch14" chart:values-cell-range-address="euler.G2:euler.G127" chart:label-cell-address="euler.G1:euler.G1" chart:class="chart:scatter">
            <chart:data-point chart:repeated="126"/>
          </chart:series>
          <chart:series chart:style-name="ch15" chart:values-cell-range-address="euler.H2:euler.H127" chart:label-cell-address="euler.H1:euler.H1" chart:class="chart:scatter">
            <chart:data-point chart:repeated="126"/>
          </chart:series>
          <chart:series chart:style-name="ch16" chart:values-cell-range-address="euler.I2:euler.I127" chart:label-cell-address="euler.I1:euler.I1" chart:class="chart:scatter">
            <chart:data-point chart:repeated="12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w proven Euler</text:p>
                <draw:g>
                  <svg:desc>euler.B1:euler.B1</svg:desc>
                </draw:g>
              </table:table-cell>
              <table:table-cell office:value-type="string">
                <text:p>Generic C Euler </text:p>
                <draw:g>
                  <svg:desc>euler.C1:euler.C1</svg:desc>
                </draw:g>
              </table:table-cell>
              <table:table-cell office:value-type="string">
                <text:p>Textbook Euler (Montgomery)</text:p>
                <draw:g>
                  <svg:desc>euler.D1:euler.D1</svg:desc>
                </draw:g>
              </table:table-cell>
              <table:table-cell office:value-type="string">
                <text:p>Optimized Euler (montgomery)</text:p>
                <draw:g>
                  <svg:desc>euler.E1:euler.E1</svg:desc>
                </draw:g>
              </table:table-cell>
              <table:table-cell office:value-type="string">
                <text:p>first target</text:p>
                <draw:g>
                  <svg:desc>euler.F1:euler.F1</svg:desc>
                </draw:g>
              </table:table-cell>
              <table:table-cell office:value-type="string">
                <text:p>Textbook SPRP (Montgomery)</text:p>
                <draw:g>
                  <svg:desc>euler.G1:euler.G1</svg:desc>
                </draw:g>
              </table:table-cell>
              <table:table-cell office:value-type="string">
                <text:p>Optimized SPRP (Montgomery)</text:p>
                <draw:g>
                  <svg:desc>euler.H1:euler.H1</svg:desc>
                </draw:g>
              </table:table-cell>
              <table:table-cell office:value-type="string">
                <text:p>Textbook Euler (Barrett)</text:p>
                <draw:g>
                  <svg:desc>euler.I1:eul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euler.A2:euler.A127</svg:desc>
                </draw:g>
              </table:table-cell>
              <table:table-cell office:value-type="float" office:value="2662.9">
                <text:p>2662.9</text:p>
                <draw:g>
                  <svg:desc>euler.B2:euler.B127</svg:desc>
                </draw:g>
              </table:table-cell>
              <table:table-cell office:value-type="float" office:value="1615.8">
                <text:p>1615.8</text:p>
                <draw:g>
                  <svg:desc>euler.C2:euler.C127</svg:desc>
                </draw:g>
              </table:table-cell>
              <table:table-cell office:value-type="float" office:value="289.3">
                <text:p>289.3</text:p>
                <draw:g>
                  <svg:desc>euler.D2:euler.D127</svg:desc>
                </draw:g>
              </table:table-cell>
              <table:table-cell office:value-type="float" office:value="166.8">
                <text:p>166.8</text:p>
                <draw:g>
                  <svg:desc>euler.E2:euler.E127</svg:desc>
                </draw:g>
              </table:table-cell>
              <table:table-cell office:value-type="float" office:value="NaN">
                <text:p>NaN</text:p>
                <draw:g>
                  <svg:desc>euler.F2:euler.F127</svg:desc>
                </draw:g>
              </table:table-cell>
              <table:table-cell office:value-type="float" office:value="232.7">
                <text:p>232.7</text:p>
                <draw:g>
                  <svg:desc>euler.G2:euler.G127</svg:desc>
                </draw:g>
              </table:table-cell>
              <table:table-cell office:value-type="float" office:value="165.7">
                <text:p>165.7</text:p>
                <draw:g>
                  <svg:desc>euler.H2:euler.H127</svg:desc>
                </draw:g>
              </table:table-cell>
              <table:table-cell office:value-type="float" office:value="662.3">
                <text:p>662.3</text:p>
                <draw:g>
                  <svg:desc>euler.I2:euler.I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76.8">
                <text:p>3976.8</text:p>
              </table:table-cell>
              <table:table-cell office:value-type="float" office:value="1695.6">
                <text:p>1695.6</text:p>
              </table:table-cell>
              <table:table-cell office:value-type="float" office:value="278.2">
                <text:p>278.2</text:p>
              </table:table-cell>
              <table:table-cell office:value-type="float" office:value="166.2">
                <text:p>166.2</text:p>
              </table:table-cell>
              <table:table-cell office:value-type="float" office:value="NaN">
                <text:p>NaN</text:p>
              </table:table-cell>
              <table:table-cell office:value-type="float" office:value="263.8">
                <text:p>263.8</text:p>
              </table:table-cell>
              <table:table-cell office:value-type="float" office:value="165.9">
                <text:p>165.9</text:p>
              </table:table-cell>
              <table:table-cell office:value-type="float" office:value="679.1">
                <text:p>67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384.6">
                <text:p>5384.6</text:p>
              </table:table-cell>
              <table:table-cell office:value-type="float" office:value="1816.3">
                <text:p>1816.3</text:p>
              </table:table-cell>
              <table:table-cell office:value-type="float" office:value="313.2">
                <text:p>313.2</text:p>
              </table:table-cell>
              <table:table-cell office:value-type="float" office:value="167.1">
                <text:p>167.1</text:p>
              </table:table-cell>
              <table:table-cell office:value-type="float" office:value="NaN">
                <text:p>NaN</text:p>
              </table:table-cell>
              <table:table-cell office:value-type="float" office:value="281.2">
                <text:p>281.2</text:p>
              </table:table-cell>
              <table:table-cell office:value-type="float" office:value="166.6">
                <text:p>166.6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821.8">
                <text:p>6821.8</text:p>
              </table:table-cell>
              <table:table-cell office:value-type="float" office:value="1939.5">
                <text:p>1939.5</text:p>
              </table:table-cell>
              <table:table-cell office:value-type="float" office:value="307.5">
                <text:p>307.5</text:p>
              </table:table-cell>
              <table:table-cell office:value-type="float" office:value="168.3">
                <text:p>168.3</text:p>
              </table:table-cell>
              <table:table-cell office:value-type="float" office:value="NaN">
                <text:p>NaN</text:p>
              </table:table-cell>
              <table:table-cell office:value-type="float" office:value="281.8">
                <text:p>281.8</text:p>
              </table:table-cell>
              <table:table-cell office:value-type="float" office:value="166.9">
                <text:p>166.9</text:p>
              </table:table-cell>
              <table:table-cell office:value-type="float" office:value="744.3">
                <text:p>74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249.9">
                <text:p>8249.9</text:p>
              </table:table-cell>
              <table:table-cell office:value-type="float" office:value="2037.3">
                <text:p>2037.3</text:p>
              </table:table-cell>
              <table:table-cell office:value-type="float" office:value="337.4">
                <text:p>337.4</text:p>
              </table:table-cell>
              <table:table-cell office:value-type="float" office:value="168.6">
                <text:p>168.6</text:p>
              </table:table-cell>
              <table:table-cell office:value-type="float" office:value="NaN">
                <text:p>NaN</text:p>
              </table:table-cell>
              <table:table-cell office:value-type="float" office:value="306.7">
                <text:p>306.7</text:p>
              </table:table-cell>
              <table:table-cell office:value-type="float" office:value="166.8">
                <text:p>166.8</text:p>
              </table:table-cell>
              <table:table-cell office:value-type="float" office:value="785.5">
                <text:p>78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960.5">
                <text:p>9960.5</text:p>
              </table:table-cell>
              <table:table-cell office:value-type="float" office:value="2149.8">
                <text:p>2149.8</text:p>
              </table:table-cell>
              <table:table-cell office:value-type="float" office:value="338.9">
                <text:p>338.9</text:p>
              </table:table-cell>
              <table:table-cell office:value-type="float" office:value="287.2">
                <text:p>287.2</text:p>
              </table:table-cell>
              <table:table-cell office:value-type="float" office:value="NaN">
                <text:p>NaN</text:p>
              </table:table-cell>
              <table:table-cell office:value-type="float" office:value="322.4">
                <text:p>322.4</text:p>
              </table:table-cell>
              <table:table-cell office:value-type="float" office:value="287.3">
                <text:p>287.3</text:p>
              </table:table-cell>
              <table:table-cell office:value-type="float" office:value="809.7">
                <text:p>80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580.8">
                <text:p>11580.8</text:p>
              </table:table-cell>
              <table:table-cell office:value-type="float" office:value="2274.2">
                <text:p>2274.2</text:p>
              </table:table-cell>
              <table:table-cell office:value-type="float" office:value="371.8">
                <text:p>371.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334.7">
                <text:p>334.7</text:p>
              </table:table-cell>
              <table:table-cell office:value-type="float" office:value="267.8">
                <text:p>267.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416.9">
                <text:p>13416.9</text:p>
              </table:table-cell>
              <table:table-cell office:value-type="float" office:value="2349.6">
                <text:p>2349.6</text:p>
              </table:table-cell>
              <table:table-cell office:value-type="float" office:value="369.7">
                <text:p>369.7</text:p>
              </table:table-cell>
              <table:table-cell office:value-type="float" office:value="236.1">
                <text:p>236.1</text:p>
              </table:table-cell>
              <table:table-cell office:value-type="float" office:value="NaN">
                <text:p>NaN</text:p>
              </table:table-cell>
              <table:table-cell office:value-type="float" office:value="354.7">
                <text:p>354.7</text:p>
              </table:table-cell>
              <table:table-cell office:value-type="float" office:value="249.5">
                <text:p>249.5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243.3">
                <text:p>15243.3</text:p>
              </table:table-cell>
              <table:table-cell office:value-type="float" office:value="2455.6">
                <text:p>2455.6</text:p>
              </table:table-cell>
              <table:table-cell office:value-type="float" office:value="402.5">
                <text:p>402.5</text:p>
              </table:table-cell>
              <table:table-cell office:value-type="float" office:value="244.5">
                <text:p>244.5</text:p>
              </table:table-cell>
              <table:table-cell office:value-type="float" office:value="NaN">
                <text:p>NaN</text:p>
              </table:table-cell>
              <table:table-cell office:value-type="float" office:value="368.7">
                <text:p>368.7</text:p>
              </table:table-cell>
              <table:table-cell office:value-type="float" office:value="297.4">
                <text:p>297.4</text:p>
              </table:table-cell>
              <table:table-cell office:value-type="float" office:value="903.1">
                <text:p>90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242.2">
                <text:p>17242.2</text:p>
              </table:table-cell>
              <table:table-cell office:value-type="float" office:value="2570.9">
                <text:p>2570.9</text:p>
              </table:table-cell>
              <table:table-cell office:value-type="float" office:value="394.9">
                <text:p>394.9</text:p>
              </table:table-cell>
              <table:table-cell office:value-type="float" office:value="249.6">
                <text:p>249.6</text:p>
              </table:table-cell>
              <table:table-cell office:value-type="float" office:value="NaN">
                <text:p>NaN</text:p>
              </table:table-cell>
              <table:table-cell office:value-type="float" office:value="380.6">
                <text:p>380.6</text:p>
              </table:table-cell>
              <table:table-cell office:value-type="float" office:value="279.7">
                <text:p>279.7</text:p>
              </table:table-cell>
              <table:table-cell office:value-type="float" office:value="936.8">
                <text:p>93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9065.8">
                <text:p>19065.8</text:p>
              </table:table-cell>
              <table:table-cell office:value-type="float" office:value="2648.6">
                <text:p>2648.6</text:p>
              </table:table-cell>
              <table:table-cell office:value-type="float" office:value="426.2">
                <text:p>426.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394.4">
                <text:p>394.4</text:p>
              </table:table-cell>
              <table:table-cell office:value-type="float" office:value="275.5">
                <text:p>275.5</text:p>
              </table:table-cell>
              <table:table-cell office:value-type="float" office:value="964.6">
                <text:p>96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1291.6">
                <text:p>21291.6</text:p>
              </table:table-cell>
              <table:table-cell office:value-type="float" office:value="2761.5">
                <text:p>2761.5</text:p>
              </table:table-cell>
              <table:table-cell office:value-type="float" office:value="419.2">
                <text:p>419.2</text:p>
              </table:table-cell>
              <table:table-cell office:value-type="float" office:value="264.9">
                <text:p>264.9</text:p>
              </table:table-cell>
              <table:table-cell office:value-type="float" office:value="NaN">
                <text:p>NaN</text:p>
              </table:table-cell>
              <table:table-cell office:value-type="float" office:value="406.4">
                <text:p>406.4</text:p>
              </table:table-cell>
              <table:table-cell office:value-type="float" office:value="329.3">
                <text:p>329.3</text:p>
              </table:table-cell>
              <table:table-cell office:value-type="float" office:value="998.2">
                <text:p>99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3233.6">
                <text:p>23233.6</text:p>
              </table:table-cell>
              <table:table-cell office:value-type="float" office:value="2844.6">
                <text:p>2844.6</text:p>
              </table:table-cell>
              <table:table-cell office:value-type="float" office:value="450.9">
                <text:p>450.9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418.4">
                <text:p>418.4</text:p>
              </table:table-cell>
              <table:table-cell office:value-type="float" office:value="307.8">
                <text:p>307.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5429">
                <text:p>25429</text:p>
              </table:table-cell>
              <table:table-cell office:value-type="float" office:value="2996.2">
                <text:p>2996.2</text:p>
              </table:table-cell>
              <table:table-cell office:value-type="float" office:value="449.4">
                <text:p>449.4</text:p>
              </table:table-cell>
              <table:table-cell office:value-type="float" office:value="283.1">
                <text:p>283.1</text:p>
              </table:table-cell>
              <table:table-cell office:value-type="float" office:value="NaN">
                <text:p>NaN</text:p>
              </table:table-cell>
              <table:table-cell office:value-type="float" office:value="430.2">
                <text:p>430.2</text:p>
              </table:table-cell>
              <table:table-cell office:value-type="float" office:value="296.8">
                <text:p>296.8</text:p>
              </table:table-cell>
              <table:table-cell office:value-type="float" office:value="1049.7">
                <text:p>104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7882">
                <text:p>27882</text:p>
              </table:table-cell>
              <table:table-cell office:value-type="float" office:value="3107.1">
                <text:p>3107.1</text:p>
              </table:table-cell>
              <table:table-cell office:value-type="float" office:value="478.9">
                <text:p>478.9</text:p>
              </table:table-cell>
              <table:table-cell office:value-type="float" office:value="286.7">
                <text:p>286.7</text:p>
              </table:table-cell>
              <table:table-cell office:value-type="float" office:value="NaN">
                <text:p>NaN</text:p>
              </table:table-cell>
              <table:table-cell office:value-type="float" office:value="438.9">
                <text:p>438.9</text:p>
              </table:table-cell>
              <table:table-cell office:value-type="float" office:value="347.1">
                <text:p>347.1</text:p>
              </table:table-cell>
              <table:table-cell office:value-type="float" office:value="1083.8">
                <text:p>108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0131.8">
                <text:p>30131.8</text:p>
              </table:table-cell>
              <table:table-cell office:value-type="float" office:value="3145.5">
                <text:p>3145.5</text:p>
              </table:table-cell>
              <table:table-cell office:value-type="float" office:value="470">
                <text:p>470</text:p>
              </table:table-cell>
              <table:table-cell office:value-type="float" office:value="295.4">
                <text:p>295.4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329.2">
                <text:p>329.2</text:p>
              </table:table-cell>
              <table:table-cell office:value-type="float" office:value="1109.8">
                <text:p>110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2978.5">
                <text:p>32978.5</text:p>
              </table:table-cell>
              <table:table-cell office:value-type="float" office:value="3260.2">
                <text:p>3260.2</text:p>
              </table:table-cell>
              <table:table-cell office:value-type="float" office:value="501.4">
                <text:p>501.4</text:p>
              </table:table-cell>
              <table:table-cell office:value-type="float" office:value="302.8">
                <text:p>302.8</text:p>
              </table:table-cell>
              <table:table-cell office:value-type="float" office:value="NaN">
                <text:p>NaN</text:p>
              </table:table-cell>
              <table:table-cell office:value-type="float" office:value="464.3">
                <text:p>464.3</text:p>
              </table:table-cell>
              <table:table-cell office:value-type="float" office:value="320">
                <text:p>320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5577.5">
                <text:p>35577.5</text:p>
              </table:table-cell>
              <table:table-cell office:value-type="float" office:value="3349">
                <text:p>3349</text:p>
              </table:table-cell>
              <table:table-cell office:value-type="float" office:value="491.4">
                <text:p>491.4</text:p>
              </table:table-cell>
              <table:table-cell office:value-type="float" office:value="309.7">
                <text:p>309.7</text:p>
              </table:table-cell>
              <table:table-cell office:value-type="float" office:value="NaN">
                <text:p>NaN</text:p>
              </table:table-cell>
              <table:table-cell office:value-type="float" office:value="479.1">
                <text:p>479.1</text:p>
              </table:table-cell>
              <table:table-cell office:value-type="float" office:value="367.3">
                <text:p>367.3</text:p>
              </table:table-cell>
              <table:table-cell office:value-type="float" office:value="1188.4">
                <text:p>11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8030.1">
                <text:p>38030.1</text:p>
              </table:table-cell>
              <table:table-cell office:value-type="float" office:value="3470.7">
                <text:p>3470.7</text:p>
              </table:table-cell>
              <table:table-cell office:value-type="float" office:value="523.6">
                <text:p>523.6</text:p>
              </table:table-cell>
              <table:table-cell office:value-type="float" office:value="315.3">
                <text:p>315.3</text:p>
              </table:table-cell>
              <table:table-cell office:value-type="float" office:value="NaN">
                <text:p>NaN</text:p>
              </table:table-cell>
              <table:table-cell office:value-type="float" office:value="487.7">
                <text:p>487.7</text:p>
              </table:table-cell>
              <table:table-cell office:value-type="float" office:value="348.7">
                <text:p>348.7</text:p>
              </table:table-cell>
              <table:table-cell office:value-type="float" office:value="1210.6">
                <text:p>121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41056.4">
                <text:p>41056.4</text:p>
              </table:table-cell>
              <table:table-cell office:value-type="float" office:value="3560.5">
                <text:p>3560.5</text:p>
              </table:table-cell>
              <table:table-cell office:value-type="float" office:value="513.1">
                <text:p>513.1</text:p>
              </table:table-cell>
              <table:table-cell office:value-type="float" office:value="323.2">
                <text:p>323.2</text:p>
              </table:table-cell>
              <table:table-cell office:value-type="float" office:value="NaN">
                <text:p>NaN</text:p>
              </table:table-cell>
              <table:table-cell office:value-type="float" office:value="502.1">
                <text:p>502.1</text:p>
              </table:table-cell>
              <table:table-cell office:value-type="float" office:value="340.3">
                <text:p>340.3</text:p>
              </table:table-cell>
              <table:table-cell office:value-type="float" office:value="1255.5">
                <text:p>125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43219">
                <text:p>43219</text:p>
              </table:table-cell>
              <table:table-cell office:value-type="float" office:value="3658.7">
                <text:p>3658.7</text:p>
              </table:table-cell>
              <table:table-cell office:value-type="float" office:value="545">
                <text:p>545</text:p>
              </table:table-cell>
              <table:table-cell office:value-type="float" office:value="329.7">
                <text:p>329.7</text:p>
              </table:table-cell>
              <table:table-cell office:value-type="float" office:value="NaN">
                <text:p>NaN</text:p>
              </table:table-cell>
              <table:table-cell office:value-type="float" office:value="512.3">
                <text:p>512.3</text:p>
              </table:table-cell>
              <table:table-cell office:value-type="float" office:value="389.3">
                <text:p>389.3</text:p>
              </table:table-cell>
              <table:table-cell office:value-type="float" office:value="1267.1">
                <text:p>126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46757.7">
                <text:p>46757.7</text:p>
              </table:table-cell>
              <table:table-cell office:value-type="float" office:value="3753.4">
                <text:p>3753.4</text:p>
              </table:table-cell>
              <table:table-cell office:value-type="float" office:value="539.3">
                <text:p>539.3</text:p>
              </table:table-cell>
              <table:table-cell office:value-type="float" office:value="341.2">
                <text:p>341.2</text:p>
              </table:table-cell>
              <table:table-cell office:value-type="float" office:value="NaN">
                <text:p>NaN</text:p>
              </table:table-cell>
              <table:table-cell office:value-type="float" office:value="520.6">
                <text:p>520.6</text:p>
              </table:table-cell>
              <table:table-cell office:value-type="float" office:value="369">
                <text:p>369</text:p>
              </table:table-cell>
              <table:table-cell office:value-type="float" office:value="1301.1">
                <text:p>130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48645.1">
                <text:p>48645.1</text:p>
              </table:table-cell>
              <table:table-cell office:value-type="float" office:value="3897.8">
                <text:p>3897.8</text:p>
              </table:table-cell>
              <table:table-cell office:value-type="float" office:value="572.9">
                <text:p>572.9</text:p>
              </table:table-cell>
              <table:table-cell office:value-type="float" office:value="347.8">
                <text:p>347.8</text:p>
              </table:table-cell>
              <table:table-cell office:value-type="float" office:value="NaN">
                <text:p>NaN</text:p>
              </table:table-cell>
              <table:table-cell office:value-type="float" office:value="531.3">
                <text:p>531.3</text:p>
              </table:table-cell>
              <table:table-cell office:value-type="float" office:value="361.4">
                <text:p>361.4</text:p>
              </table:table-cell>
              <table:table-cell office:value-type="float" office:value="1310.1">
                <text:p>131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51345.6">
                <text:p>51345.6</text:p>
              </table:table-cell>
              <table:table-cell office:value-type="float" office:value="3915.4">
                <text:p>3915.4</text:p>
              </table:table-cell>
              <table:table-cell office:value-type="float" office:value="559.2">
                <text:p>559.2</text:p>
              </table:table-cell>
              <table:table-cell office:value-type="float" office:value="351.7">
                <text:p>351.7</text:p>
              </table:table-cell>
              <table:table-cell office:value-type="float" office:value="NaN">
                <text:p>NaN</text:p>
              </table:table-cell>
              <table:table-cell office:value-type="float" office:value="543.4">
                <text:p>543.4</text:p>
              </table:table-cell>
              <table:table-cell office:value-type="float" office:value="413.7">
                <text:p>413.7</text:p>
              </table:table-cell>
              <table:table-cell office:value-type="float" office:value="1340.9">
                <text:p>134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54391.8">
                <text:p>54391.8</text:p>
              </table:table-cell>
              <table:table-cell office:value-type="float" office:value="3994.8">
                <text:p>3994.8</text:p>
              </table:table-cell>
              <table:table-cell office:value-type="float" office:value="585.6">
                <text:p>585.6</text:p>
              </table:table-cell>
              <table:table-cell office:value-type="float" office:value="357.9">
                <text:p>357.9</text:p>
              </table:table-cell>
              <table:table-cell office:value-type="float" office:value="NaN">
                <text:p>NaN</text:p>
              </table:table-cell>
              <table:table-cell office:value-type="float" office:value="550.5">
                <text:p>550.5</text:p>
              </table:table-cell>
              <table:table-cell office:value-type="float" office:value="390.9">
                <text:p>390.9</text:p>
              </table:table-cell>
              <table:table-cell office:value-type="float" office:value="1391.1">
                <text:p>139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58275.8">
                <text:p>58275.8</text:p>
              </table:table-cell>
              <table:table-cell office:value-type="float" office:value="4122.9">
                <text:p>4122.9</text:p>
              </table:table-cell>
              <table:table-cell office:value-type="float" office:value="581.8">
                <text:p>581.8</text:p>
              </table:table-cell>
              <table:table-cell office:value-type="float" office:value="368.2">
                <text:p>368.2</text:p>
              </table:table-cell>
              <table:table-cell office:value-type="float" office:value="NaN">
                <text:p>NaN</text:p>
              </table:table-cell>
              <table:table-cell office:value-type="float" office:value="567.1">
                <text:p>567.1</text:p>
              </table:table-cell>
              <table:table-cell office:value-type="float" office:value="383.2">
                <text:p>383.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0718.5">
                <text:p>60718.5</text:p>
              </table:table-cell>
              <table:table-cell office:value-type="float" office:value="4236.6">
                <text:p>4236.6</text:p>
              </table:table-cell>
              <table:table-cell office:value-type="float" office:value="612.7">
                <text:p>612.7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574.9">
                <text:p>574.9</text:p>
              </table:table-cell>
              <table:table-cell office:value-type="float" office:value="432.4">
                <text:p>432.4</text:p>
              </table:table-cell>
              <table:table-cell office:value-type="float" office:value="1406.4">
                <text:p>140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4918.4">
                <text:p>64918.4</text:p>
              </table:table-cell>
              <table:table-cell office:value-type="float" office:value="4270.4">
                <text:p>4270.4</text:p>
              </table:table-cell>
              <table:table-cell office:value-type="float" office:value="597.3">
                <text:p>597.3</text:p>
              </table:table-cell>
              <table:table-cell office:value-type="float" office:value="378.7">
                <text:p>378.7</text:p>
              </table:table-cell>
              <table:table-cell office:value-type="float" office:value="NaN">
                <text:p>NaN</text:p>
              </table:table-cell>
              <table:table-cell office:value-type="float" office:value="584.5">
                <text:p>584.5</text:p>
              </table:table-cell>
              <table:table-cell office:value-type="float" office:value="410.9">
                <text:p>410.9</text:p>
              </table:table-cell>
              <table:table-cell office:value-type="float" office:value="1448.6">
                <text:p>14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68742.5">
                <text:p>68742.5</text:p>
              </table:table-cell>
              <table:table-cell office:value-type="float" office:value="4346.8">
                <text:p>4346.8</text:p>
              </table:table-cell>
              <table:table-cell office:value-type="float" office:value="628.7">
                <text:p>628.7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594.5">
                <text:p>594.5</text:p>
              </table:table-cell>
              <table:table-cell office:value-type="float" office:value="404.9">
                <text:p>404.9</text:p>
              </table:table-cell>
              <table:table-cell office:value-type="float" office:value="1505.1">
                <text:p>150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1878.1">
                <text:p>71878.1</text:p>
              </table:table-cell>
              <table:table-cell office:value-type="float" office:value="4529.1">
                <text:p>4529.1</text:p>
              </table:table-cell>
              <table:table-cell office:value-type="float" office:value="623.3">
                <text:p>623.3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610.7">
                <text:p>610.7</text:p>
              </table:table-cell>
              <table:table-cell office:value-type="float" office:value="454.5">
                <text:p>454.5</text:p>
              </table:table-cell>
              <table:table-cell office:value-type="float" office:value="1582.3">
                <text:p>158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74711.3">
                <text:p>74711.3</text:p>
              </table:table-cell>
              <table:table-cell office:value-type="float" office:value="4889.3">
                <text:p>4889.3</text:p>
              </table:table-cell>
              <table:table-cell office:value-type="float" office:value="679">
                <text:p>679</text:p>
              </table:table-cell>
              <table:table-cell office:value-type="float" office:value="403.4">
                <text:p>403.4</text:p>
              </table:table-cell>
              <table:table-cell office:value-type="float" office:value="NaN">
                <text:p>NaN</text:p>
              </table:table-cell>
              <table:table-cell office:value-type="float" office:value="637.8">
                <text:p>637.8</text:p>
              </table:table-cell>
              <table:table-cell office:value-type="float" office:value="433.5">
                <text:p>433.5</text:p>
              </table:table-cell>
              <table:table-cell office:value-type="float" office:value="1662.7">
                <text:p>166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78755">
                <text:p>78755</text:p>
              </table:table-cell>
              <table:table-cell office:value-type="float" office:value="4908.6">
                <text:p>4908.6</text:p>
              </table:table-cell>
              <table:table-cell office:value-type="float" office:value="658.9">
                <text:p>658.9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425.2">
                <text:p>425.2</text:p>
              </table:table-cell>
              <table:table-cell office:value-type="float" office:value="1834.3">
                <text:p>183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83144.6">
                <text:p>83144.6</text:p>
              </table:table-cell>
              <table:table-cell office:value-type="float" office:value="5081.3">
                <text:p>5081.3</text:p>
              </table:table-cell>
              <table:table-cell office:value-type="float" office:value="684.7">
                <text:p>684.7</text:p>
              </table:table-cell>
              <table:table-cell office:value-type="float" office:value="416.8">
                <text:p>416.8</text:p>
              </table:table-cell>
              <table:table-cell office:value-type="float" office:value="NaN">
                <text:p>NaN</text:p>
              </table:table-cell>
              <table:table-cell office:value-type="float" office:value="649.8">
                <text:p>649.8</text:p>
              </table:table-cell>
              <table:table-cell office:value-type="float" office:value="474.7">
                <text:p>474.7</text:p>
              </table:table-cell>
              <table:table-cell office:value-type="float" office:value="1937.8">
                <text:p>193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86507.8">
                <text:p>86507.8</text:p>
              </table:table-cell>
              <table:table-cell office:value-type="float" office:value="5139.4">
                <text:p>5139.4</text:p>
              </table:table-cell>
              <table:table-cell office:value-type="float" office:value="671.5">
                <text:p>671.5</text:p>
              </table:table-cell>
              <table:table-cell office:value-type="float" office:value="420.9">
                <text:p>420.9</text:p>
              </table:table-cell>
              <table:table-cell office:value-type="float" office:value="NaN">
                <text:p>NaN</text:p>
              </table:table-cell>
              <table:table-cell office:value-type="float" office:value="656.3">
                <text:p>656.3</text:p>
              </table:table-cell>
              <table:table-cell office:value-type="float" office:value="454">
                <text:p>454</text:p>
              </table:table-cell>
              <table:table-cell office:value-type="float" office:value="1931.1">
                <text:p>193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90454.9">
                <text:p>90454.9</text:p>
              </table:table-cell>
              <table:table-cell office:value-type="float" office:value="5406.4">
                <text:p>5406.4</text:p>
              </table:table-cell>
              <table:table-cell office:value-type="float" office:value="709.8">
                <text:p>709.8</text:p>
              </table:table-cell>
              <table:table-cell office:value-type="float" office:value="430.9">
                <text:p>430.9</text:p>
              </table:table-cell>
              <table:table-cell office:value-type="float" office:value="NaN">
                <text:p>NaN</text:p>
              </table:table-cell>
              <table:table-cell office:value-type="float" office:value="668.7">
                <text:p>668.7</text:p>
              </table:table-cell>
              <table:table-cell office:value-type="float" office:value="446.1">
                <text:p>446.1</text:p>
              </table:table-cell>
              <table:table-cell office:value-type="float" office:value="1988.2">
                <text:p>198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95208">
                <text:p>95208</text:p>
              </table:table-cell>
              <table:table-cell office:value-type="float" office:value="5383">
                <text:p>5383</text:p>
              </table:table-cell>
              <table:table-cell office:value-type="float" office:value="702.9">
                <text:p>702.9</text:p>
              </table:table-cell>
              <table:table-cell office:value-type="float" office:value="439.6">
                <text:p>439.6</text:p>
              </table:table-cell>
              <table:table-cell office:value-type="float" office:value="NaN">
                <text:p>NaN</text:p>
              </table:table-cell>
              <table:table-cell office:value-type="float" office:value="686.5">
                <text:p>686.5</text:p>
              </table:table-cell>
              <table:table-cell office:value-type="float" office:value="497.5">
                <text:p>497.5</text:p>
              </table:table-cell>
              <table:table-cell office:value-type="float" office:value="1981.1">
                <text:p>198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97739.9">
                <text:p>97739.9</text:p>
              </table:table-cell>
              <table:table-cell office:value-type="float" office:value="5508.4">
                <text:p>5508.4</text:p>
              </table:table-cell>
              <table:table-cell office:value-type="float" office:value="724.5">
                <text:p>724.5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687.7">
                <text:p>687.7</text:p>
              </table:table-cell>
              <table:table-cell office:value-type="float" office:value="477.2">
                <text:p>477.2</text:p>
              </table:table-cell>
              <table:table-cell office:value-type="float" office:value="2011.9">
                <text:p>201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4028.3">
                <text:p>104028.3</text:p>
              </table:table-cell>
              <table:table-cell office:value-type="float" office:value="5672.6">
                <text:p>5672.6</text:p>
              </table:table-cell>
              <table:table-cell office:value-type="float" office:value="719">
                <text:p>719</text:p>
              </table:table-cell>
              <table:table-cell office:value-type="float" office:value="452.5">
                <text:p>452.5</text:p>
              </table:table-cell>
              <table:table-cell office:value-type="float" office:value="NaN">
                <text:p>NaN</text:p>
              </table:table-cell>
              <table:table-cell office:value-type="float" office:value="702.6">
                <text:p>702.6</text:p>
              </table:table-cell>
              <table:table-cell office:value-type="float" office:value="468.6">
                <text:p>468.6</text:p>
              </table:table-cell>
              <table:table-cell office:value-type="float" office:value="2111.6">
                <text:p>211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6260.4">
                <text:p>106260.4</text:p>
              </table:table-cell>
              <table:table-cell office:value-type="float" office:value="5704.8">
                <text:p>5704.8</text:p>
              </table:table-cell>
              <table:table-cell office:value-type="float" office:value="756.1">
                <text:p>756.1</text:p>
              </table:table-cell>
              <table:table-cell office:value-type="float" office:value="459.7">
                <text:p>459.7</text:p>
              </table:table-cell>
              <table:table-cell office:value-type="float" office:value="NaN">
                <text:p>NaN</text:p>
              </table:table-cell>
              <table:table-cell office:value-type="float" office:value="720.3">
                <text:p>720.3</text:p>
              </table:table-cell>
              <table:table-cell office:value-type="float" office:value="513.1">
                <text:p>513.1</text:p>
              </table:table-cell>
              <table:table-cell office:value-type="float" office:value="2105.2">
                <text:p>210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11885.3">
                <text:p>111885.3</text:p>
              </table:table-cell>
              <table:table-cell office:value-type="float" office:value="5895.8">
                <text:p>5895.8</text:p>
              </table:table-cell>
              <table:table-cell office:value-type="float" office:value="741.7">
                <text:p>741.7</text:p>
              </table:table-cell>
              <table:table-cell office:value-type="float" office:value="464.4">
                <text:p>464.4</text:p>
              </table:table-cell>
              <table:table-cell office:value-type="float" office:value="NaN">
                <text:p>NaN</text:p>
              </table:table-cell>
              <table:table-cell office:value-type="float" office:value="728.6">
                <text:p>728.6</text:p>
              </table:table-cell>
              <table:table-cell office:value-type="float" office:value="497.1">
                <text:p>497.1</text:p>
              </table:table-cell>
              <table:table-cell office:value-type="float" office:value="2146.3">
                <text:p>2146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17296.9">
                <text:p>117296.9</text:p>
              </table:table-cell>
              <table:table-cell office:value-type="float" office:value="5999.4">
                <text:p>5999.4</text:p>
              </table:table-cell>
              <table:table-cell office:value-type="float" office:value="770.3">
                <text:p>770.3</text:p>
              </table:table-cell>
              <table:table-cell office:value-type="float" office:value="473.1">
                <text:p>473.1</text:p>
              </table:table-cell>
              <table:table-cell office:value-type="float" office:value="NaN">
                <text:p>NaN</text:p>
              </table:table-cell>
              <table:table-cell office:value-type="float" office:value="733.9">
                <text:p>733.9</text:p>
              </table:table-cell>
              <table:table-cell office:value-type="float" office:value="490">
                <text:p>490</text:p>
              </table:table-cell>
              <table:table-cell office:value-type="float" office:value="2235.6">
                <text:p>2235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21721.2">
                <text:p>121721.2</text:p>
              </table:table-cell>
              <table:table-cell office:value-type="float" office:value="6038.2">
                <text:p>6038.2</text:p>
              </table:table-cell>
              <table:table-cell office:value-type="float" office:value="762.7">
                <text:p>762.7</text:p>
              </table:table-cell>
              <table:table-cell office:value-type="float" office:value="480.3">
                <text:p>480.3</text:p>
              </table:table-cell>
              <table:table-cell office:value-type="float" office:value="NaN">
                <text:p>NaN</text:p>
              </table:table-cell>
              <table:table-cell office:value-type="float" office:value="747.1">
                <text:p>747.1</text:p>
              </table:table-cell>
              <table:table-cell office:value-type="float" office:value="541.1">
                <text:p>541.1</text:p>
              </table:table-cell>
              <table:table-cell office:value-type="float" office:value="2190.5">
                <text:p>219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25672.4">
                <text:p>125672.4</text:p>
              </table:table-cell>
              <table:table-cell office:value-type="float" office:value="6219.3">
                <text:p>6219.3</text:p>
              </table:table-cell>
              <table:table-cell office:value-type="float" office:value="798.1">
                <text:p>798.1</text:p>
              </table:table-cell>
              <table:table-cell office:value-type="float" office:value="487.4">
                <text:p>487.4</text:p>
              </table:table-cell>
              <table:table-cell office:value-type="float" office:value="NaN">
                <text:p>NaN</text:p>
              </table:table-cell>
              <table:table-cell office:value-type="float" office:value="756.2">
                <text:p>756.2</text:p>
              </table:table-cell>
              <table:table-cell office:value-type="float" office:value="518.9">
                <text:p>518.9</text:p>
              </table:table-cell>
              <table:table-cell office:value-type="float" office:value="2304.4">
                <text:p>2304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30583.4">
                <text:p>130583.4</text:p>
              </table:table-cell>
              <table:table-cell office:value-type="float" office:value="6259.9">
                <text:p>6259.9</text:p>
              </table:table-cell>
              <table:table-cell office:value-type="float" office:value="784.9">
                <text:p>784.9</text:p>
              </table:table-cell>
              <table:table-cell office:value-type="float" office:value="495.4">
                <text:p>495.4</text:p>
              </table:table-cell>
              <table:table-cell office:value-type="float" office:value="NaN">
                <text:p>NaN</text:p>
              </table:table-cell>
              <table:table-cell office:value-type="float" office:value="763.1">
                <text:p>763.1</text:p>
              </table:table-cell>
              <table:table-cell office:value-type="float" office:value="510">
                <text:p>510</text:p>
              </table:table-cell>
              <table:table-cell office:value-type="float" office:value="2337.8">
                <text:p>233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33242.3">
                <text:p>133242.3</text:p>
              </table:table-cell>
              <table:table-cell office:value-type="float" office:value="6331.3">
                <text:p>6331.3</text:p>
              </table:table-cell>
              <table:table-cell office:value-type="float" office:value="808.7">
                <text:p>808.7</text:p>
              </table:table-cell>
              <table:table-cell office:value-type="float" office:value="504.1">
                <text:p>504.1</text:p>
              </table:table-cell>
              <table:table-cell office:value-type="float" office:value="NaN">
                <text:p>NaN</text:p>
              </table:table-cell>
              <table:table-cell office:value-type="float" office:value="786.1">
                <text:p>786.1</text:p>
              </table:table-cell>
              <table:table-cell office:value-type="float" office:value="568.2">
                <text:p>568.2</text:p>
              </table:table-cell>
              <table:table-cell office:value-type="float" office:value="2290.9">
                <text:p>229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40533.9">
                <text:p>140533.9</text:p>
              </table:table-cell>
              <table:table-cell office:value-type="float" office:value="6531.5">
                <text:p>6531.5</text:p>
              </table:table-cell>
              <table:table-cell office:value-type="float" office:value="818">
                <text:p>818</text:p>
              </table:table-cell>
              <table:table-cell office:value-type="float" office:value="508.5">
                <text:p>508.5</text:p>
              </table:table-cell>
              <table:table-cell office:value-type="float" office:value="NaN">
                <text:p>NaN</text:p>
              </table:table-cell>
              <table:table-cell office:value-type="float" office:value="798.9">
                <text:p>798.9</text:p>
              </table:table-cell>
              <table:table-cell office:value-type="float" office:value="543.2">
                <text:p>543.2</text:p>
              </table:table-cell>
              <table:table-cell office:value-type="float" office:value="2386.6">
                <text:p>238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45097.7">
                <text:p>145097.7</text:p>
              </table:table-cell>
              <table:table-cell office:value-type="float" office:value="6550.3">
                <text:p>6550.3</text:p>
              </table:table-cell>
              <table:table-cell office:value-type="float" office:value="827.1">
                <text:p>827.1</text:p>
              </table:table-cell>
              <table:table-cell office:value-type="float" office:value="519.5">
                <text:p>519.5</text:p>
              </table:table-cell>
              <table:table-cell office:value-type="float" office:value="NaN">
                <text:p>NaN</text:p>
              </table:table-cell>
              <table:table-cell office:value-type="float" office:value="795.7">
                <text:p>795.7</text:p>
              </table:table-cell>
              <table:table-cell office:value-type="float" office:value="532.3">
                <text:p>532.3</text:p>
              </table:table-cell>
              <table:table-cell office:value-type="float" office:value="2402.7">
                <text:p>2402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50306.2">
                <text:p>150306.2</text:p>
              </table:table-cell>
              <table:table-cell office:value-type="float" office:value="6675.4">
                <text:p>6675.4</text:p>
              </table:table-cell>
              <table:table-cell office:value-type="float" office:value="822.9">
                <text:p>822.9</text:p>
              </table:table-cell>
              <table:table-cell office:value-type="float" office:value="522.9">
                <text:p>522.9</text:p>
              </table:table-cell>
              <table:table-cell office:value-type="float" office:value="NaN">
                <text:p>NaN</text:p>
              </table:table-cell>
              <table:table-cell office:value-type="float" office:value="809.1">
                <text:p>809.1</text:p>
              </table:table-cell>
              <table:table-cell office:value-type="float" office:value="585">
                <text:p>585</text:p>
              </table:table-cell>
              <table:table-cell office:value-type="float" office:value="2432.4">
                <text:p>243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54982.4">
                <text:p>154982.4</text:p>
              </table:table-cell>
              <table:table-cell office:value-type="float" office:value="6923.3">
                <text:p>6923.3</text:p>
              </table:table-cell>
              <table:table-cell office:value-type="float" office:value="874.9">
                <text:p>874.9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831.3">
                <text:p>831.3</text:p>
              </table:table-cell>
              <table:table-cell office:value-type="float" office:value="566.5">
                <text:p>566.5</text:p>
              </table:table-cell>
              <table:table-cell office:value-type="float" office:value="2431.3">
                <text:p>243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59046.1">
                <text:p>159046.1</text:p>
              </table:table-cell>
              <table:table-cell office:value-type="float" office:value="6909.9">
                <text:p>6909.9</text:p>
              </table:table-cell>
              <table:table-cell office:value-type="float" office:value="846.2">
                <text:p>846.2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832.3">
                <text:p>832.3</text:p>
              </table:table-cell>
              <table:table-cell office:value-type="float" office:value="557.4">
                <text:p>557.4</text:p>
              </table:table-cell>
              <table:table-cell office:value-type="float" office:value="2580.4">
                <text:p>258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64137.5">
                <text:p>164137.5</text:p>
              </table:table-cell>
              <table:table-cell office:value-type="float" office:value="6846.7">
                <text:p>6846.7</text:p>
              </table:table-cell>
              <table:table-cell office:value-type="float" office:value="873.7">
                <text:p>873.7</text:p>
              </table:table-cell>
              <table:table-cell office:value-type="float" office:value="545.4">
                <text:p>545.4</text:p>
              </table:table-cell>
              <table:table-cell office:value-type="float" office:value="NaN">
                <text:p>NaN</text:p>
              </table:table-cell>
              <table:table-cell office:value-type="float" office:value="844.3">
                <text:p>844.3</text:p>
              </table:table-cell>
              <table:table-cell office:value-type="float" office:value="610">
                <text:p>610</text:p>
              </table:table-cell>
              <table:table-cell office:value-type="float" office:value="2528.7">
                <text:p>2528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71427.8">
                <text:p>171427.8</text:p>
              </table:table-cell>
              <table:table-cell office:value-type="float" office:value="7016.2">
                <text:p>7016.2</text:p>
              </table:table-cell>
              <table:table-cell office:value-type="float" office:value="899.4">
                <text:p>899.4</text:p>
              </table:table-cell>
              <table:table-cell office:value-type="float" office:value="552.8">
                <text:p>552.8</text:p>
              </table:table-cell>
              <table:table-cell office:value-type="float" office:value="NaN">
                <text:p>NaN</text:p>
              </table:table-cell>
              <table:table-cell office:value-type="float" office:value="889.8">
                <text:p>889.8</text:p>
              </table:table-cell>
              <table:table-cell office:value-type="float" office:value="598.1">
                <text:p>598.1</text:p>
              </table:table-cell>
              <table:table-cell office:value-type="float" office:value="2638.7">
                <text:p>263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75801.6">
                <text:p>175801.6</text:p>
              </table:table-cell>
              <table:table-cell office:value-type="float" office:value="7386">
                <text:p>7386</text:p>
              </table:table-cell>
              <table:table-cell office:value-type="float" office:value="900.8">
                <text:p>900.8</text:p>
              </table:table-cell>
              <table:table-cell office:value-type="float" office:value="558.1">
                <text:p>558.1</text:p>
              </table:table-cell>
              <table:table-cell office:value-type="float" office:value="NaN">
                <text:p>NaN</text:p>
              </table:table-cell>
              <table:table-cell office:value-type="float" office:value="877.9">
                <text:p>877.9</text:p>
              </table:table-cell>
              <table:table-cell office:value-type="float" office:value="587.6">
                <text:p>587.6</text:p>
              </table:table-cell>
              <table:table-cell office:value-type="float" office:value="2622.1">
                <text:p>2622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80888.7">
                <text:p>180888.7</text:p>
              </table:table-cell>
              <table:table-cell office:value-type="float" office:value="7028.1">
                <text:p>7028.1</text:p>
              </table:table-cell>
              <table:table-cell office:value-type="float" office:value="909.7">
                <text:p>909.7</text:p>
              </table:table-cell>
              <table:table-cell office:value-type="float" office:value="1364.2">
                <text:p>1364.2</text:p>
              </table:table-cell>
              <table:table-cell office:value-type="float" office:value="NaN">
                <text:p>NaN</text:p>
              </table:table-cell>
              <table:table-cell office:value-type="float" office:value="895.5">
                <text:p>895.5</text:p>
              </table:table-cell>
              <table:table-cell office:value-type="float" office:value="1451.9">
                <text:p>1451.9</text:p>
              </table:table-cell>
              <table:table-cell office:value-type="float" office:value="2703.4">
                <text:p>2703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87070.6">
                <text:p>187070.6</text:p>
              </table:table-cell>
              <table:table-cell office:value-type="float" office:value="7343.3">
                <text:p>7343.3</text:p>
              </table:table-cell>
              <table:table-cell office:value-type="float" office:value="957.2">
                <text:p>957.2</text:p>
              </table:table-cell>
              <table:table-cell office:value-type="float" office:value="1358.1">
                <text:p>1358.1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1442.3">
                <text:p>1442.3</text:p>
              </table:table-cell>
              <table:table-cell office:value-type="float" office:value="2737.1">
                <text:p>2737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91195">
                <text:p>191195</text:p>
              </table:table-cell>
              <table:table-cell office:value-type="float" office:value="7615.4">
                <text:p>7615.4</text:p>
              </table:table-cell>
              <table:table-cell office:value-type="float" office:value="914.2">
                <text:p>914.2</text:p>
              </table:table-cell>
              <table:table-cell office:value-type="float" office:value="1388.6">
                <text:p>1388.6</text:p>
              </table:table-cell>
              <table:table-cell office:value-type="float" office:value="NaN">
                <text:p>NaN</text:p>
              </table:table-cell>
              <table:table-cell office:value-type="float" office:value="910.2">
                <text:p>910.2</text:p>
              </table:table-cell>
              <table:table-cell office:value-type="float" office:value="1444">
                <text:p>1444</text:p>
              </table:table-cell>
              <table:table-cell office:value-type="float" office:value="2763.8">
                <text:p>276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200063.4">
                <text:p>200063.4</text:p>
              </table:table-cell>
              <table:table-cell office:value-type="float" office:value="8029.8">
                <text:p>8029.8</text:p>
              </table:table-cell>
              <table:table-cell office:value-type="float" office:value="974.1">
                <text:p>974.1</text:p>
              </table:table-cell>
              <table:table-cell office:value-type="float" office:value="1430.5">
                <text:p>1430.5</text:p>
              </table:table-cell>
              <table:table-cell office:value-type="float" office:value="NaN">
                <text:p>NaN</text:p>
              </table:table-cell>
              <table:table-cell office:value-type="float" office:value="947.1">
                <text:p>947.1</text:p>
              </table:table-cell>
              <table:table-cell office:value-type="float" office:value="1526.5">
                <text:p>1526.5</text:p>
              </table:table-cell>
              <table:table-cell office:value-type="float" office:value="2779.2">
                <text:p>2779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03837.6">
                <text:p>203837.6</text:p>
              </table:table-cell>
              <table:table-cell office:value-type="float" office:value="7353.4">
                <text:p>7353.4</text:p>
              </table:table-cell>
              <table:table-cell office:value-type="float" office:value="955.8">
                <text:p>955.8</text:p>
              </table:table-cell>
              <table:table-cell office:value-type="float" office:value="1409.9">
                <text:p>1409.9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1488">
                <text:p>1488</text:p>
              </table:table-cell>
              <table:table-cell office:value-type="float" office:value="2747.6">
                <text:p>274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210224.8">
                <text:p>210224.8</text:p>
              </table:table-cell>
              <table:table-cell office:value-type="float" office:value="7651.2">
                <text:p>7651.2</text:p>
              </table:table-cell>
              <table:table-cell office:value-type="float" office:value="1047.8">
                <text:p>1047.8</text:p>
              </table:table-cell>
              <table:table-cell office:value-type="float" office:value="1454.7">
                <text:p>1454.7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1492.1">
                <text:p>1492.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16785.7">
                <text:p>216785.7</text:p>
              </table:table-cell>
              <table:table-cell office:value-type="float" office:value="8546.8">
                <text:p>8546.8</text:p>
              </table:table-cell>
              <table:table-cell office:value-type="float" office:value="2185.5">
                <text:p>2185.5</text:p>
              </table:table-cell>
              <table:table-cell office:value-type="float" office:value="1487.9">
                <text:p>1487.9</text:p>
              </table:table-cell>
              <table:table-cell office:value-type="float" office:value="NaN">
                <text:p>NaN</text:p>
              </table:table-cell>
              <table:table-cell office:value-type="float" office:value="2142.1">
                <text:p>2142.1</text:p>
              </table:table-cell>
              <table:table-cell office:value-type="float" office:value="1594.8">
                <text:p>1594.8</text:p>
              </table:table-cell>
              <table:table-cell office:value-type="float" office:value="2976.4">
                <text:p>2976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219856.4">
                <text:p>219856.4</text:p>
              </table:table-cell>
              <table:table-cell office:value-type="float" office:value="8369.7">
                <text:p>8369.7</text:p>
              </table:table-cell>
              <table:table-cell office:value-type="float" office:value="2101.8">
                <text:p>2101.8</text:p>
              </table:table-cell>
              <table:table-cell office:value-type="float" office:value="1461.5">
                <text:p>1461.5</text:p>
              </table:table-cell>
              <table:table-cell office:value-type="float" office:value="NaN">
                <text:p>NaN</text:p>
              </table:table-cell>
              <table:table-cell office:value-type="float" office:value="2005.9">
                <text:p>2005.9</text:p>
              </table:table-cell>
              <table:table-cell office:value-type="float" office:value="1546.9">
                <text:p>1546.9</text:p>
              </table:table-cell>
              <table:table-cell office:value-type="float" office:value="2833.3">
                <text:p>2833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225710.6">
                <text:p>225710.6</text:p>
              </table:table-cell>
              <table:table-cell office:value-type="float" office:value="8002.9">
                <text:p>8002.9</text:p>
              </table:table-cell>
              <table:table-cell office:value-type="float" office:value="2234.2">
                <text:p>2234.2</text:p>
              </table:table-cell>
              <table:table-cell office:value-type="float" office:value="1467.8">
                <text:p>1467.8</text:p>
              </table:table-cell>
              <table:table-cell office:value-type="float" office:value="NaN">
                <text:p>NaN</text:p>
              </table:table-cell>
              <table:table-cell office:value-type="float" office:value="2157.5">
                <text:p>2157.5</text:p>
              </table:table-cell>
              <table:table-cell office:value-type="float" office:value="1526">
                <text:p>1526</text:p>
              </table:table-cell>
              <table:table-cell office:value-type="float" office:value="3324.3">
                <text:p>3324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213599.9">
                <text:p>213599.9</text:p>
              </table:table-cell>
              <table:table-cell office:value-type="float" office:value="17177">
                <text:p>17177</text:p>
              </table:table-cell>
              <table:table-cell office:value-type="float" office:value="4922">
                <text:p>4922</text:p>
              </table:table-cell>
              <table:table-cell office:value-type="float" office:value="1478.1">
                <text:p>1478.1</text:p>
              </table:table-cell>
              <table:table-cell office:value-type="float" office:value="NaN">
                <text:p>NaN</text:p>
              </table:table-cell>
              <table:table-cell office:value-type="float" office:value="4908.1">
                <text:p>4908.1</text:p>
              </table:table-cell>
              <table:table-cell office:value-type="float" office:value="1569.9">
                <text:p>1569.9</text:p>
              </table:table-cell>
              <table:table-cell office:value-type="float" office:value="11596.8">
                <text:p>11596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218015.5">
                <text:p>218015.5</text:p>
              </table:table-cell>
              <table:table-cell office:value-type="float" office:value="17764.7">
                <text:p>17764.7</text:p>
              </table:table-cell>
              <table:table-cell office:value-type="float" office:value="5062.3">
                <text:p>5062.3</text:p>
              </table:table-cell>
              <table:table-cell office:value-type="float" office:value="1621.5">
                <text:p>1621.5</text:p>
              </table:table-cell>
              <table:table-cell office:value-type="float" office:value="NaN">
                <text:p>NaN</text:p>
              </table:table-cell>
              <table:table-cell office:value-type="float" office:value="5018.8">
                <text:p>5018.8</text:p>
              </table:table-cell>
              <table:table-cell office:value-type="float" office:value="1711.8">
                <text:p>1711.8</text:p>
              </table:table-cell>
              <table:table-cell office:value-type="float" office:value="11599.8">
                <text:p>1159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217855.9">
                <text:p>217855.9</text:p>
              </table:table-cell>
              <table:table-cell office:value-type="float" office:value="20002.6">
                <text:p>20002.6</text:p>
              </table:table-cell>
              <table:table-cell office:value-type="float" office:value="5174.2">
                <text:p>5174.2</text:p>
              </table:table-cell>
              <table:table-cell office:value-type="float" office:value="1764.9">
                <text:p>1764.9</text:p>
              </table:table-cell>
              <table:table-cell office:value-type="float" office:value="NaN">
                <text:p>NaN</text:p>
              </table:table-cell>
              <table:table-cell office:value-type="float" office:value="5052.2">
                <text:p>5052.2</text:p>
              </table:table-cell>
              <table:table-cell office:value-type="float" office:value="1794.4">
                <text:p>1794.4</text:p>
              </table:table-cell>
              <table:table-cell office:value-type="float" office:value="11454.6">
                <text:p>1145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218310.2">
                <text:p>218310.2</text:p>
              </table:table-cell>
              <table:table-cell office:value-type="float" office:value="20058.6">
                <text:p>20058.6</text:p>
              </table:table-cell>
              <table:table-cell office:value-type="float" office:value="5181.4">
                <text:p>5181.4</text:p>
              </table:table-cell>
              <table:table-cell office:value-type="float" office:value="1791.9">
                <text:p>1791.9</text:p>
              </table:table-cell>
              <table:table-cell office:value-type="float" office:value="NaN">
                <text:p>NaN</text:p>
              </table:table-cell>
              <table:table-cell office:value-type="float" office:value="5101">
                <text:p>5101</text:p>
              </table:table-cell>
              <table:table-cell office:value-type="float" office:value="1802.8">
                <text:p>1802.8</text:p>
              </table:table-cell>
              <table:table-cell office:value-type="float" office:value="11728.9">
                <text:p>11728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21063.5">
                <text:p>221063.5</text:p>
              </table:table-cell>
              <table:table-cell office:value-type="float" office:value="19995.4">
                <text:p>19995.4</text:p>
              </table:table-cell>
              <table:table-cell office:value-type="float" office:value="5298.9">
                <text:p>5298.9</text:p>
              </table:table-cell>
              <table:table-cell office:value-type="float" office:value="1811.1">
                <text:p>1811.1</text:p>
              </table:table-cell>
              <table:table-cell office:value-type="float" office:value="NaN">
                <text:p>NaN</text:p>
              </table:table-cell>
              <table:table-cell office:value-type="float" office:value="5197.5">
                <text:p>5197.5</text:p>
              </table:table-cell>
              <table:table-cell office:value-type="float" office:value="1815.2">
                <text:p>1815.2</text:p>
              </table:table-cell>
              <table:table-cell office:value-type="float" office:value="11694.2">
                <text:p>11694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24829.8">
                <text:p>224829.8</text:p>
              </table:table-cell>
              <table:table-cell office:value-type="float" office:value="20775.8">
                <text:p>20775.8</text:p>
              </table:table-cell>
              <table:table-cell office:value-type="float" office:value="5378.4">
                <text:p>5378.4</text:p>
              </table:table-cell>
              <table:table-cell office:value-type="float" office:value="1901.3">
                <text:p>1901.3</text:p>
              </table:table-cell>
              <table:table-cell office:value-type="float" office:value="NaN">
                <text:p>NaN</text:p>
              </table:table-cell>
              <table:table-cell office:value-type="float" office:value="5305.5">
                <text:p>5305.5</text:p>
              </table:table-cell>
              <table:table-cell office:value-type="float" office:value="1841.6">
                <text:p>1841.6</text:p>
              </table:table-cell>
              <table:table-cell office:value-type="float" office:value="11932.1">
                <text:p>11932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230105.6">
                <text:p>230105.6</text:p>
              </table:table-cell>
              <table:table-cell office:value-type="float" office:value="21166.3">
                <text:p>21166.3</text:p>
              </table:table-cell>
              <table:table-cell office:value-type="float" office:value="5396.7">
                <text:p>5396.7</text:p>
              </table:table-cell>
              <table:table-cell office:value-type="float" office:value="1856.2">
                <text:p>1856.2</text:p>
              </table:table-cell>
              <table:table-cell office:value-type="float" office:value="NaN">
                <text:p>NaN</text:p>
              </table:table-cell>
              <table:table-cell office:value-type="float" office:value="5309">
                <text:p>5309</text:p>
              </table:table-cell>
              <table:table-cell office:value-type="float" office:value="1844.2">
                <text:p>1844.2</text:p>
              </table:table-cell>
              <table:table-cell office:value-type="float" office:value="11993">
                <text:p>11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34456.7">
                <text:p>234456.7</text:p>
              </table:table-cell>
              <table:table-cell office:value-type="float" office:value="21107.6">
                <text:p>21107.6</text:p>
              </table:table-cell>
              <table:table-cell office:value-type="float" office:value="5545.9">
                <text:p>5545.9</text:p>
              </table:table-cell>
              <table:table-cell office:value-type="float" office:value="1909.6">
                <text:p>1909.6</text:p>
              </table:table-cell>
              <table:table-cell office:value-type="float" office:value="NaN">
                <text:p>NaN</text:p>
              </table:table-cell>
              <table:table-cell office:value-type="float" office:value="5420.9">
                <text:p>5420.9</text:p>
              </table:table-cell>
              <table:table-cell office:value-type="float" office:value="1872.1">
                <text:p>1872.1</text:p>
              </table:table-cell>
              <table:table-cell office:value-type="float" office:value="11973.2">
                <text:p>1197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42289.7">
                <text:p>242289.7</text:p>
              </table:table-cell>
              <table:table-cell office:value-type="float" office:value="21435.6">
                <text:p>21435.6</text:p>
              </table:table-cell>
              <table:table-cell office:value-type="float" office:value="5608.9">
                <text:p>5608.9</text:p>
              </table:table-cell>
              <table:table-cell office:value-type="float" office:value="1959.5">
                <text:p>1959.5</text:p>
              </table:table-cell>
              <table:table-cell office:value-type="float" office:value="NaN">
                <text:p>NaN</text:p>
              </table:table-cell>
              <table:table-cell office:value-type="float" office:value="5529.5">
                <text:p>5529.5</text:p>
              </table:table-cell>
              <table:table-cell office:value-type="float" office:value="1900.5">
                <text:p>1900.5</text:p>
              </table:table-cell>
              <table:table-cell office:value-type="float" office:value="12290.2">
                <text:p>1229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45162.2">
                <text:p>245162.2</text:p>
              </table:table-cell>
              <table:table-cell office:value-type="float" office:value="21605">
                <text:p>21605</text:p>
              </table:table-cell>
              <table:table-cell office:value-type="float" office:value="5710">
                <text:p>5710</text:p>
              </table:table-cell>
              <table:table-cell office:value-type="float" office:value="1910.5">
                <text:p>1910.5</text:p>
              </table:table-cell>
              <table:table-cell office:value-type="float" office:value="NaN">
                <text:p>NaN</text:p>
              </table:table-cell>
              <table:table-cell office:value-type="float" office:value="5643.1">
                <text:p>5643.1</text:p>
              </table:table-cell>
              <table:table-cell office:value-type="float" office:value="1912">
                <text:p>1912</text:p>
              </table:table-cell>
              <table:table-cell office:value-type="float" office:value="12314.8">
                <text:p>1231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281156.4">
                <text:p>281156.4</text:p>
              </table:table-cell>
              <table:table-cell office:value-type="float" office:value="21803.6">
                <text:p>21803.6</text:p>
              </table:table-cell>
              <table:table-cell office:value-type="float" office:value="5754.4">
                <text:p>5754.4</text:p>
              </table:table-cell>
              <table:table-cell office:value-type="float" office:value="1980.4">
                <text:p>1980.4</text:p>
              </table:table-cell>
              <table:table-cell office:value-type="float" office:value="NaN">
                <text:p>NaN</text:p>
              </table:table-cell>
              <table:table-cell office:value-type="float" office:value="5648.2">
                <text:p>5648.2</text:p>
              </table:table-cell>
              <table:table-cell office:value-type="float" office:value="1932.9">
                <text:p>1932.9</text:p>
              </table:table-cell>
              <table:table-cell office:value-type="float" office:value="15014.4">
                <text:p>15014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271487.8">
                <text:p>271487.8</text:p>
              </table:table-cell>
              <table:table-cell office:value-type="float" office:value="23246.6">
                <text:p>23246.6</text:p>
              </table:table-cell>
              <table:table-cell office:value-type="float" office:value="5818.4">
                <text:p>5818.4</text:p>
              </table:table-cell>
              <table:table-cell office:value-type="float" office:value="2004.8">
                <text:p>2004.8</text:p>
              </table:table-cell>
              <table:table-cell office:value-type="float" office:value="NaN">
                <text:p>NaN</text:p>
              </table:table-cell>
              <table:table-cell office:value-type="float" office:value="5705.1">
                <text:p>5705.1</text:p>
              </table:table-cell>
              <table:table-cell office:value-type="float" office:value="1967.6">
                <text:p>1967.6</text:p>
              </table:table-cell>
              <table:table-cell office:value-type="float" office:value="13555.2">
                <text:p>1355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281181.6">
                <text:p>281181.6</text:p>
              </table:table-cell>
              <table:table-cell office:value-type="float" office:value="23468.8">
                <text:p>23468.8</text:p>
              </table:table-cell>
              <table:table-cell office:value-type="float" office:value="5832.2">
                <text:p>5832.2</text:p>
              </table:table-cell>
              <table:table-cell office:value-type="float" office:value="1990.9">
                <text:p>1990.9</text:p>
              </table:table-cell>
              <table:table-cell office:value-type="float" office:value="NaN">
                <text:p>NaN</text:p>
              </table:table-cell>
              <table:table-cell office:value-type="float" office:value="5767.3">
                <text:p>5767.3</text:p>
              </table:table-cell>
              <table:table-cell office:value-type="float" office:value="1988.1">
                <text:p>1988.1</text:p>
              </table:table-cell>
              <table:table-cell office:value-type="float" office:value="14173.7">
                <text:p>14173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286492.6">
                <text:p>286492.6</text:p>
              </table:table-cell>
              <table:table-cell office:value-type="float" office:value="22637.3">
                <text:p>22637.3</text:p>
              </table:table-cell>
              <table:table-cell office:value-type="float" office:value="5943.9">
                <text:p>5943.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5887">
                <text:p>5887</text:p>
              </table:table-cell>
              <table:table-cell office:value-type="float" office:value="2000.2">
                <text:p>2000.2</text:p>
              </table:table-cell>
              <table:table-cell office:value-type="float" office:value="14229.8">
                <text:p>14229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280769.3">
                <text:p>280769.3</text:p>
              </table:table-cell>
              <table:table-cell office:value-type="float" office:value="24026.3">
                <text:p>24026.3</text:p>
              </table:table-cell>
              <table:table-cell office:value-type="float" office:value="6022.2">
                <text:p>6022.2</text:p>
              </table:table-cell>
              <table:table-cell office:value-type="float" office:value="2117.7">
                <text:p>2117.7</text:p>
              </table:table-cell>
              <table:table-cell office:value-type="float" office:value="NaN">
                <text:p>NaN</text:p>
              </table:table-cell>
              <table:table-cell office:value-type="float" office:value="5923.1">
                <text:p>5923.1</text:p>
              </table:table-cell>
              <table:table-cell office:value-type="float" office:value="2029.4">
                <text:p>2029.4</text:p>
              </table:table-cell>
              <table:table-cell office:value-type="float" office:value="13289.5">
                <text:p>1328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84700.5">
                <text:p>284700.5</text:p>
              </table:table-cell>
              <table:table-cell office:value-type="float" office:value="24780">
                <text:p>24780</text:p>
              </table:table-cell>
              <table:table-cell office:value-type="float" office:value="6098.3">
                <text:p>6098.3</text:p>
              </table:table-cell>
              <table:table-cell office:value-type="float" office:value="2054.1">
                <text:p>2054.1</text:p>
              </table:table-cell>
              <table:table-cell office:value-type="float" office:value="NaN">
                <text:p>NaN</text:p>
              </table:table-cell>
              <table:table-cell office:value-type="float" office:value="5998.5">
                <text:p>5998.5</text:p>
              </table:table-cell>
              <table:table-cell office:value-type="float" office:value="2059.5">
                <text:p>2059.5</text:p>
              </table:table-cell>
              <table:table-cell office:value-type="float" office:value="13615.5">
                <text:p>1361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306086.5">
                <text:p>306086.5</text:p>
              </table:table-cell>
              <table:table-cell office:value-type="float" office:value="26909">
                <text:p>26909</text:p>
              </table:table-cell>
              <table:table-cell office:value-type="float" office:value="6167.4">
                <text:p>6167.4</text:p>
              </table:table-cell>
              <table:table-cell office:value-type="float" office:value="2086.4">
                <text:p>2086.4</text:p>
              </table:table-cell>
              <table:table-cell office:value-type="float" office:value="NaN">
                <text:p>NaN</text:p>
              </table:table-cell>
              <table:table-cell office:value-type="float" office:value="6068.9">
                <text:p>6068.9</text:p>
              </table:table-cell>
              <table:table-cell office:value-type="float" office:value="2073.7">
                <text:p>2073.7</text:p>
              </table:table-cell>
              <table:table-cell office:value-type="float" office:value="14595.7">
                <text:p>14595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308205">
                <text:p>308205</text:p>
              </table:table-cell>
              <table:table-cell office:value-type="float" office:value="26922.3">
                <text:p>26922.3</text:p>
              </table:table-cell>
              <table:table-cell office:value-type="float" office:value="6266.5">
                <text:p>6266.5</text:p>
              </table:table-cell>
              <table:table-cell office:value-type="float" office:value="2132.4">
                <text:p>2132.4</text:p>
              </table:table-cell>
              <table:table-cell office:value-type="float" office:value="NaN">
                <text:p>NaN</text:p>
              </table:table-cell>
              <table:table-cell office:value-type="float" office:value="6127">
                <text:p>6127</text:p>
              </table:table-cell>
              <table:table-cell office:value-type="float" office:value="2100.2">
                <text:p>2100.2</text:p>
              </table:table-cell>
              <table:table-cell office:value-type="float" office:value="14924.9">
                <text:p>14924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309488.3">
                <text:p>309488.3</text:p>
              </table:table-cell>
              <table:table-cell office:value-type="float" office:value="28517.4">
                <text:p>28517.4</text:p>
              </table:table-cell>
              <table:table-cell office:value-type="float" office:value="6316.3">
                <text:p>6316.3</text:p>
              </table:table-cell>
              <table:table-cell office:value-type="float" office:value="2141.7">
                <text:p>2141.7</text:p>
              </table:table-cell>
              <table:table-cell office:value-type="float" office:value="NaN">
                <text:p>NaN</text:p>
              </table:table-cell>
              <table:table-cell office:value-type="float" office:value="6221.8">
                <text:p>6221.8</text:p>
              </table:table-cell>
              <table:table-cell office:value-type="float" office:value="2123.7">
                <text:p>2123.7</text:p>
              </table:table-cell>
              <table:table-cell office:value-type="float" office:value="14555.4">
                <text:p>14555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307639.8">
                <text:p>307639.8</text:p>
              </table:table-cell>
              <table:table-cell office:value-type="float" office:value="29153.7">
                <text:p>29153.7</text:p>
              </table:table-cell>
              <table:table-cell office:value-type="float" office:value="6449.9">
                <text:p>6449.9</text:p>
              </table:table-cell>
              <table:table-cell office:value-type="float" office:value="2189.2">
                <text:p>2189.2</text:p>
              </table:table-cell>
              <table:table-cell office:value-type="float" office:value="NaN">
                <text:p>NaN</text:p>
              </table:table-cell>
              <table:table-cell office:value-type="float" office:value="6338.7">
                <text:p>6338.7</text:p>
              </table:table-cell>
              <table:table-cell office:value-type="float" office:value="2138.9">
                <text:p>2138.9</text:p>
              </table:table-cell>
              <table:table-cell office:value-type="float" office:value="14177.3">
                <text:p>1417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314520.3">
                <text:p>314520.3</text:p>
              </table:table-cell>
              <table:table-cell office:value-type="float" office:value="30218.5">
                <text:p>30218.5</text:p>
              </table:table-cell>
              <table:table-cell office:value-type="float" office:value="6572.1">
                <text:p>6572.1</text:p>
              </table:table-cell>
              <table:table-cell office:value-type="float" office:value="2224.3">
                <text:p>2224.3</text:p>
              </table:table-cell>
              <table:table-cell office:value-type="float" office:value="NaN">
                <text:p>NaN</text:p>
              </table:table-cell>
              <table:table-cell office:value-type="float" office:value="6378.8">
                <text:p>6378.8</text:p>
              </table:table-cell>
              <table:table-cell office:value-type="float" office:value="2172">
                <text:p>2172</text:p>
              </table:table-cell>
              <table:table-cell office:value-type="float" office:value="14014.3">
                <text:p>1401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321275.7">
                <text:p>321275.7</text:p>
              </table:table-cell>
              <table:table-cell office:value-type="float" office:value="30518">
                <text:p>30518</text:p>
              </table:table-cell>
              <table:table-cell office:value-type="float" office:value="6548.6">
                <text:p>6548.6</text:p>
              </table:table-cell>
              <table:table-cell office:value-type="float" office:value="2195.8">
                <text:p>2195.8</text:p>
              </table:table-cell>
              <table:table-cell office:value-type="float" office:value="NaN">
                <text:p>NaN</text:p>
              </table:table-cell>
              <table:table-cell office:value-type="float" office:value="6459.9">
                <text:p>6459.9</text:p>
              </table:table-cell>
              <table:table-cell office:value-type="float" office:value="2195.5">
                <text:p>2195.5</text:p>
              </table:table-cell>
              <table:table-cell office:value-type="float" office:value="14213.1">
                <text:p>1421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326649.9">
                <text:p>326649.9</text:p>
              </table:table-cell>
              <table:table-cell office:value-type="float" office:value="29795.5">
                <text:p>29795.5</text:p>
              </table:table-cell>
              <table:table-cell office:value-type="float" office:value="6574.9">
                <text:p>6574.9</text:p>
              </table:table-cell>
              <table:table-cell office:value-type="float" office:value="2215.9">
                <text:p>2215.9</text:p>
              </table:table-cell>
              <table:table-cell office:value-type="float" office:value="NaN">
                <text:p>NaN</text:p>
              </table:table-cell>
              <table:table-cell office:value-type="float" office:value="6500.2">
                <text:p>6500.2</text:p>
              </table:table-cell>
              <table:table-cell office:value-type="float" office:value="2212.2">
                <text:p>2212.2</text:p>
              </table:table-cell>
              <table:table-cell office:value-type="float" office:value="14196.2">
                <text:p>1419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330416.2">
                <text:p>330416.2</text:p>
              </table:table-cell>
              <table:table-cell office:value-type="float" office:value="42885.2">
                <text:p>42885.2</text:p>
              </table:table-cell>
              <table:table-cell office:value-type="float" office:value="6755.2">
                <text:p>6755.2</text:p>
              </table:table-cell>
              <table:table-cell office:value-type="float" office:value="2301.4">
                <text:p>2301.4</text:p>
              </table:table-cell>
              <table:table-cell office:value-type="float" office:value="NaN">
                <text:p>NaN</text:p>
              </table:table-cell>
              <table:table-cell office:value-type="float" office:value="6591.1">
                <text:p>6591.1</text:p>
              </table:table-cell>
              <table:table-cell office:value-type="float" office:value="2228.3">
                <text:p>2228.3</text:p>
              </table:table-cell>
              <table:table-cell office:value-type="float" office:value="14346.3">
                <text:p>14346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38993.2">
                <text:p>338993.2</text:p>
              </table:table-cell>
              <table:table-cell office:value-type="float" office:value="43102.5">
                <text:p>43102.5</text:p>
              </table:table-cell>
              <table:table-cell office:value-type="float" office:value="6826">
                <text:p>6826</text:p>
              </table:table-cell>
              <table:table-cell office:value-type="float" office:value="2270.5">
                <text:p>2270.5</text:p>
              </table:table-cell>
              <table:table-cell office:value-type="float" office:value="NaN">
                <text:p>NaN</text:p>
              </table:table-cell>
              <table:table-cell office:value-type="float" office:value="6657.5">
                <text:p>6657.5</text:p>
              </table:table-cell>
              <table:table-cell office:value-type="float" office:value="2267">
                <text:p>2267</text:p>
              </table:table-cell>
              <table:table-cell office:value-type="float" office:value="14776.4">
                <text:p>14776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45301.4">
                <text:p>345301.4</text:p>
              </table:table-cell>
              <table:table-cell office:value-type="float" office:value="43808.5">
                <text:p>43808.5</text:p>
              </table:table-cell>
              <table:table-cell office:value-type="float" office:value="6880.9">
                <text:p>6880.9</text:p>
              </table:table-cell>
              <table:table-cell office:value-type="float" office:value="2303.4">
                <text:p>2303.4</text:p>
              </table:table-cell>
              <table:table-cell office:value-type="float" office:value="NaN">
                <text:p>NaN</text:p>
              </table:table-cell>
              <table:table-cell office:value-type="float" office:value="6744.3">
                <text:p>6744.3</text:p>
              </table:table-cell>
              <table:table-cell office:value-type="float" office:value="2281.2">
                <text:p>2281.2</text:p>
              </table:table-cell>
              <table:table-cell office:value-type="float" office:value="14731">
                <text:p>14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48543.4">
                <text:p>348543.4</text:p>
              </table:table-cell>
              <table:table-cell office:value-type="float" office:value="44121.9">
                <text:p>44121.9</text:p>
              </table:table-cell>
              <table:table-cell office:value-type="float" office:value="6938.4">
                <text:p>6938.4</text:p>
              </table:table-cell>
              <table:table-cell office:value-type="float" office:value="2343.4">
                <text:p>2343.4</text:p>
              </table:table-cell>
              <table:table-cell office:value-type="float" office:value="NaN">
                <text:p>NaN</text:p>
              </table:table-cell>
              <table:table-cell office:value-type="float" office:value="6795.5">
                <text:p>6795.5</text:p>
              </table:table-cell>
              <table:table-cell office:value-type="float" office:value="2301.6">
                <text:p>2301.6</text:p>
              </table:table-cell>
              <table:table-cell office:value-type="float" office:value="14871.2">
                <text:p>1487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57955.9">
                <text:p>357955.9</text:p>
              </table:table-cell>
              <table:table-cell office:value-type="float" office:value="44562">
                <text:p>44562</text:p>
              </table:table-cell>
              <table:table-cell office:value-type="float" office:value="7028.8">
                <text:p>7028.8</text:p>
              </table:table-cell>
              <table:table-cell office:value-type="float" office:value="2328.5">
                <text:p>2328.5</text:p>
              </table:table-cell>
              <table:table-cell office:value-type="float" office:value="NaN">
                <text:p>NaN</text:p>
              </table:table-cell>
              <table:table-cell office:value-type="float" office:value="6897.4">
                <text:p>6897.4</text:p>
              </table:table-cell>
              <table:table-cell office:value-type="float" office:value="2319.2">
                <text:p>2319.2</text:p>
              </table:table-cell>
              <table:table-cell office:value-type="float" office:value="15434.5">
                <text:p>1543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67319.2">
                <text:p>367319.2</text:p>
              </table:table-cell>
              <table:table-cell office:value-type="float" office:value="45180.9">
                <text:p>45180.9</text:p>
              </table:table-cell>
              <table:table-cell office:value-type="float" office:value="7030">
                <text:p>7030</text:p>
              </table:table-cell>
              <table:table-cell office:value-type="float" office:value="2364.3">
                <text:p>2364.3</text:p>
              </table:table-cell>
              <table:table-cell office:value-type="float" office:value="NaN">
                <text:p>NaN</text:p>
              </table:table-cell>
              <table:table-cell office:value-type="float" office:value="6915.2">
                <text:p>6915.2</text:p>
              </table:table-cell>
              <table:table-cell office:value-type="float" office:value="2364.1">
                <text:p>2364.1</text:p>
              </table:table-cell>
              <table:table-cell office:value-type="float" office:value="15173.1">
                <text:p>15173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73287">
                <text:p>373287</text:p>
              </table:table-cell>
              <table:table-cell office:value-type="float" office:value="45624">
                <text:p>45624</text:p>
              </table:table-cell>
              <table:table-cell office:value-type="float" office:value="7143.6">
                <text:p>7143.6</text:p>
              </table:table-cell>
              <table:table-cell office:value-type="float" office:value="2446.2">
                <text:p>2446.2</text:p>
              </table:table-cell>
              <table:table-cell office:value-type="float" office:value="NaN">
                <text:p>NaN</text:p>
              </table:table-cell>
              <table:table-cell office:value-type="float" office:value="6990.2">
                <text:p>6990.2</text:p>
              </table:table-cell>
              <table:table-cell office:value-type="float" office:value="2370.6">
                <text:p>2370.6</text:p>
              </table:table-cell>
              <table:table-cell office:value-type="float" office:value="15454.4">
                <text:p>154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377464.3">
                <text:p>377464.3</text:p>
              </table:table-cell>
              <table:table-cell office:value-type="float" office:value="46043.8">
                <text:p>46043.8</text:p>
              </table:table-cell>
              <table:table-cell office:value-type="float" office:value="7224.5">
                <text:p>7224.5</text:p>
              </table:table-cell>
              <table:table-cell office:value-type="float" office:value="2410.1">
                <text:p>2410.1</text:p>
              </table:table-cell>
              <table:table-cell office:value-type="float" office:value="NaN">
                <text:p>NaN</text:p>
              </table:table-cell>
              <table:table-cell office:value-type="float" office:value="7091.9">
                <text:p>7091.9</text:p>
              </table:table-cell>
              <table:table-cell office:value-type="float" office:value="2396">
                <text:p>2396</text:p>
              </table:table-cell>
              <table:table-cell office:value-type="float" office:value="15895.1">
                <text:p>15895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83486.3">
                <text:p>383486.3</text:p>
              </table:table-cell>
              <table:table-cell office:value-type="float" office:value="46368.7">
                <text:p>46368.7</text:p>
              </table:table-cell>
              <table:table-cell office:value-type="float" office:value="7282.5">
                <text:p>7282.5</text:p>
              </table:table-cell>
              <table:table-cell office:value-type="float" office:value="2431.3">
                <text:p>2431.3</text:p>
              </table:table-cell>
              <table:table-cell office:value-type="float" office:value="NaN">
                <text:p>NaN</text:p>
              </table:table-cell>
              <table:table-cell office:value-type="float" office:value="7138.2">
                <text:p>7138.2</text:p>
              </table:table-cell>
              <table:table-cell office:value-type="float" office:value="2419.6">
                <text:p>2419.6</text:p>
              </table:table-cell>
              <table:table-cell office:value-type="float" office:value="15644.2">
                <text:p>15644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393409.6">
                <text:p>393409.6</text:p>
              </table:table-cell>
              <table:table-cell office:value-type="float" office:value="48208.4">
                <text:p>48208.4</text:p>
              </table:table-cell>
              <table:table-cell office:value-type="float" office:value="7424.5">
                <text:p>7424.5</text:p>
              </table:table-cell>
              <table:table-cell office:value-type="float" office:value="2456.5">
                <text:p>2456.5</text:p>
              </table:table-cell>
              <table:table-cell office:value-type="float" office:value="NaN">
                <text:p>NaN</text:p>
              </table:table-cell>
              <table:table-cell office:value-type="float" office:value="7255.5">
                <text:p>7255.5</text:p>
              </table:table-cell>
              <table:table-cell office:value-type="float" office:value="2426.1">
                <text:p>2426.1</text:p>
              </table:table-cell>
              <table:table-cell office:value-type="float" office:value="15622.3">
                <text:p>15622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01665.7">
                <text:p>401665.7</text:p>
              </table:table-cell>
              <table:table-cell office:value-type="float" office:value="49922.1">
                <text:p>49922.1</text:p>
              </table:table-cell>
              <table:table-cell office:value-type="float" office:value="7428.1">
                <text:p>7428.1</text:p>
              </table:table-cell>
              <table:table-cell office:value-type="float" office:value="2455.8">
                <text:p>2455.8</text:p>
              </table:table-cell>
              <table:table-cell office:value-type="float" office:value="NaN">
                <text:p>NaN</text:p>
              </table:table-cell>
              <table:table-cell office:value-type="float" office:value="7269.6">
                <text:p>7269.6</text:p>
              </table:table-cell>
              <table:table-cell office:value-type="float" office:value="2448.3">
                <text:p>2448.3</text:p>
              </table:table-cell>
              <table:table-cell office:value-type="float" office:value="15745.4">
                <text:p>15745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07297.7">
                <text:p>407297.7</text:p>
              </table:table-cell>
              <table:table-cell office:value-type="float" office:value="52797.5">
                <text:p>52797.5</text:p>
              </table:table-cell>
              <table:table-cell office:value-type="float" office:value="7457.8">
                <text:p>7457.8</text:p>
              </table:table-cell>
              <table:table-cell office:value-type="float" office:value="2505.5">
                <text:p>2505.5</text:p>
              </table:table-cell>
              <table:table-cell office:value-type="float" office:value="NaN">
                <text:p>NaN</text:p>
              </table:table-cell>
              <table:table-cell office:value-type="float" office:value="7340.9">
                <text:p>7340.9</text:p>
              </table:table-cell>
              <table:table-cell office:value-type="float" office:value="2476.4">
                <text:p>2476.4</text:p>
              </table:table-cell>
              <table:table-cell office:value-type="float" office:value="16041.6">
                <text:p>1604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12020.5">
                <text:p>412020.5</text:p>
              </table:table-cell>
              <table:table-cell office:value-type="float" office:value="53113.2">
                <text:p>53113.2</text:p>
              </table:table-cell>
              <table:table-cell office:value-type="float" office:value="7550.6">
                <text:p>7550.6</text:p>
              </table:table-cell>
              <table:table-cell office:value-type="float" office:value="2526.3">
                <text:p>2526.3</text:p>
              </table:table-cell>
              <table:table-cell office:value-type="float" office:value="NaN">
                <text:p>NaN</text:p>
              </table:table-cell>
              <table:table-cell office:value-type="float" office:value="7450.1">
                <text:p>7450.1</text:p>
              </table:table-cell>
              <table:table-cell office:value-type="float" office:value="2502.7">
                <text:p>2502.7</text:p>
              </table:table-cell>
              <table:table-cell office:value-type="float" office:value="16494.1">
                <text:p>16494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22145.9">
                <text:p>422145.9</text:p>
              </table:table-cell>
              <table:table-cell office:value-type="float" office:value="54054.8">
                <text:p>54054.8</text:p>
              </table:table-cell>
              <table:table-cell office:value-type="float" office:value="7656.5">
                <text:p>7656.5</text:p>
              </table:table-cell>
              <table:table-cell office:value-type="float" office:value="2519.3">
                <text:p>2519.3</text:p>
              </table:table-cell>
              <table:table-cell office:value-type="float" office:value="NaN">
                <text:p>NaN</text:p>
              </table:table-cell>
              <table:table-cell office:value-type="float" office:value="7484.5">
                <text:p>7484.5</text:p>
              </table:table-cell>
              <table:table-cell office:value-type="float" office:value="2515.3">
                <text:p>2515.3</text:p>
              </table:table-cell>
              <table:table-cell office:value-type="float" office:value="16302.4">
                <text:p>16302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25401.7">
                <text:p>425401.7</text:p>
              </table:table-cell>
              <table:table-cell office:value-type="float" office:value="54727.8">
                <text:p>54727.8</text:p>
              </table:table-cell>
              <table:table-cell office:value-type="float" office:value="7670.3">
                <text:p>7670.3</text:p>
              </table:table-cell>
              <table:table-cell office:value-type="float" office:value="2550.5">
                <text:p>2550.5</text:p>
              </table:table-cell>
              <table:table-cell office:value-type="float" office:value="NaN">
                <text:p>NaN</text:p>
              </table:table-cell>
              <table:table-cell office:value-type="float" office:value="7554.5">
                <text:p>7554.5</text:p>
              </table:table-cell>
              <table:table-cell office:value-type="float" office:value="2542.7">
                <text:p>2542.7</text:p>
              </table:table-cell>
              <table:table-cell office:value-type="float" office:value="16326.1">
                <text:p>1632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35264.6">
                <text:p>435264.6</text:p>
              </table:table-cell>
              <table:table-cell office:value-type="float" office:value="55738">
                <text:p>55738</text:p>
              </table:table-cell>
              <table:table-cell office:value-type="float" office:value="7751.9">
                <text:p>7751.9</text:p>
              </table:table-cell>
              <table:table-cell office:value-type="float" office:value="2573.1">
                <text:p>2573.1</text:p>
              </table:table-cell>
              <table:table-cell office:value-type="float" office:value="NaN">
                <text:p>NaN</text:p>
              </table:table-cell>
              <table:table-cell office:value-type="float" office:value="7627">
                <text:p>7627</text:p>
              </table:table-cell>
              <table:table-cell office:value-type="float" office:value="2576.4">
                <text:p>2576.4</text:p>
              </table:table-cell>
              <table:table-cell office:value-type="float" office:value="16909.6">
                <text:p>16909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39764.8">
                <text:p>439764.8</text:p>
              </table:table-cell>
              <table:table-cell office:value-type="float" office:value="90886.5">
                <text:p>90886.5</text:p>
              </table:table-cell>
              <table:table-cell office:value-type="float" office:value="7886.3">
                <text:p>7886.3</text:p>
              </table:table-cell>
              <table:table-cell office:value-type="float" office:value="2635.5">
                <text:p>2635.5</text:p>
              </table:table-cell>
              <table:table-cell office:value-type="float" office:value="NaN">
                <text:p>NaN</text:p>
              </table:table-cell>
              <table:table-cell office:value-type="float" office:value="7652.1">
                <text:p>7652.1</text:p>
              </table:table-cell>
              <table:table-cell office:value-type="float" office:value="2591.9">
                <text:p>2591.9</text:p>
              </table:table-cell>
              <table:table-cell office:value-type="float" office:value="16591.5">
                <text:p>1659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50796.5">
                <text:p>450796.5</text:p>
              </table:table-cell>
              <table:table-cell office:value-type="float" office:value="92976.8">
                <text:p>92976.8</text:p>
              </table:table-cell>
              <table:table-cell office:value-type="float" office:value="7932">
                <text:p>7932</text:p>
              </table:table-cell>
              <table:table-cell office:value-type="float" office:value="2676.4">
                <text:p>2676.4</text:p>
              </table:table-cell>
              <table:table-cell office:value-type="float" office:value="NaN">
                <text:p>NaN</text:p>
              </table:table-cell>
              <table:table-cell office:value-type="float" office:value="7794.5">
                <text:p>7794.5</text:p>
              </table:table-cell>
              <table:table-cell office:value-type="float" office:value="2613.5">
                <text:p>2613.5</text:p>
              </table:table-cell>
              <table:table-cell office:value-type="float" office:value="16832.9">
                <text:p>1683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55621.3">
                <text:p>455621.3</text:p>
              </table:table-cell>
              <table:table-cell office:value-type="float" office:value="93853.6">
                <text:p>93853.6</text:p>
              </table:table-cell>
              <table:table-cell office:value-type="float" office:value="8048.9">
                <text:p>8048.9</text:p>
              </table:table-cell>
              <table:table-cell office:value-type="float" office:value="2678.5">
                <text:p>2678.5</text:p>
              </table:table-cell>
              <table:table-cell office:value-type="float" office:value="NaN">
                <text:p>NaN</text:p>
              </table:table-cell>
              <table:table-cell office:value-type="float" office:value="7841.2">
                <text:p>7841.2</text:p>
              </table:table-cell>
              <table:table-cell office:value-type="float" office:value="2632.6">
                <text:p>2632.6</text:p>
              </table:table-cell>
              <table:table-cell office:value-type="float" office:value="17505">
                <text:p>17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64339.6">
                <text:p>464339.6</text:p>
              </table:table-cell>
              <table:table-cell office:value-type="float" office:value="94072.6">
                <text:p>94072.6</text:p>
              </table:table-cell>
              <table:table-cell office:value-type="float" office:value="8150.7">
                <text:p>8150.7</text:p>
              </table:table-cell>
              <table:table-cell office:value-type="float" office:value="2687.2">
                <text:p>2687.2</text:p>
              </table:table-cell>
              <table:table-cell office:value-type="float" office:value="NaN">
                <text:p>NaN</text:p>
              </table:table-cell>
              <table:table-cell office:value-type="float" office:value="8026.6">
                <text:p>8026.6</text:p>
              </table:table-cell>
              <table:table-cell office:value-type="float" office:value="2669.8">
                <text:p>2669.8</text:p>
              </table:table-cell>
              <table:table-cell office:value-type="float" office:value="17401.8">
                <text:p>17401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73749.1">
                <text:p>473749.1</text:p>
              </table:table-cell>
              <table:table-cell office:value-type="float" office:value="95175.8">
                <text:p>95175.8</text:p>
              </table:table-cell>
              <table:table-cell office:value-type="float" office:value="8184.3">
                <text:p>8184.3</text:p>
              </table:table-cell>
              <table:table-cell office:value-type="float" office:value="2713.7">
                <text:p>2713.7</text:p>
              </table:table-cell>
              <table:table-cell office:value-type="float" office:value="NaN">
                <text:p>NaN</text:p>
              </table:table-cell>
              <table:table-cell office:value-type="float" office:value="8018.9">
                <text:p>8018.9</text:p>
              </table:table-cell>
              <table:table-cell office:value-type="float" office:value="2671.7">
                <text:p>2671.7</text:p>
              </table:table-cell>
              <table:table-cell office:value-type="float" office:value="17168.5">
                <text:p>1716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483613">
                <text:p>483613</text:p>
              </table:table-cell>
              <table:table-cell office:value-type="float" office:value="96531.8">
                <text:p>96531.8</text:p>
              </table:table-cell>
              <table:table-cell office:value-type="float" office:value="8302.6">
                <text:p>8302.6</text:p>
              </table:table-cell>
              <table:table-cell office:value-type="float" office:value="2781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8057.4">
                <text:p>8057.4</text:p>
              </table:table-cell>
              <table:table-cell office:value-type="float" office:value="2702.2">
                <text:p>2702.2</text:p>
              </table:table-cell>
              <table:table-cell office:value-type="float" office:value="17390.8">
                <text:p>17390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492716.8">
                <text:p>492716.8</text:p>
              </table:table-cell>
              <table:table-cell office:value-type="float" office:value="96997.3">
                <text:p>96997.3</text:p>
              </table:table-cell>
              <table:table-cell office:value-type="float" office:value="8370.5">
                <text:p>8370.5</text:p>
              </table:table-cell>
              <table:table-cell office:value-type="float" office:value="2751.7">
                <text:p>2751.7</text:p>
              </table:table-cell>
              <table:table-cell office:value-type="float" office:value="NaN">
                <text:p>NaN</text:p>
              </table:table-cell>
              <table:table-cell office:value-type="float" office:value="8150.6">
                <text:p>8150.6</text:p>
              </table:table-cell>
              <table:table-cell office:value-type="float" office:value="2722">
                <text:p>2722</text:p>
              </table:table-cell>
              <table:table-cell office:value-type="float" office:value="17613.8">
                <text:p>17613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495390.5">
                <text:p>495390.5</text:p>
              </table:table-cell>
              <table:table-cell office:value-type="float" office:value="98190.3">
                <text:p>98190.3</text:p>
              </table:table-cell>
              <table:table-cell office:value-type="float" office:value="8372.4">
                <text:p>8372.4</text:p>
              </table:table-cell>
              <table:table-cell office:value-type="float" office:value="2807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8185.7">
                <text:p>8185.7</text:p>
              </table:table-cell>
              <table:table-cell office:value-type="float" office:value="2741.5">
                <text:p>2741.5</text:p>
              </table:table-cell>
              <table:table-cell office:value-type="float" office:value="17923.8">
                <text:p>1792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00703.8">
                <text:p>500703.8</text:p>
              </table:table-cell>
              <table:table-cell office:value-type="float" office:value="99153.3">
                <text:p>99153.3</text:p>
              </table:table-cell>
              <table:table-cell office:value-type="float" office:value="8507.6">
                <text:p>8507.6</text:p>
              </table:table-cell>
              <table:table-cell office:value-type="float" office:value="2802.6">
                <text:p>2802.6</text:p>
              </table:table-cell>
              <table:table-cell office:value-type="float" office:value="NaN">
                <text:p>NaN</text:p>
              </table:table-cell>
              <table:table-cell office:value-type="float" office:value="8310.5">
                <text:p>8310.5</text:p>
              </table:table-cell>
              <table:table-cell office:value-type="float" office:value="2771.7">
                <text:p>2771.7</text:p>
              </table:table-cell>
              <table:table-cell office:value-type="float" office:value="17799.3">
                <text:p>17799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513545">
                <text:p>513545</text:p>
              </table:table-cell>
              <table:table-cell office:value-type="float" office:value="102105.6">
                <text:p>102105.6</text:p>
              </table:table-cell>
              <table:table-cell office:value-type="float" office:value="8591.8">
                <text:p>8591.8</text:p>
              </table:table-cell>
              <table:table-cell office:value-type="float" office:value="2827.9">
                <text:p>2827.9</text:p>
              </table:table-cell>
              <table:table-cell office:value-type="float" office:value="NaN">
                <text:p>NaN</text:p>
              </table:table-cell>
              <table:table-cell office:value-type="float" office:value="8347.6">
                <text:p>8347.6</text:p>
              </table:table-cell>
              <table:table-cell office:value-type="float" office:value="2795.5">
                <text:p>2795.5</text:p>
              </table:table-cell>
              <table:table-cell office:value-type="float" office:value="18065.9">
                <text:p>18065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18197.7">
                <text:p>518197.7</text:p>
              </table:table-cell>
              <table:table-cell office:value-type="float" office:value="223796.6">
                <text:p>223796.6</text:p>
              </table:table-cell>
              <table:table-cell office:value-type="float" office:value="8537.6">
                <text:p>8537.6</text:p>
              </table:table-cell>
              <table:table-cell office:value-type="float" office:value="2853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8383.1">
                <text:p>8383.1</text:p>
              </table:table-cell>
              <table:table-cell office:value-type="float" office:value="2816.5">
                <text:p>2816.5</text:p>
              </table:table-cell>
              <table:table-cell office:value-type="float" office:value="18458.5">
                <text:p>18458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26688.4">
                <text:p>526688.4</text:p>
              </table:table-cell>
              <table:table-cell office:value-type="float" office:value="224272.7">
                <text:p>224272.7</text:p>
              </table:table-cell>
              <table:table-cell office:value-type="float" office:value="8561.9">
                <text:p>8561.9</text:p>
              </table:table-cell>
              <table:table-cell office:value-type="float" office:value="2892.6">
                <text:p>2892.6</text:p>
              </table:table-cell>
              <table:table-cell office:value-type="float" office:value="NaN">
                <text:p>NaN</text:p>
              </table:table-cell>
              <table:table-cell office:value-type="float" office:value="8474.4">
                <text:p>8474.4</text:p>
              </table:table-cell>
              <table:table-cell office:value-type="float" office:value="2833.5">
                <text:p>2833.5</text:p>
              </table:table-cell>
              <table:table-cell office:value-type="float" office:value="18455.8">
                <text:p>18455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36471.7">
                <text:p>536471.7</text:p>
              </table:table-cell>
              <table:table-cell office:value-type="float" office:value="221985.7">
                <text:p>221985.7</text:p>
              </table:table-cell>
              <table:table-cell office:value-type="float" office:value="8595.6">
                <text:p>8595.6</text:p>
              </table:table-cell>
              <table:table-cell office:value-type="float" office:value="2847.3">
                <text:p>2847.3</text:p>
              </table:table-cell>
              <table:table-cell office:value-type="float" office:value="NaN">
                <text:p>NaN</text:p>
              </table:table-cell>
              <table:table-cell office:value-type="float" office:value="8530.6">
                <text:p>8530.6</text:p>
              </table:table-cell>
              <table:table-cell office:value-type="float" office:value="2875.9">
                <text:p>2875.9</text:p>
              </table:table-cell>
              <table:table-cell office:value-type="float" office:value="18278.7">
                <text:p>18278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547096.8">
                <text:p>547096.8</text:p>
              </table:table-cell>
              <table:table-cell office:value-type="float" office:value="222616.9">
                <text:p>222616.9</text:p>
              </table:table-cell>
              <table:table-cell office:value-type="float" office:value="8701">
                <text:p>8701</text:p>
              </table:table-cell>
              <table:table-cell office:value-type="float" office:value="2896.5">
                <text:p>2896.5</text:p>
              </table:table-cell>
              <table:table-cell office:value-type="float" office:value="NaN">
                <text:p>NaN</text:p>
              </table:table-cell>
              <table:table-cell office:value-type="float" office:value="8640.7">
                <text:p>8640.7</text:p>
              </table:table-cell>
              <table:table-cell office:value-type="float" office:value="2884.1">
                <text:p>2884.1</text:p>
              </table:table-cell>
              <table:table-cell office:value-type="float" office:value="18708">
                <text:p>187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550818.6">
                <text:p>550818.6</text:p>
              </table:table-cell>
              <table:table-cell office:value-type="float" office:value="221671.6">
                <text:p>221671.6</text:p>
              </table:table-cell>
              <table:table-cell office:value-type="float" office:value="8861">
                <text:p>8861</text:p>
              </table:table-cell>
              <table:table-cell office:value-type="float" office:value="2922.6">
                <text:p>2922.6</text:p>
              </table:table-cell>
              <table:table-cell office:value-type="float" office:value="NaN">
                <text:p>NaN</text:p>
              </table:table-cell>
              <table:table-cell office:value-type="float" office:value="8715.4">
                <text:p>8715.4</text:p>
              </table:table-cell>
              <table:table-cell office:value-type="float" office:value="2921.8">
                <text:p>2921.8</text:p>
              </table:table-cell>
              <table:table-cell office:value-type="float" office:value="18636.6">
                <text:p>18636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556129.8">
                <text:p>556129.8</text:p>
              </table:table-cell>
              <table:table-cell office:value-type="float" office:value="222161.9">
                <text:p>222161.9</text:p>
              </table:table-cell>
              <table:table-cell office:value-type="float" office:value="8817.1">
                <text:p>8817.1</text:p>
              </table:table-cell>
              <table:table-cell office:value-type="float" office:value="2939.2">
                <text:p>2939.2</text:p>
              </table:table-cell>
              <table:table-cell office:value-type="float" office:value="NaN">
                <text:p>NaN</text:p>
              </table:table-cell>
              <table:table-cell office:value-type="float" office:value="8772.9">
                <text:p>8772.9</text:p>
              </table:table-cell>
              <table:table-cell office:value-type="float" office:value="2964.3">
                <text:p>2964.3</text:p>
              </table:table-cell>
              <table:table-cell office:value-type="float" office:value="19175.5">
                <text:p>1917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565434.6">
                <text:p>565434.6</text:p>
              </table:table-cell>
              <table:table-cell office:value-type="float" office:value="219390.3">
                <text:p>219390.3</text:p>
              </table:table-cell>
              <table:table-cell office:value-type="float" office:value="8877.3">
                <text:p>8877.3</text:p>
              </table:table-cell>
              <table:table-cell office:value-type="float" office:value="9099">
                <text:p>9099</text:p>
              </table:table-cell>
              <table:table-cell office:value-type="float" office:value="NaN">
                <text:p>NaN</text:p>
              </table:table-cell>
              <table:table-cell office:value-type="float" office:value="8918.7">
                <text:p>8918.7</text:p>
              </table:table-cell>
              <table:table-cell office:value-type="float" office:value="8951.5">
                <text:p>8951.5</text:p>
              </table:table-cell>
              <table:table-cell office:value-type="float" office:value="18835.1">
                <text:p>18835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578302.8">
                <text:p>578302.8</text:p>
              </table:table-cell>
              <table:table-cell office:value-type="float" office:value="217495">
                <text:p>217495</text:p>
              </table:table-cell>
              <table:table-cell office:value-type="float" office:value="8911.3">
                <text:p>8911.3</text:p>
              </table:table-cell>
              <table:table-cell office:value-type="float" office:value="9117.4">
                <text:p>9117.4</text:p>
              </table:table-cell>
              <table:table-cell office:value-type="float" office:value="NaN">
                <text:p>NaN</text:p>
              </table:table-cell>
              <table:table-cell office:value-type="float" office:value="8931.4">
                <text:p>8931.4</text:p>
              </table:table-cell>
              <table:table-cell office:value-type="float" office:value="8976.9">
                <text:p>8976.9</text:p>
              </table:table-cell>
              <table:table-cell office:value-type="float" office:value="19439.9">
                <text:p>19439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586696.9">
                <text:p>586696.9</text:p>
              </table:table-cell>
              <table:table-cell office:value-type="float" office:value="218201.6">
                <text:p>218201.6</text:p>
              </table:table-cell>
              <table:table-cell office:value-type="float" office:value="9068.8">
                <text:p>9068.8</text:p>
              </table:table-cell>
              <table:table-cell office:value-type="float" office:value="9242.5">
                <text:p>9242.5</text:p>
              </table:table-cell>
              <table:table-cell office:value-type="float" office:value="NaN">
                <text:p>NaN</text:p>
              </table:table-cell>
              <table:table-cell office:value-type="float" office:value="9012.4">
                <text:p>9012.4</text:p>
              </table:table-cell>
              <table:table-cell office:value-type="float" office:value="9025.2">
                <text:p>9025.2</text:p>
              </table:table-cell>
              <table:table-cell office:value-type="float" office:value="19308.4">
                <text:p>19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595058.8">
                <text:p>595058.8</text:p>
              </table:table-cell>
              <table:table-cell office:value-type="float" office:value="217757.3">
                <text:p>217757.3</text:p>
              </table:table-cell>
              <table:table-cell office:value-type="float" office:value="9039.5">
                <text:p>9039.5</text:p>
              </table:table-cell>
              <table:table-cell office:value-type="float" office:value="9200.6">
                <text:p>9200.6</text:p>
              </table:table-cell>
              <table:table-cell office:value-type="float" office:value="NaN">
                <text:p>NaN</text:p>
              </table:table-cell>
              <table:table-cell office:value-type="float" office:value="9076">
                <text:p>9076</text:p>
              </table:table-cell>
              <table:table-cell office:value-type="float" office:value="9080.4">
                <text:p>9080.4</text:p>
              </table:table-cell>
              <table:table-cell office:value-type="float" office:value="19826.6">
                <text:p>1982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598279.3">
                <text:p>598279.3</text:p>
              </table:table-cell>
              <table:table-cell office:value-type="float" office:value="215897.3">
                <text:p>215897.3</text:p>
              </table:table-cell>
              <table:table-cell office:value-type="float" office:value="9327.1">
                <text:p>9327.1</text:p>
              </table:table-cell>
              <table:table-cell office:value-type="float" office:value="9526.4">
                <text:p>9526.4</text:p>
              </table:table-cell>
              <table:table-cell office:value-type="float" office:value="NaN">
                <text:p>NaN</text:p>
              </table:table-cell>
              <table:table-cell office:value-type="float" office:value="9267.5">
                <text:p>9267.5</text:p>
              </table:table-cell>
              <table:table-cell office:value-type="float" office:value="9292.1">
                <text:p>9292.1</text:p>
              </table:table-cell>
              <table:table-cell office:value-type="float" office:value="19546.7">
                <text:p>19546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612645">
                <text:p>612645</text:p>
              </table:table-cell>
              <table:table-cell office:value-type="float" office:value="212601.4">
                <text:p>212601.4</text:p>
              </table:table-cell>
              <table:table-cell office:value-type="float" office:value="11929.2">
                <text:p>11929.2</text:p>
              </table:table-cell>
              <table:table-cell office:value-type="float" office:value="12143.2">
                <text:p>12143.2</text:p>
              </table:table-cell>
              <table:table-cell office:value-type="float" office:value="NaN">
                <text:p>NaN</text:p>
              </table:table-cell>
              <table:table-cell office:value-type="float" office:value="11843.1">
                <text:p>11843.1</text:p>
              </table:table-cell>
              <table:table-cell office:value-type="float" office:value="11835.3">
                <text:p>11835.3</text:p>
              </table:table-cell>
              <table:table-cell office:value-type="float" office:value="19840.5">
                <text:p>1984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622652.2">
                <text:p>622652.2</text:p>
              </table:table-cell>
              <table:table-cell office:value-type="float" office:value="216543.5">
                <text:p>216543.5</text:p>
              </table:table-cell>
              <table:table-cell office:value-type="float" office:value="13378.2">
                <text:p>13378.2</text:p>
              </table:table-cell>
              <table:table-cell office:value-type="float" office:value="13773">
                <text:p>13773</text:p>
              </table:table-cell>
              <table:table-cell office:value-type="float" office:value="NaN">
                <text:p>NaN</text:p>
              </table:table-cell>
              <table:table-cell office:value-type="float" office:value="13039.9">
                <text:p>13039.9</text:p>
              </table:table-cell>
              <table:table-cell office:value-type="float" office:value="12792.4">
                <text:p>12792.4</text:p>
              </table:table-cell>
              <table:table-cell office:value-type="float" office:value="20447.4">
                <text:p>20447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627383.4">
                <text:p>627383.4</text:p>
              </table:table-cell>
              <table:table-cell office:value-type="float" office:value="209429.7">
                <text:p>209429.7</text:p>
              </table:table-cell>
              <table:table-cell office:value-type="float" office:value="12098.6">
                <text:p>12098.6</text:p>
              </table:table-cell>
              <table:table-cell office:value-type="float" office:value="12979.1">
                <text:p>12979.1</text:p>
              </table:table-cell>
              <table:table-cell office:value-type="float" office:value="NaN">
                <text:p>NaN</text:p>
              </table:table-cell>
              <table:table-cell office:value-type="float" office:value="12680.7">
                <text:p>12680.7</text:p>
              </table:table-cell>
              <table:table-cell office:value-type="float" office:value="11945.3">
                <text:p>11945.3</text:p>
              </table:table-cell>
              <table:table-cell office:value-type="float" office:value="20893.6">
                <text:p>20893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627884">
                <text:p>627884</text:p>
              </table:table-cell>
              <table:table-cell office:value-type="float" office:value="216188.2">
                <text:p>216188.2</text:p>
              </table:table-cell>
              <table:table-cell office:value-type="float" office:value="11729.3">
                <text:p>11729.3</text:p>
              </table:table-cell>
              <table:table-cell office:value-type="float" office:value="12991.7">
                <text:p>12991.7</text:p>
              </table:table-cell>
              <table:table-cell office:value-type="float" office:value="NaN">
                <text:p>NaN</text:p>
              </table:table-cell>
              <table:table-cell office:value-type="float" office:value="12575.9">
                <text:p>12575.9</text:p>
              </table:table-cell>
              <table:table-cell office:value-type="float" office:value="11624.8">
                <text:p>11624.8</text:p>
              </table:table-cell>
              <table:table-cell office:value-type="float" office:value="23850.7">
                <text:p>2385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